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0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1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3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5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3"/>
    <style:style style:name="ce68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69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3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4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5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6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7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0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Default" style:data-style-name="N19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5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6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89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2.35479166666667cm" style:use-optimal-column-width="true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72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0959480" table:style-name="ce7">
            <text:p>10.959.480</text:p>
          </table:table-cell>
          <table:table-cell office:value-type="float" office:value="672000" table:style-name="ce7">
            <text:p>672.000</text:p>
          </table:table-cell>
          <table:table-cell office:value-type="float" office:value="3069500" table:style-name="ce7">
            <text:p>3.06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6571680" table:style-name="ce9">
            <text:p>16.571.680</text:p>
          </table:table-cell>
          <table:table-cell office:value-type="float" office:value="16072572" table:style-name="ce9">
            <text:p>16.072.572</text:p>
          </table:table-cell>
          <table:table-cell office:value-type="percentage" office:value="0.96988187075782295" table:style-name="ce10">
            <text:p>97,0%</text:p>
          </table:table-cell>
          <table:table-cell office:value-type="float" office:value="7413437" table:style-name="ce8">
            <text:p>7.413.437</text:p>
          </table:table-cell>
          <table:table-cell office:value-type="float" office:value="6897404" table:style-name="ce8">
            <text:p>6.897.404</text:p>
          </table:table-cell>
          <table:table-cell office:value-type="float" office:value="3123572" table:style-name="ce8">
            <text:p>3.123.572</text:p>
          </table:table-cell>
          <table:table-cell office:value-type="date" office:date-value="2022-01-27T00:00:00" table:style-name="ce11">
            <text:p>27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773981" table:style-name="ce7">
            <text:p>1.773.981</text:p>
          </table:table-cell>
          <table:table-cell office:value-type="float" office:value="96000" table:style-name="ce7">
            <text:p>96.000</text:p>
          </table:table-cell>
          <table:table-cell office:value-type="float" office:value="448490" table:style-name="ce7">
            <text:p>448.490</text:p>
          </table:table-cell>
          <table:table-cell office:value-type="float" office:value="254710" table:style-name="ce7">
            <text:p>254.710</text:p>
          </table:table-cell>
          <table:table-cell office:value-type="float" office:value="59180" table:style-name="ce13">
            <text:p>59.180</text:p>
          </table:table-cell>
          <table:table-cell office:value-type="float" office:value="2632361" table:style-name="ce14">
            <text:p>2.632.361</text:p>
          </table:table-cell>
          <table:table-cell office:value-type="float" office:value="2531164.5" table:style-name="ce14">
            <text:p>2.531.165</text:p>
          </table:table-cell>
          <table:table-cell office:value-type="percentage" office:value="0.96155675456367873" table:style-name="ce15">
            <text:p>96,2%</text:p>
          </table:table-cell>
          <table:table-cell office:value-type="float" office:value="1140037" table:style-name="ce13">
            <text:p>1.140.037</text:p>
          </table:table-cell>
          <table:table-cell office:value-type="float" office:value="1073174" table:style-name="ce13">
            <text:p>1.073.174</text:p>
          </table:table-cell>
          <table:table-cell office:value-type="float" office:value="606543" table:style-name="ce13">
            <text:p>606.543</text:p>
          </table:table-cell>
          <table:table-cell office:value-type="date" office:date-value="2022-01-27T00:00:00" table:style-name="ce16">
            <text:p>27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03185" table:style-name="ce7">
            <text:p>1.503.185</text:p>
          </table:table-cell>
          <table:table-cell office:value-type="float" office:value="54000" table:style-name="ce7">
            <text:p>54.000</text:p>
          </table:table-cell>
          <table:table-cell office:value-type="float" office:value="516040" table:style-name="ce7">
            <text:p>516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337125" table:style-name="ce14">
            <text:p>2.337.125</text:p>
          </table:table-cell>
          <table:table-cell office:value-type="float" office:value="2207922" table:style-name="ce14">
            <text:p>2.207.922</text:p>
          </table:table-cell>
          <table:table-cell office:value-type="percentage" office:value="0.94471712039364608" table:style-name="ce15">
            <text:p>94,5%</text:p>
          </table:table-cell>
          <table:table-cell office:value-type="float" office:value="921590" table:style-name="ce13">
            <text:p>921.590</text:p>
          </table:table-cell>
          <table:table-cell office:value-type="float" office:value="871783" table:style-name="ce13">
            <text:p>871.783</text:p>
          </table:table-cell>
          <table:table-cell office:value-type="float" office:value="670311" table:style-name="ce13">
            <text:p>670.311</text:p>
          </table:table-cell>
          <table:table-cell office:value-type="date" office:date-value="2022-01-27T00:00:00" table:style-name="ce16">
            <text:p>27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90000" table:style-name="ce7">
            <text:p>90.000</text:p>
          </table:table-cell>
          <table:table-cell office:value-type="float" office:value="529070" table:style-name="ce7">
            <text:p>529.070</text:p>
          </table:table-cell>
          <table:table-cell office:value-type="float" office:value="225400" table:style-name="ce7">
            <text:p>225.400</text:p>
          </table:table-cell>
          <table:table-cell office:value-type="float" office:value="56520" table:style-name="ce13">
            <text:p>56.520</text:p>
          </table:table-cell>
          <table:table-cell office:value-type="float" office:value="2219874" table:style-name="ce14">
            <text:p>2.219.874</text:p>
          </table:table-cell>
          <table:table-cell office:value-type="float" office:value="1961955.5" table:style-name="ce14">
            <text:p>1.961.956</text:p>
          </table:table-cell>
          <table:table-cell office:value-type="percentage" office:value="0.88381390114934455" table:style-name="ce15">
            <text:p>88,4%</text:p>
          </table:table-cell>
          <table:table-cell office:value-type="float" office:value="921805" table:style-name="ce13">
            <text:p>921.805</text:p>
          </table:table-cell>
          <table:table-cell office:value-type="float" office:value="877346" table:style-name="ce13">
            <text:p>877.346</text:p>
          </table:table-cell>
          <table:table-cell office:value-type="float" office:value="403830" table:style-name="ce13">
            <text:p>403.830</text:p>
          </table:table-cell>
          <table:table-cell office:value-type="date" office:date-value="2022-01-27T00:00:00" table:style-name="ce16">
            <text:p>27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623110" table:style-name="ce7">
            <text:p>2.623.110</text:p>
          </table:table-cell>
          <table:table-cell office:value-type="float" office:value="144000" table:style-name="ce7">
            <text:p>144.000</text:p>
          </table:table-cell>
          <table:table-cell office:value-type="float" office:value="824700" table:style-name="ce7">
            <text:p>82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4181260" table:style-name="ce14">
            <text:p>4.181.260</text:p>
          </table:table-cell>
          <table:table-cell office:value-type="float" office:value="3939797" table:style-name="ce14">
            <text:p>3.939.797</text:p>
          </table:table-cell>
          <table:table-cell office:value-type="percentage" office:value="0.94225113960863471" table:style-name="ce15">
            <text:p>94,2%</text:p>
          </table:table-cell>
          <table:table-cell office:value-type="float" office:value="1802216" table:style-name="ce13">
            <text:p>1.802.216</text:p>
          </table:table-cell>
          <table:table-cell office:value-type="float" office:value="1678033" table:style-name="ce13">
            <text:p>1.678.033</text:p>
          </table:table-cell>
          <table:table-cell office:value-type="float" office:value="826004" table:style-name="ce13">
            <text:p>826.004</text:p>
          </table:table-cell>
          <table:table-cell office:value-type="date" office:date-value="2022-01-26T00:00:00" table:style-name="ce16">
            <text:p>26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882915" table:style-name="ce7">
            <text:p>882.915</text:p>
          </table:table-cell>
          <table:table-cell office:value-type="float" office:value="42000" table:style-name="ce7">
            <text:p>42.000</text:p>
          </table:table-cell>
          <table:table-cell office:value-type="float" office:value="170400" table:style-name="ce7">
            <text:p>170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37950" table:style-name="ce14">
            <text:p>1.237.950</text:p>
          </table:table-cell>
          <table:table-cell office:value-type="float" office:value="1185569.5" table:style-name="ce14">
            <text:p>1.185.570</text:p>
          </table:table-cell>
          <table:table-cell office:value-type="percentage" office:value="0.95768770951977056" table:style-name="ce15">
            <text:p>95,8%</text:p>
          </table:table-cell>
          <table:table-cell office:value-type="float" office:value="514929" table:style-name="ce13">
            <text:p>514.929</text:p>
          </table:table-cell>
          <table:table-cell office:value-type="float" office:value="487470" table:style-name="ce13">
            <text:p>487.470</text:p>
          </table:table-cell>
          <table:table-cell office:value-type="float" office:value="298491" table:style-name="ce13">
            <text:p>298.491</text:p>
          </table:table-cell>
          <table:table-cell office:value-type="date" office:date-value="2022-01-25T00:00:00" table:style-name="ce16">
            <text:p>25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987903" table:style-name="ce7">
            <text:p>3.987.903</text:p>
          </table:table-cell>
          <table:table-cell office:value-type="float" office:value="144000" table:style-name="ce7">
            <text:p>144.000</text:p>
          </table:table-cell>
          <table:table-cell office:value-type="float" office:value="611570" table:style-name="ce7">
            <text:p>611.570</text:p>
          </table:table-cell>
          <table:table-cell office:value-type="float" office:value="466170" table:style-name="ce7">
            <text:p>466.170</text:p>
          </table:table-cell>
          <table:table-cell office:value-type="float" office:value="95315" table:style-name="ce13">
            <text:p>95.315</text:p>
          </table:table-cell>
          <table:table-cell office:value-type="float" office:value="5304958" table:style-name="ce14">
            <text:p>5.304.958</text:p>
          </table:table-cell>
          <table:table-cell office:value-type="float" office:value="5084961" table:style-name="ce14">
            <text:p>5.084.961</text:p>
          </table:table-cell>
          <table:table-cell office:value-type="percentage" office:value="0.95852992615587151" table:style-name="ce15">
            <text:p>95,9%</text:p>
          </table:table-cell>
          <table:table-cell office:value-type="float" office:value="2134487" table:style-name="ce13">
            <text:p>2.134.487</text:p>
          </table:table-cell>
          <table:table-cell office:value-type="float" office:value="2006234" table:style-name="ce13">
            <text:p>2.006.234</text:p>
          </table:table-cell>
          <table:table-cell office:value-type="float" office:value="1311163" table:style-name="ce13">
            <text:p>1.311.163</text:p>
          </table:table-cell>
          <table:table-cell office:value-type="date" office:date-value="2022-01-27T00:00:00" table:style-name="ce16">
            <text:p>27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648745" table:style-name="ce7">
            <text:p>2.648.745</text:p>
          </table:table-cell>
          <table:table-cell office:value-type="float" office:value="156000" table:style-name="ce7">
            <text:p>156.000</text:p>
          </table:table-cell>
          <table:table-cell office:value-type="float" office:value="840660" table:style-name="ce7">
            <text:p>840.660</text:p>
          </table:table-cell>
          <table:table-cell office:value-type="float" office:value="380370" table:style-name="ce7">
            <text:p>380.370</text:p>
          </table:table-cell>
          <table:table-cell office:value-type="float" office:value="92350" table:style-name="ce13">
            <text:p>92.350</text:p>
          </table:table-cell>
          <table:table-cell office:value-type="float" office:value="4118125" table:style-name="ce14">
            <text:p>4.118.125</text:p>
          </table:table-cell>
          <table:table-cell office:value-type="float" office:value="3772594.5" table:style-name="ce14">
            <text:p>3.772.595</text:p>
          </table:table-cell>
          <table:table-cell office:value-type="percentage" office:value="0.91609518895128239" table:style-name="ce15">
            <text:p>91,6%</text:p>
          </table:table-cell>
          <table:table-cell office:value-type="float" office:value="1748159" table:style-name="ce13">
            <text:p>1.748.159</text:p>
          </table:table-cell>
          <table:table-cell office:value-type="float" office:value="1599997" table:style-name="ce13">
            <text:p>1.599.997</text:p>
          </table:table-cell>
          <table:table-cell office:value-type="float" office:value="884452" table:style-name="ce13">
            <text:p>884.452</text:p>
          </table:table-cell>
          <table:table-cell office:value-type="date" office:date-value="2022-01-27T00:00:00" table:style-name="ce16">
            <text:p>27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572580" table:style-name="ce7">
            <text:p>8.572.580</text:p>
          </table:table-cell>
          <table:table-cell office:value-type="float" office:value="600000" table:style-name="ce7">
            <text:p>600.000</text:p>
          </table:table-cell>
          <table:table-cell office:value-type="float" office:value="3208880" table:style-name="ce7">
            <text:p>3.208.880</text:p>
          </table:table-cell>
          <table:table-cell office:value-type="float" office:value="1485670" table:style-name="ce7">
            <text:p>1.485.670</text:p>
          </table:table-cell>
          <table:table-cell office:value-type="float" office:value="355800" table:style-name="ce13">
            <text:p>355.800</text:p>
          </table:table-cell>
          <table:table-cell office:value-type="float" office:value="14222930" table:style-name="ce14">
            <text:p>14.222.930</text:p>
          </table:table-cell>
          <table:table-cell office:value-type="float" office:value="13626548.5" table:style-name="ce14">
            <text:p>13.626.549</text:p>
          </table:table-cell>
          <table:table-cell office:value-type="percentage" office:value="0.95806901250304966" table:style-name="ce15">
            <text:p>95,8%</text:p>
          </table:table-cell>
          <table:table-cell office:value-type="float" office:value="6444353" table:style-name="ce13">
            <text:p>6.444.353</text:p>
          </table:table-cell>
          <table:table-cell office:value-type="float" office:value="6077983" table:style-name="ce13">
            <text:p>6.077.983</text:p>
          </table:table-cell>
          <table:table-cell office:value-type="float" office:value="3236769" table:style-name="ce13">
            <text:p>3.236.769</text:p>
          </table:table-cell>
          <table:table-cell office:value-type="date" office:date-value="2022-01-27T00:00:00" table:style-name="ce16">
            <text:p>27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558040" table:style-name="ce7">
            <text:p>6.558.040</text:p>
          </table:table-cell>
          <table:table-cell office:value-type="float" office:value="582000" table:style-name="ce7">
            <text:p>582.000</text:p>
          </table:table-cell>
          <table:table-cell office:value-type="float" office:value="2043640" table:style-name="ce7">
            <text:p>2.043.64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260705" table:style-name="ce14">
            <text:p>10.260.705</text:p>
          </table:table-cell>
          <table:table-cell office:value-type="float" office:value="9560375.5" table:style-name="ce14">
            <text:p>9.560.376</text:p>
          </table:table-cell>
          <table:table-cell office:value-type="percentage" office:value="0.93174645406918921" table:style-name="ce15">
            <text:p>93,2%</text:p>
          </table:table-cell>
          <table:table-cell office:value-type="float" office:value="4386871" table:style-name="ce13">
            <text:p>4.386.871</text:p>
          </table:table-cell>
          <table:table-cell office:value-type="float" office:value="4093857" table:style-name="ce13">
            <text:p>4.093.857</text:p>
          </table:table-cell>
          <table:table-cell office:value-type="float" office:value="2306041" table:style-name="ce13">
            <text:p>2.306.041</text:p>
          </table:table-cell>
          <table:table-cell office:value-type="date" office:date-value="2022-01-27T00:00:00" table:style-name="ce16">
            <text:p>27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526243" table:style-name="ce7">
            <text:p>1.526.243</text:p>
          </table:table-cell>
          <table:table-cell office:value-type="float" office:value="72000" table:style-name="ce7">
            <text:p>72.000</text:p>
          </table:table-cell>
          <table:table-cell office:value-type="float" office:value="291770" table:style-name="ce7">
            <text:p>291.770</text:p>
          </table:table-cell>
          <table:table-cell office:value-type="float" office:value="182600" table:style-name="ce7">
            <text:p>182.600</text:p>
          </table:table-cell>
          <table:table-cell office:value-type="float" office:value="40185" table:style-name="ce13">
            <text:p>40.185</text:p>
          </table:table-cell>
          <table:table-cell office:value-type="float" office:value="2112798" table:style-name="ce14">
            <text:p>2.112.798</text:p>
          </table:table-cell>
          <table:table-cell office:value-type="float" office:value="2164068" table:style-name="ce14">
            <text:p>2.164.068</text:p>
          </table:table-cell>
          <table:table-cell office:value-type="percentage" office:value="1" table:style-name="ce15">
            <text:p>100,0%</text:p>
          </table:table-cell>
          <table:table-cell office:value-type="float" office:value="955257" table:style-name="ce13">
            <text:p>955.257</text:p>
          </table:table-cell>
          <table:table-cell office:value-type="float" office:value="895202" table:style-name="ce13">
            <text:p>895.202</text:p>
          </table:table-cell>
          <table:table-cell office:value-type="float" office:value="507608" table:style-name="ce13">
            <text:p>507.608</text:p>
          </table:table-cell>
          <table:table-cell office:value-type="date" office:date-value="2022-01-27T00:00:00" table:style-name="ce16">
            <text:p>27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029019" table:style-name="ce7">
            <text:p>4.029.019</text:p>
          </table:table-cell>
          <table:table-cell office:value-type="float" office:value="162000" table:style-name="ce7">
            <text:p>162.000</text:p>
          </table:table-cell>
          <table:table-cell office:value-type="float" office:value="959980" table:style-name="ce7">
            <text:p>95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15" table:style-name="ce13">
            <text:p>122.515</text:p>
          </table:table-cell>
          <table:table-cell office:value-type="float" office:value="5845384" table:style-name="ce14">
            <text:p>5.845.384</text:p>
          </table:table-cell>
          <table:table-cell office:value-type="float" office:value="5869839" table:style-name="ce14">
            <text:p>5.869.839</text:p>
          </table:table-cell>
          <table:table-cell office:value-type="percentage" office:value="1" table:style-name="ce15">
            <text:p>100,0%</text:p>
          </table:table-cell>
          <table:table-cell office:value-type="float" office:value="2462929" table:style-name="ce13">
            <text:p>2.462.929</text:p>
          </table:table-cell>
          <table:table-cell office:value-type="float" office:value="2319276" table:style-name="ce13">
            <text:p>2.319.276</text:p>
          </table:table-cell>
          <table:table-cell office:value-type="float" office:value="1793614" table:style-name="ce13">
            <text:p>1.793.614</text:p>
          </table:table-cell>
          <table:table-cell office:value-type="date" office:date-value="2022-01-27T00:00:00" table:style-name="ce16">
            <text:p>27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39985" table:style-name="ce7">
            <text:p>439.985</text:p>
          </table:table-cell>
          <table:table-cell office:value-type="float" office:value="24000" table:style-name="ce7">
            <text:p>24.000</text:p>
          </table:table-cell>
          <table:table-cell office:value-type="float" office:value="109600" table:style-name="ce7">
            <text:p>109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642025" table:style-name="ce14">
            <text:p>642.025</text:p>
          </table:table-cell>
          <table:table-cell office:value-type="float" office:value="606725" table:style-name="ce14">
            <text:p>606.725</text:p>
          </table:table-cell>
          <table:table-cell office:value-type="percentage" office:value="0.94501771737860674" table:style-name="ce15">
            <text:p>94,5%</text:p>
          </table:table-cell>
          <table:table-cell office:value-type="float" office:value="281457" table:style-name="ce13">
            <text:p>281.457</text:p>
          </table:table-cell>
          <table:table-cell office:value-type="float" office:value="261448" table:style-name="ce13">
            <text:p>261.448</text:p>
          </table:table-cell>
          <table:table-cell office:value-type="float" office:value="137247" table:style-name="ce13">
            <text:p>137.247</text:p>
          </table:table-cell>
          <table:table-cell office:value-type="date" office:date-value="2022-01-27T00:00:00" table:style-name="ce16">
            <text:p>27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601765" table:style-name="ce7">
            <text:p>8.601.765</text:p>
          </table:table-cell>
          <table:table-cell office:value-type="float" office:value="312000" table:style-name="ce7">
            <text:p>312.000</text:p>
          </table:table-cell>
          <table:table-cell office:value-type="float" office:value="2170800" table:style-name="ce7">
            <text:p>2.17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2628115" table:style-name="ce14">
            <text:p>12.628.115</text:p>
          </table:table-cell>
          <table:table-cell office:value-type="float" office:value="12451568" table:style-name="ce14">
            <text:p>12.451.568</text:p>
          </table:table-cell>
          <table:table-cell office:value-type="percentage" office:value="0.98601952864699127" table:style-name="ce15">
            <text:p>98,6%</text:p>
          </table:table-cell>
          <table:table-cell office:value-type="float" office:value="5726748" table:style-name="ce13">
            <text:p>5.726.748</text:p>
          </table:table-cell>
          <table:table-cell office:value-type="float" office:value="5364966" table:style-name="ce13">
            <text:p>5.364.966</text:p>
          </table:table-cell>
          <table:table-cell office:value-type="float" office:value="2800530" table:style-name="ce13">
            <text:p>2.800.530</text:p>
          </table:table-cell>
          <table:table-cell office:value-type="date" office:date-value="2022-01-27T00:00:00" table:style-name="ce16">
            <text:p>27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132000" table:style-name="ce7">
            <text:p>132.000</text:p>
          </table:table-cell>
          <table:table-cell office:value-type="float" office:value="623000" table:style-name="ce7">
            <text:p>623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764175" table:style-name="ce14">
            <text:p>2.764.175</text:p>
          </table:table-cell>
          <table:table-cell office:value-type="float" office:value="2686518.5" table:style-name="ce14">
            <text:p>2.686.519</text:p>
          </table:table-cell>
          <table:table-cell office:value-type="percentage" office:value="0.97190608409380741" table:style-name="ce15">
            <text:p>97,2%</text:p>
          </table:table-cell>
          <table:table-cell office:value-type="float" office:value="1293535" table:style-name="ce13">
            <text:p>1.293.535</text:p>
          </table:table-cell>
          <table:table-cell office:value-type="float" office:value="1199076" table:style-name="ce13">
            <text:p>1.199.076</text:p>
          </table:table-cell>
          <table:table-cell office:value-type="float" office:value="580910" table:style-name="ce13">
            <text:p>580.910</text:p>
          </table:table-cell>
          <table:table-cell office:value-type="date" office:date-value="2022-01-27T00:00:00" table:style-name="ce16">
            <text:p>27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57937" table:style-name="ce7">
            <text:p>857.937</text:p>
          </table:table-cell>
          <table:table-cell office:value-type="float" office:value="54000" table:style-name="ce7">
            <text:p>54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345557" table:style-name="ce14">
            <text:p>1.345.557</text:p>
          </table:table-cell>
          <table:table-cell office:value-type="float" office:value="1245801.5" table:style-name="ce14">
            <text:p>1.245.802</text:p>
          </table:table-cell>
          <table:table-cell office:value-type="percentage" office:value="0.92586304407765707" table:style-name="ce15">
            <text:p>92,6%</text:p>
          </table:table-cell>
          <table:table-cell office:value-type="float" office:value="563826" table:style-name="ce13">
            <text:p>563.826</text:p>
          </table:table-cell>
          <table:table-cell office:value-type="float" office:value="532895" table:style-name="ce13">
            <text:p>532.895</text:p>
          </table:table-cell>
          <table:table-cell office:value-type="float" office:value="298457" table:style-name="ce13">
            <text:p>298.457</text:p>
          </table:table-cell>
          <table:table-cell office:value-type="date" office:date-value="2022-01-27T00:00:00" table:style-name="ce16">
            <text:p>27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42370" table:style-name="ce7">
            <text:p>2.942.370</text:p>
          </table:table-cell>
          <table:table-cell office:value-type="float" office:value="156000" table:style-name="ce7">
            <text:p>156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461775" table:style-name="ce14">
            <text:p>4.461.775</text:p>
          </table:table-cell>
          <table:table-cell office:value-type="float" office:value="4248665" table:style-name="ce14">
            <text:p>4.248.665</text:p>
          </table:table-cell>
          <table:table-cell office:value-type="percentage" office:value="0.95223649780636632" table:style-name="ce15">
            <text:p>95,2%</text:p>
          </table:table-cell>
          <table:table-cell office:value-type="float" office:value="1935992" table:style-name="ce13">
            <text:p>1.935.992</text:p>
          </table:table-cell>
          <table:table-cell office:value-type="float" office:value="1824910" table:style-name="ce13">
            <text:p>1.824.910</text:p>
          </table:table-cell>
          <table:table-cell office:value-type="float" office:value="1060486" table:style-name="ce13">
            <text:p>1.060.486</text:p>
          </table:table-cell>
          <table:table-cell office:value-type="date" office:date-value="2022-01-27T00:00:00" table:style-name="ce16">
            <text:p>27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00104" table:style-name="ce7">
            <text:p>100.104</text:p>
          </table:table-cell>
          <table:table-cell office:value-type="float" office:value="12000" table:style-name="ce7">
            <text:p>12.000</text:p>
          </table:table-cell>
          <table:table-cell office:value-type="float" office:value="28110" table:style-name="ce7">
            <text:p>28.11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62249" table:style-name="ce14">
            <text:p>162.249</text:p>
          </table:table-cell>
          <table:table-cell office:value-type="float" office:value="144591" table:style-name="ce14">
            <text:p>144.591</text:p>
          </table:table-cell>
          <table:table-cell office:value-type="percentage" office:value="0.89116727992160194" table:style-name="ce15">
            <text:p>89,1%</text:p>
          </table:table-cell>
          <table:table-cell office:value-type="float" office:value="68981" table:style-name="ce13">
            <text:p>68.981</text:p>
          </table:table-cell>
          <table:table-cell office:value-type="float" office:value="63387" table:style-name="ce13">
            <text:p>63.387</text:p>
          </table:table-cell>
          <table:table-cell office:value-type="float" office:value="27418" table:style-name="ce13">
            <text:p>27.418</text:p>
          </table:table-cell>
          <table:table-cell office:value-type="date" office:date-value="2022-01-27T00:00:00" table:style-name="ce16">
            <text:p>27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9090" table:style-name="ce7">
            <text:p>99.090</text:p>
          </table:table-cell>
          <table:table-cell office:value-type="float" office:value="12000" table:style-name="ce7">
            <text:p>12.00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55440" table:style-name="ce14">
            <text:p>155.440</text:p>
          </table:table-cell>
          <table:table-cell office:value-type="float" office:value="132162" table:style-name="ce14">
            <text:p>132.162</text:p>
          </table:table-cell>
          <table:table-cell office:value-type="percentage" office:value="0.8502444673185795" table:style-name="ce15">
            <text:p>85,0%</text:p>
          </table:table-cell>
          <table:table-cell office:value-type="float" office:value="64303" table:style-name="ce13">
            <text:p>64.303</text:p>
          </table:table-cell>
          <table:table-cell office:value-type="float" office:value="59079" table:style-name="ce13">
            <text:p>59.079</text:p>
          </table:table-cell>
          <table:table-cell office:value-type="float" office:value="23635" table:style-name="ce13">
            <text:p>23.635</text:p>
          </table:table-cell>
          <table:table-cell office:value-type="date" office:date-value="2022-01-27T00:00:00" table:style-name="ce17">
            <text:p>27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426" table:style-name="ce7">
            <text:p>48.426</text:p>
          </table:table-cell>
          <table:table-cell office:value-type="float" office:value="0" table:style-name="ce7">
            <text:p>0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526" table:style-name="ce14">
            <text:p>212.526</text:p>
          </table:table-cell>
          <table:table-cell office:value-type="float" office:value="212917.5" table:style-name="ce14">
            <text:p>212.918</text:p>
          </table:table-cell>
          <table:table-cell office:value-type="percentage" office:value="1" table:style-name="ce15">
            <text:p>100,0%</text:p>
          </table:table-cell>
          <table:table-cell office:value-type="float" office:value="95432" table:style-name="ce13">
            <text:p>95.432</text:p>
          </table:table-cell>
          <table:table-cell office:value-type="float" office:value="92554" table:style-name="ce13">
            <text:p>92.554</text:p>
          </table:table-cell>
          <table:table-cell office:value-type="float" office:value="53200" table:style-name="ce13">
            <text:p>53.200</text:p>
          </table:table-cell>
          <table:table-cell office:value-type="date" office:date-value="2022-01-26T00:00:00" table:style-name="ce17">
            <text:p>26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430" table:style-name="ce7">
            <text:p>7.430</text:p>
          </table:table-cell>
          <table:table-cell office:value-type="float" office:value="0" table:style-name="ce7">
            <text:p>0</text:p>
          </table:table-cell>
          <table:table-cell office:value-type="float" office:value="4685" table:style-name="ce13">
            <text:p>4.685</text:p>
          </table:table-cell>
          <table:table-cell office:value-type="float" office:value="12115" table:style-name="ce14">
            <text:p>12.115</text:p>
          </table:table-cell>
          <table:table-cell office:value-type="float" office:value="11544" table:style-name="ce14">
            <text:p>11.544</text:p>
          </table:table-cell>
          <table:table-cell office:value-type="percentage" office:value="0.95286834502682627" table:style-name="ce15">
            <text:p>95,3%</text:p>
          </table:table-cell>
          <table:table-cell office:value-type="float" office:value="7931" table:style-name="ce13">
            <text:p>7.931</text:p>
          </table:table-cell>
          <table:table-cell office:value-type="float" office:value="7466" table:style-name="ce13">
            <text:p>7.466</text:p>
          </table:table-cell>
          <table:table-cell office:value-type="float" office:value="1758" table:style-name="ce13">
            <text:p>1.758</text:p>
          </table:table-cell>
          <table:table-cell office:value-type="date" office:date-value="2022-01-27T00:00:00" table:style-name="ce17">
            <text:p>27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1161627" table:style-name="ce19">
            <text:p>61.161.627</text:p>
          </table:table-cell>
          <table:table-cell office:value-type="float" office:value="3516000" table:style-name="ce19">
            <text:p>3.516.000</text:p>
          </table:table-cell>
          <table:table-cell office:value-type="float" office:value="17628100" table:style-name="ce20">
            <text:p>17.628.100</text:p>
          </table:table-cell>
          <table:table-cell office:value-type="float" office:value="9009780" table:style-name="ce21">
            <text:p>9.009.780</text:p>
          </table:table-cell>
          <table:table-cell office:value-type="float" office:value="2113620" table:style-name="ce22">
            <text:p>2.113.620</text:p>
          </table:table-cell>
          <table:table-cell office:value-type="float" office:value="93429127" table:style-name="ce23">
            <text:p>93.429.127</text:p>
          </table:table-cell>
          <table:table-cell office:value-type="float" office:value="89717859.5" table:style-name="ce23">
            <text:p>89.717.860</text:p>
          </table:table-cell>
          <table:table-cell office:value-type="percentage" office:value="0.96027718957493846" table:style-name="ce24">
            <text:p>96,0%</text:p>
          </table:table-cell>
          <table:table-cell office:value-type="float" office:value="40884275" table:style-name="ce23">
            <text:p>40.884.275</text:p>
          </table:table-cell>
          <table:table-cell office:value-type="float" office:value="38283540" table:style-name="ce23">
            <text:p>38.283.540</text:p>
          </table:table-cell>
          <table:table-cell office:value-type="float" office:value="20952039" table:style-name="ce23">
            <text:p>20.952.039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508005" table:style-name="ce31">
            <text:p>7.508.005</text:p>
          </table:table-cell>
          <table:table-cell office:value-type="float" office:value="7021329" table:style-name="ce31">
            <text:p>7.021.329</text:p>
          </table:table-cell>
          <table:table-cell office:value-type="percentage" office:value="0.93517905222492526" table:style-name="ce32">
            <text:p>93,5%</text:p>
          </table:table-cell>
          <table:table-cell office:value-type="float" office:value="6897404" table:style-name="ce31">
            <text:p>6.897.404</text:p>
          </table:table-cell>
          <table:table-cell office:value-type="percentage" office:value="0.91867333599271706" table:style-name="ce32">
            <text:p>91,9%</text:p>
          </table:table-cell>
          <table:table-cell office:value-type="date" office:date-value="2022-01-27T00:00:00" table:style-name="ce33">
            <text:p>27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1">
            <text:p>1.189.408</text:p>
          </table:table-cell>
          <table:table-cell office:value-type="float" office:value="1092538" table:style-name="ce31">
            <text:p>1.092.538</text:p>
          </table:table-cell>
          <table:table-cell office:value-type="percentage" office:value="0.91855612203718151" table:style-name="ce32">
            <text:p>91,9%</text:p>
          </table:table-cell>
          <table:table-cell office:value-type="float" office:value="1073174" table:style-name="ce31">
            <text:p>1.073.174</text:p>
          </table:table-cell>
          <table:table-cell office:value-type="percentage" office:value="0.90227575398853888" table:style-name="ce32">
            <text:p>90,2%</text:p>
          </table:table-cell>
          <table:table-cell office:value-type="date" office:date-value="2022-01-27T00:00:00" table:style-name="ce33">
            <text:p>27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1">
            <text:p>930.447</text:p>
          </table:table-cell>
          <table:table-cell office:value-type="float" office:value="882957" table:style-name="ce31">
            <text:p>882.957</text:p>
          </table:table-cell>
          <table:table-cell office:value-type="percentage" office:value="0.94896001599231339" table:style-name="ce32">
            <text:p>94,9%</text:p>
          </table:table-cell>
          <table:table-cell office:value-type="float" office:value="871783" table:style-name="ce31">
            <text:p>871.783</text:p>
          </table:table-cell>
          <table:table-cell office:value-type="percentage" office:value="0.9369507344319451" table:style-name="ce32">
            <text:p>93,7%</text:p>
          </table:table-cell>
          <table:table-cell office:value-type="date" office:date-value="2022-01-27T00:00:00" table:style-name="ce33">
            <text:p>27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1">
            <text:p>1.083.187</text:p>
          </table:table-cell>
          <table:table-cell office:value-type="float" office:value="894215" table:style-name="ce31">
            <text:p>894.215</text:p>
          </table:table-cell>
          <table:table-cell office:value-type="percentage" office:value="0.82554074227257157" table:style-name="ce32">
            <text:p>82,6%</text:p>
          </table:table-cell>
          <table:table-cell office:value-type="float" office:value="877346" table:style-name="ce31">
            <text:p>877.346</text:p>
          </table:table-cell>
          <table:table-cell office:value-type="percentage" office:value="0.80996725403831471" table:style-name="ce32">
            <text:p>81,0%</text:p>
          </table:table-cell>
          <table:table-cell office:value-type="date" office:date-value="2022-01-27T00:00:00" table:style-name="ce33">
            <text:p>27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1">
            <text:p>2.033.513</text:p>
          </table:table-cell>
          <table:table-cell office:value-type="float" office:value="1735012" table:style-name="ce31">
            <text:p>1.735.012</text:p>
          </table:table-cell>
          <table:table-cell office:value-type="percentage" office:value="0.85320920003953749" table:style-name="ce32">
            <text:p>85,3%</text:p>
          </table:table-cell>
          <table:table-cell office:value-type="float" office:value="1678033" table:style-name="ce31">
            <text:p>1.678.033</text:p>
          </table:table-cell>
          <table:table-cell office:value-type="percentage" office:value="0.82518921688722913" table:style-name="ce32">
            <text:p>82,5%</text:p>
          </table:table-cell>
          <table:table-cell office:value-type="date" office:date-value="2022-01-26T00:00:00" table:style-name="ce33">
            <text:p>26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1">
            <text:p>527.062</text:p>
          </table:table-cell>
          <table:table-cell office:value-type="float" office:value="492659" table:style-name="ce31">
            <text:p>492.659</text:p>
          </table:table-cell>
          <table:table-cell office:value-type="percentage" office:value="0.9347268442801796" table:style-name="ce32">
            <text:p>93,5%</text:p>
          </table:table-cell>
          <table:table-cell office:value-type="float" office:value="487470" table:style-name="ce31">
            <text:p>487.470</text:p>
          </table:table-cell>
          <table:table-cell office:value-type="percentage" office:value="0.92488170272188097" table:style-name="ce32">
            <text:p>92,5%</text:p>
          </table:table-cell>
          <table:table-cell office:value-type="date" office:date-value="2022-01-25T00:00:00" table:style-name="ce33">
            <text:p>25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1">
            <text:p>2.172.149</text:p>
          </table:table-cell>
          <table:table-cell office:value-type="float" office:value="2042578" table:style-name="ce31">
            <text:p>2.042.578</text:p>
          </table:table-cell>
          <table:table-cell office:value-type="percentage" office:value="0.9403489355472392" table:style-name="ce32">
            <text:p>94,0%</text:p>
          </table:table-cell>
          <table:table-cell office:value-type="float" office:value="2006234" table:style-name="ce31">
            <text:p>2.006.234</text:p>
          </table:table-cell>
          <table:table-cell office:value-type="percentage" office:value="0.92361711834685378" table:style-name="ce32">
            <text:p>92,4%</text:p>
          </table:table-cell>
          <table:table-cell office:value-type="date" office:date-value="2022-01-27T00:00:00" table:style-name="ce33">
            <text:p>27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1">
            <text:p>1.816.082</text:p>
          </table:table-cell>
          <table:table-cell office:value-type="float" office:value="1658692" table:style-name="ce31">
            <text:p>1.658.692</text:p>
          </table:table-cell>
          <table:table-cell office:value-type="percentage" office:value="0.91333541106624039" table:style-name="ce32">
            <text:p>91,3%</text:p>
          </table:table-cell>
          <table:table-cell office:value-type="float" office:value="1599997" table:style-name="ce31">
            <text:p>1.599.997</text:p>
          </table:table-cell>
          <table:table-cell office:value-type="percentage" office:value="0.8810158351880587" table:style-name="ce32">
            <text:p>88,1%</text:p>
          </table:table-cell>
          <table:table-cell office:value-type="date" office:date-value="2022-01-27T00:00:00" table:style-name="ce33">
            <text:p>27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1">
            <text:p>6.782.414</text:p>
          </table:table-cell>
          <table:table-cell office:value-type="float" office:value="6227428" table:style-name="ce31">
            <text:p>6.227.428</text:p>
          </table:table-cell>
          <table:table-cell office:value-type="percentage" office:value="0.91817279216514947" table:style-name="ce32">
            <text:p>91,8%</text:p>
          </table:table-cell>
          <table:table-cell office:value-type="float" office:value="6077983" table:style-name="ce31">
            <text:p>6.077.983</text:p>
          </table:table-cell>
          <table:table-cell office:value-type="percentage" office:value="0.89613860197858752" table:style-name="ce32">
            <text:p>89,6%</text:p>
          </table:table-cell>
          <table:table-cell office:value-type="date" office:date-value="2022-01-27T00:00:00" table:style-name="ce33">
            <text:p>27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1">
            <text:p>4.492.026</text:p>
          </table:table-cell>
          <table:table-cell office:value-type="float" office:value="4165995" table:style-name="ce31">
            <text:p>4.165.995</text:p>
          </table:table-cell>
          <table:table-cell office:value-type="percentage" office:value="0.92742005500413405" table:style-name="ce32">
            <text:p>92,7%</text:p>
          </table:table-cell>
          <table:table-cell office:value-type="float" office:value="4093857" table:style-name="ce31">
            <text:p>4.093.857</text:p>
          </table:table-cell>
          <table:table-cell office:value-type="percentage" office:value="0.91136093157074338" table:style-name="ce32">
            <text:p>91,1%</text:p>
          </table:table-cell>
          <table:table-cell office:value-type="date" office:date-value="2022-01-27T00:00:00" table:style-name="ce33">
            <text:p>27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1">
            <text:p>949.890</text:p>
          </table:table-cell>
          <table:table-cell office:value-type="float" office:value="908158" table:style-name="ce31">
            <text:p>908.158</text:p>
          </table:table-cell>
          <table:table-cell office:value-type="percentage" office:value="0.95606649190958948" table:style-name="ce32">
            <text:p>95,6%</text:p>
          </table:table-cell>
          <table:table-cell office:value-type="float" office:value="895202" table:style-name="ce31">
            <text:p>895.202</text:p>
          </table:table-cell>
          <table:table-cell office:value-type="percentage" office:value="0.94242701786522654" table:style-name="ce32">
            <text:p>94,2%</text:p>
          </table:table-cell>
          <table:table-cell office:value-type="date" office:date-value="2022-01-27T00:00:00" table:style-name="ce33">
            <text:p>27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1">
            <text:p>2.456.127</text:p>
          </table:table-cell>
          <table:table-cell office:value-type="float" office:value="2338251" table:style-name="ce31">
            <text:p>2.338.251</text:p>
          </table:table-cell>
          <table:table-cell office:value-type="percentage" office:value="0.95200736769719152" table:style-name="ce32">
            <text:p>95,2%</text:p>
          </table:table-cell>
          <table:table-cell office:value-type="float" office:value="2319276" table:style-name="ce31">
            <text:p>2.319.276</text:p>
          </table:table-cell>
          <table:table-cell office:value-type="percentage" office:value="0.94428178998887269" table:style-name="ce32">
            <text:p>94,4%</text:p>
          </table:table-cell>
          <table:table-cell office:value-type="date" office:date-value="2022-01-27T00:00:00" table:style-name="ce33">
            <text:p>27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1">
            <text:p>281.479</text:p>
          </table:table-cell>
          <table:table-cell office:value-type="float" office:value="267903" table:style-name="ce31">
            <text:p>267.903</text:p>
          </table:table-cell>
          <table:table-cell office:value-type="percentage" office:value="0.95176904849029587" table:style-name="ce32">
            <text:p>95,2%</text:p>
          </table:table-cell>
          <table:table-cell office:value-type="float" office:value="261448" table:style-name="ce31">
            <text:p>261.448</text:p>
          </table:table-cell>
          <table:table-cell office:value-type="percentage" office:value="0.92883660948063618" table:style-name="ce32">
            <text:p>92,9%</text:p>
          </table:table-cell>
          <table:table-cell office:value-type="date" office:date-value="2022-01-27T00:00:00" table:style-name="ce33">
            <text:p>27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1">
            <text:p>5.970.908</text:p>
          </table:table-cell>
          <table:table-cell office:value-type="float" office:value="5508744" table:style-name="ce31">
            <text:p>5.508.744</text:p>
          </table:table-cell>
          <table:table-cell office:value-type="percentage" office:value="0.92259736710061513" table:style-name="ce32">
            <text:p>92,3%</text:p>
          </table:table-cell>
          <table:table-cell office:value-type="float" office:value="5364966" table:style-name="ce31">
            <text:p>5.364.966</text:p>
          </table:table-cell>
          <table:table-cell office:value-type="percentage" office:value="0.89851761239664052" table:style-name="ce32">
            <text:p>89,9%</text:p>
          </table:table-cell>
          <table:table-cell office:value-type="date" office:date-value="2022-01-27T00:00:00" table:style-name="ce33">
            <text:p>27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1">
            <text:p>1.317.614</text:p>
          </table:table-cell>
          <table:table-cell office:value-type="float" office:value="1230866" table:style-name="ce31">
            <text:p>1.230.866</text:p>
          </table:table-cell>
          <table:table-cell office:value-type="percentage" office:value="0.93416281247770594" table:style-name="ce32">
            <text:p>93,4%</text:p>
          </table:table-cell>
          <table:table-cell office:value-type="float" office:value="1199076" table:style-name="ce31">
            <text:p>1.199.076</text:p>
          </table:table-cell>
          <table:table-cell office:value-type="percentage" office:value="0.91003586786418478" table:style-name="ce32">
            <text:p>91,0%</text:p>
          </table:table-cell>
          <table:table-cell office:value-type="date" office:date-value="2022-01-27T00:00:00" table:style-name="ce33">
            <text:p>27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1">
            <text:p>580.174</text:p>
          </table:table-cell>
          <table:table-cell office:value-type="float" office:value="538580" table:style-name="ce31">
            <text:p>538.580</text:p>
          </table:table-cell>
          <table:table-cell office:value-type="percentage" office:value="0.92830771458217709" table:style-name="ce32">
            <text:p>92,8%</text:p>
          </table:table-cell>
          <table:table-cell office:value-type="float" office:value="532895" table:style-name="ce31">
            <text:p>532.895</text:p>
          </table:table-cell>
          <table:table-cell office:value-type="percentage" office:value="0.91850893007959677" table:style-name="ce32">
            <text:p>91,9%</text:p>
          </table:table-cell>
          <table:table-cell office:value-type="date" office:date-value="2022-01-27T00:00:00" table:style-name="ce33">
            <text:p>27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1">
            <text:p>1.955.253</text:p>
          </table:table-cell>
          <table:table-cell office:value-type="float" office:value="1858208" table:style-name="ce31">
            <text:p>1.858.208</text:p>
          </table:table-cell>
          <table:table-cell office:value-type="percentage" office:value="0.95036703690008406" table:style-name="ce32">
            <text:p>95,0%</text:p>
          </table:table-cell>
          <table:table-cell office:value-type="float" office:value="1824910" table:style-name="ce31">
            <text:p>1.824.910</text:p>
          </table:table-cell>
          <table:table-cell office:value-type="percentage" office:value="0.93333701572123917" table:style-name="ce32">
            <text:p>93,3%</text:p>
          </table:table-cell>
          <table:table-cell office:value-type="date" office:date-value="2022-01-27T00:00:00" table:style-name="ce33">
            <text:p>27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1">
            <text:p>71.029</text:p>
          </table:table-cell>
          <table:table-cell office:value-type="float" office:value="66206" table:style-name="ce31">
            <text:p>66.206</text:p>
          </table:table-cell>
          <table:table-cell office:value-type="percentage" office:value="0.93209815709076571" table:style-name="ce32">
            <text:p>93,2%</text:p>
          </table:table-cell>
          <table:table-cell office:value-type="float" office:value="63387" table:style-name="ce31">
            <text:p>63.387</text:p>
          </table:table-cell>
          <table:table-cell office:value-type="percentage" office:value="0.89241014233622884" table:style-name="ce32">
            <text:p>89,2%</text:p>
          </table:table-cell>
          <table:table-cell office:value-type="date" office:date-value="2022-01-27T00:00:00" table:style-name="ce33">
            <text:p>27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1">
            <text:p>68.266</text:p>
          </table:table-cell>
          <table:table-cell office:value-type="float" office:value="61394" table:style-name="ce31">
            <text:p>61.394</text:p>
          </table:table-cell>
          <table:table-cell office:value-type="percentage" office:value="0.89933495444291445" table:style-name="ce32">
            <text:p>89,9%</text:p>
          </table:table-cell>
          <table:table-cell office:value-type="float" office:value="59079" table:style-name="ce31">
            <text:p>59.079</text:p>
          </table:table-cell>
          <table:table-cell office:value-type="percentage" office:value="0.86542349046377409" table:style-name="ce32">
            <text:p>86,5%</text:p>
          </table:table-cell>
          <table:table-cell office:value-type="date" office:date-value="2022-01-27T00:00:00" table:style-name="ce33">
            <text:p>27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432" table:style-name="ce31">
            <text:p>95.432</text:p>
          </table:table-cell>
          <table:table-cell office:value-type="string" table:style-name="ce32">
            <text:p>-</text:p>
          </table:table-cell>
          <table:table-cell office:value-type="float" office:value="92554" table:style-name="ce31">
            <text:p>92.554</text:p>
          </table:table-cell>
          <table:table-cell office:value-type="string" table:style-name="ce32">
            <text:p>-</text:p>
          </table:table-cell>
          <table:table-cell office:value-type="date" office:date-value="2022-01-26T00:00:00" table:style-name="ce33">
            <text:p>26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7931" table:style-name="ce31">
            <text:p>7.931</text:p>
          </table:table-cell>
          <table:table-cell office:value-type="string" table:style-name="ce32">
            <text:p>-</text:p>
          </table:table-cell>
          <table:table-cell office:value-type="float" office:value="7466" table:style-name="ce31">
            <text:p>7.466</text:p>
          </table:table-cell>
          <table:table-cell office:value-type="string" table:style-name="ce32">
            <text:p>-</text:p>
          </table:table-cell>
          <table:table-cell office:value-type="date" office:date-value="2022-01-27T00:00:00" table:style-name="ce33">
            <text:p>27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4">
            <text:p>42.185.033</text:p>
          </table:table-cell>
          <table:table-cell office:value-type="float" office:value="39095076" table:style-name="ce34">
            <text:p>39.095.076</text:p>
          </table:table-cell>
          <table:table-cell office:value-type="percentage" office:value="0.92675229150585237" table:style-name="ce24">
            <text:p>92,7%</text:p>
          </table:table-cell>
          <table:table-cell office:value-type="float" office:value="38283540" table:style-name="ce34">
            <text:p>38.283.540</text:p>
          </table:table-cell>
          <table:table-cell office:value-type="percentage" office:value="0.90751475766298439" table:style-name="ce24">
            <text:p>90,8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5363" table:style-name="ce43">
            <text:p>435.363</text:p>
          </table:table-cell>
          <table:table-cell office:value-type="percentage" office:value="1" table:style-name="ce44">
            <text:p>100,0%</text:p>
          </table:table-cell>
          <table:table-cell office:value-type="float" office:value="656284" table:style-name="ce43">
            <text:p>656.284</text:p>
          </table:table-cell>
          <table:table-cell office:value-type="percentage" office:value="1" table:style-name="ce44">
            <text:p>100,0%</text:p>
          </table:table-cell>
          <table:table-cell office:value-type="float" office:value="936883" table:style-name="ce43">
            <text:p>936.883</text:p>
          </table:table-cell>
          <table:table-cell office:value-type="percentage" office:value="0.97772348780928153" table:style-name="ce44">
            <text:p>97,8%</text:p>
          </table:table-cell>
          <table:table-cell office:value-type="float" office:value="1228363" table:style-name="ce43">
            <text:p>1.228.363</text:p>
          </table:table-cell>
          <table:table-cell office:value-type="percentage" office:value="0.95400092109994561" table:style-name="ce44">
            <text:p>95,4%</text:p>
          </table:table-cell>
          <table:table-cell office:value-type="float" office:value="1274866" table:style-name="ce43">
            <text:p>1.274.866</text:p>
          </table:table-cell>
          <table:table-cell office:value-type="percentage" office:value="0.92092237722633807" table:style-name="ce44">
            <text:p>92,1%</text:p>
          </table:table-cell>
          <table:table-cell office:value-type="float" office:value="964801" table:style-name="ce43">
            <text:p>964.801</text:p>
          </table:table-cell>
          <table:table-cell office:value-type="percentage" office:value="0.87568038062286879" table:style-name="ce44">
            <text:p>87,6%</text:p>
          </table:table-cell>
          <table:table-cell office:value-type="float" office:value="808075" table:style-name="ce43">
            <text:p>808.075</text:p>
          </table:table-cell>
          <table:table-cell office:value-type="percentage" office:value="0.8725456532255278" table:style-name="ce44">
            <text:p>87,3%</text:p>
          </table:table-cell>
          <table:table-cell office:value-type="float" office:value="716694" table:style-name="ce43">
            <text:p>716.694</text:p>
          </table:table-cell>
          <table:table-cell office:value-type="percentage" office:value="0.92734386928314305" table:style-name="ce44">
            <text:p>92,7%</text:p>
          </table:table-cell>
          <table:table-cell office:value-type="float" office:value="7021329" table:style-name="ce43">
            <text:p>7.021.329</text:p>
          </table:table-cell>
          <table:table-cell office:value-type="float" office:value="7508005" table:style-name="ce43">
            <text:p>7.508.005</text:p>
          </table:table-cell>
          <table:table-cell office:value-type="percentage" office:value="0.93517905222492526" table:style-name="ce44">
            <text:p>93,5%</text:p>
          </table:table-cell>
          <table:table-cell office:value-type="percentage" office:value="0.82582331173151657" table:style-name="ce44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645" table:style-name="ce46">
            <text:p>101.645</text:p>
          </table:table-cell>
          <table:table-cell office:value-type="percentage" office:value="1" table:style-name="ce47">
            <text:p>100,0%</text:p>
          </table:table-cell>
          <table:table-cell office:value-type="float" office:value="119786" table:style-name="ce46">
            <text:p>119.786</text:p>
          </table:table-cell>
          <table:table-cell office:value-type="percentage" office:value="1" table:style-name="ce47">
            <text:p>100,0%</text:p>
          </table:table-cell>
          <table:table-cell office:value-type="float" office:value="155875" table:style-name="ce46">
            <text:p>155.875</text:p>
          </table:table-cell>
          <table:table-cell office:value-type="percentage" office:value="0.96630711053251506" table:style-name="ce47">
            <text:p>96,6%</text:p>
          </table:table-cell>
          <table:table-cell office:value-type="float" office:value="188257" table:style-name="ce46">
            <text:p>188.257</text:p>
          </table:table-cell>
          <table:table-cell office:value-type="percentage" office:value="0.93674180225904369" table:style-name="ce47">
            <text:p>93,7%</text:p>
          </table:table-cell>
          <table:table-cell office:value-type="float" office:value="191810" table:style-name="ce46">
            <text:p>191.810</text:p>
          </table:table-cell>
          <table:table-cell office:value-type="percentage" office:value="0.89783136816188203" table:style-name="ce47">
            <text:p>89,8%</text:p>
          </table:table-cell>
          <table:table-cell office:value-type="float" office:value="131201" table:style-name="ce46">
            <text:p>131.201</text:p>
          </table:table-cell>
          <table:table-cell office:value-type="percentage" office:value="0.82892758311325643" table:style-name="ce47">
            <text:p>82,9%</text:p>
          </table:table-cell>
          <table:table-cell office:value-type="float" office:value="109881" table:style-name="ce46">
            <text:p>109.881</text:p>
          </table:table-cell>
          <table:table-cell office:value-type="percentage" office:value="0.84008165262465784" table:style-name="ce47">
            <text:p>84,0%</text:p>
          </table:table-cell>
          <table:table-cell office:value-type="float" office:value="94083" table:style-name="ce46">
            <text:p>94.083</text:p>
          </table:table-cell>
          <table:table-cell office:value-type="percentage" office:value="0.878976428711567" table:style-name="ce47">
            <text:p>87,9%</text:p>
          </table:table-cell>
          <table:table-cell office:value-type="float" office:value="1092538" table:style-name="ce46">
            <text:p>1.092.538</text:p>
          </table:table-cell>
          <table:table-cell office:value-type="float" office:value="1189408" table:style-name="ce46">
            <text:p>1.189.408</text:p>
          </table:table-cell>
          <table:table-cell office:value-type="percentage" office:value="0.91855612203718151" table:style-name="ce47">
            <text:p>91,9%</text:p>
          </table:table-cell>
          <table:table-cell office:value-type="percentage" office:value="0.82075795581658628" table:style-name="ce47">
            <text:p>82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9204" table:style-name="ce46">
            <text:p>89.204</text:p>
          </table:table-cell>
          <table:table-cell office:value-type="percentage" office:value="1" table:style-name="ce47">
            <text:p>100,0%</text:p>
          </table:table-cell>
          <table:table-cell office:value-type="float" office:value="114682" table:style-name="ce46">
            <text:p>114.682</text:p>
          </table:table-cell>
          <table:table-cell office:value-type="percentage" office:value="1" table:style-name="ce47">
            <text:p>100,0%</text:p>
          </table:table-cell>
          <table:table-cell office:value-type="float" office:value="148977" table:style-name="ce46">
            <text:p>148.977</text:p>
          </table:table-cell>
          <table:table-cell office:value-type="percentage" office:value="0.98017632738995986" table:style-name="ce47">
            <text:p>98,0%</text:p>
          </table:table-cell>
          <table:table-cell office:value-type="float" office:value="154200" table:style-name="ce46">
            <text:p>154.200</text:p>
          </table:table-cell>
          <table:table-cell office:value-type="percentage" office:value="0.95136442439984448" table:style-name="ce47">
            <text:p>95,1%</text:p>
          </table:table-cell>
          <table:table-cell office:value-type="float" office:value="152178" table:style-name="ce46">
            <text:p>152.178</text:p>
          </table:table-cell>
          <table:table-cell office:value-type="percentage" office:value="0.91717695274831246" table:style-name="ce47">
            <text:p>91,7%</text:p>
          </table:table-cell>
          <table:table-cell office:value-type="float" office:value="92758" table:style-name="ce46">
            <text:p>92.758</text:p>
          </table:table-cell>
          <table:table-cell office:value-type="percentage" office:value="0.85419601992798666" table:style-name="ce47">
            <text:p>85,4%</text:p>
          </table:table-cell>
          <table:table-cell office:value-type="float" office:value="68497" table:style-name="ce46">
            <text:p>68.497</text:p>
          </table:table-cell>
          <table:table-cell office:value-type="percentage" office:value="0.86440271573155647" table:style-name="ce47">
            <text:p>86,4%</text:p>
          </table:table-cell>
          <table:table-cell office:value-type="float" office:value="62461" table:style-name="ce46">
            <text:p>62.461</text:p>
          </table:table-cell>
          <table:table-cell office:value-type="percentage" office:value="0.95716868946916756" table:style-name="ce47">
            <text:p>95,7%</text:p>
          </table:table-cell>
          <table:table-cell office:value-type="float" office:value="882957" table:style-name="ce46">
            <text:p>882.957</text:p>
          </table:table-cell>
          <table:table-cell office:value-type="float" office:value="930447" table:style-name="ce46">
            <text:p>930.447</text:p>
          </table:table-cell>
          <table:table-cell office:value-type="percentage" office:value="0.94896001599231339" table:style-name="ce47">
            <text:p>94,9%</text:p>
          </table:table-cell>
          <table:table-cell office:value-type="percentage" office:value="0.87172138309331038" table:style-name="ce47">
            <text:p>87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830" table:style-name="ce46">
            <text:p>51.830</text:p>
          </table:table-cell>
          <table:table-cell office:value-type="percentage" office:value="0.96638263755523657" table:style-name="ce47">
            <text:p>96,6%</text:p>
          </table:table-cell>
          <table:table-cell office:value-type="float" office:value="79884" table:style-name="ce46">
            <text:p>79.884</text:p>
          </table:table-cell>
          <table:table-cell office:value-type="percentage" office:value="0.91574386133846897" table:style-name="ce47">
            <text:p>91,6%</text:p>
          </table:table-cell>
          <table:table-cell office:value-type="float" office:value="112100" table:style-name="ce46">
            <text:p>112.100</text:p>
          </table:table-cell>
          <table:table-cell office:value-type="percentage" office:value="0.87995415760677587" table:style-name="ce47">
            <text:p>88,0%</text:p>
          </table:table-cell>
          <table:table-cell office:value-type="float" office:value="153498" table:style-name="ce46">
            <text:p>153.498</text:p>
          </table:table-cell>
          <table:table-cell office:value-type="percentage" office:value="0.86473849065957586" table:style-name="ce47">
            <text:p>86,5%</text:p>
          </table:table-cell>
          <table:table-cell office:value-type="float" office:value="173554" table:style-name="ce46">
            <text:p>173.554</text:p>
          </table:table-cell>
          <table:table-cell office:value-type="percentage" office:value="0.80117993010899125" table:style-name="ce47">
            <text:p>80,1%</text:p>
          </table:table-cell>
          <table:table-cell office:value-type="float" office:value="135119" table:style-name="ce46">
            <text:p>135.119</text:p>
          </table:table-cell>
          <table:table-cell office:value-type="percentage" office:value="0.73415486261661422" table:style-name="ce47">
            <text:p>73,4%</text:p>
          </table:table-cell>
          <table:table-cell office:value-type="float" office:value="104536" table:style-name="ce46">
            <text:p>104.536</text:p>
          </table:table-cell>
          <table:table-cell office:value-type="percentage" office:value="0.76185201110681933" table:style-name="ce47">
            <text:p>76,2%</text:p>
          </table:table-cell>
          <table:table-cell office:value-type="float" office:value="83694" table:style-name="ce46">
            <text:p>83.694</text:p>
          </table:table-cell>
          <table:table-cell office:value-type="percentage" office:value="0.84084150458125706" table:style-name="ce47">
            <text:p>84,1%</text:p>
          </table:table-cell>
          <table:table-cell office:value-type="float" office:value="894215" table:style-name="ce46">
            <text:p>894.215</text:p>
          </table:table-cell>
          <table:table-cell office:value-type="float" office:value="1083187" table:style-name="ce46">
            <text:p>1.083.187</text:p>
          </table:table-cell>
          <table:table-cell office:value-type="percentage" office:value="0.82554074227257157" table:style-name="ce47">
            <text:p>82,6%</text:p>
          </table:table-cell>
          <table:table-cell office:value-type="percentage" office:value="0.7330983173126191" table:style-name="ce47">
            <text:p>73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4679" table:style-name="ce46">
            <text:p>94.679</text:p>
          </table:table-cell>
          <table:table-cell office:value-type="percentage" office:value="0.94337498256312147" table:style-name="ce47">
            <text:p>94,3%</text:p>
          </table:table-cell>
          <table:table-cell office:value-type="float" office:value="155867" table:style-name="ce46">
            <text:p>155.867</text:p>
          </table:table-cell>
          <table:table-cell office:value-type="percentage" office:value="0.93084934844666345" table:style-name="ce47">
            <text:p>93,1%</text:p>
          </table:table-cell>
          <table:table-cell office:value-type="float" office:value="228894" table:style-name="ce46">
            <text:p>228.894</text:p>
          </table:table-cell>
          <table:table-cell office:value-type="percentage" office:value="0.90991632048657356" table:style-name="ce47">
            <text:p>91,0%</text:p>
          </table:table-cell>
          <table:table-cell office:value-type="float" office:value="325165" table:style-name="ce46">
            <text:p>325.165</text:p>
          </table:table-cell>
          <table:table-cell office:value-type="percentage" office:value="0.88300787243344825" table:style-name="ce47">
            <text:p>88,3%</text:p>
          </table:table-cell>
          <table:table-cell office:value-type="float" office:value="324124" table:style-name="ce46">
            <text:p>324.124</text:p>
          </table:table-cell>
          <table:table-cell office:value-type="percentage" office:value="0.82243057053323354" table:style-name="ce47">
            <text:p>82,2%</text:p>
          </table:table-cell>
          <table:table-cell office:value-type="float" office:value="238153" table:style-name="ce46">
            <text:p>238.153</text:p>
          </table:table-cell>
          <table:table-cell office:value-type="percentage" office:value="0.76120781686494365" table:style-name="ce47">
            <text:p>76,1%</text:p>
          </table:table-cell>
          <table:table-cell office:value-type="float" office:value="198487" table:style-name="ce46">
            <text:p>198.487</text:p>
          </table:table-cell>
          <table:table-cell office:value-type="percentage" office:value="0.77938595285682311" table:style-name="ce47">
            <text:p>77,9%</text:p>
          </table:table-cell>
          <table:table-cell office:value-type="float" office:value="169643" table:style-name="ce46">
            <text:p>169.643</text:p>
          </table:table-cell>
          <table:table-cell office:value-type="percentage" office:value="0.92064689441836489" table:style-name="ce47">
            <text:p>92,1%</text:p>
          </table:table-cell>
          <table:table-cell office:value-type="float" office:value="1735012" table:style-name="ce46">
            <text:p>1.735.012</text:p>
          </table:table-cell>
          <table:table-cell office:value-type="float" office:value="2033513" table:style-name="ce46">
            <text:p>2.033.513</text:p>
          </table:table-cell>
          <table:table-cell office:value-type="percentage" office:value="0.85320920003953749" table:style-name="ce47">
            <text:p>85,3%</text:p>
          </table:table-cell>
          <table:table-cell office:value-type="percentage" office:value="0.77305113374850576" table:style-name="ce47">
            <text:p>77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548" table:style-name="ce46">
            <text:p>42.548</text:p>
          </table:table-cell>
          <table:table-cell office:value-type="percentage" office:value="1" table:style-name="ce47">
            <text:p>100,0%</text:p>
          </table:table-cell>
          <table:table-cell office:value-type="float" office:value="56181" table:style-name="ce46">
            <text:p>56.181</text:p>
          </table:table-cell>
          <table:table-cell office:value-type="percentage" office:value="1" table:style-name="ce47">
            <text:p>100,0%</text:p>
          </table:table-cell>
          <table:table-cell office:value-type="float" office:value="77198" table:style-name="ce46">
            <text:p>77.198</text:p>
          </table:table-cell>
          <table:table-cell office:value-type="percentage" office:value="0.9740212221002561" table:style-name="ce47">
            <text:p>97,4%</text:p>
          </table:table-cell>
          <table:table-cell office:value-type="float" office:value="85059" table:style-name="ce46">
            <text:p>85.059</text:p>
          </table:table-cell>
          <table:table-cell office:value-type="percentage" office:value="0.93502253490161591" table:style-name="ce47">
            <text:p>93,5%</text:p>
          </table:table-cell>
          <table:table-cell office:value-type="float" office:value="89303" table:style-name="ce46">
            <text:p>89.303</text:p>
          </table:table-cell>
          <table:table-cell office:value-type="percentage" office:value="0.91700039019982338" table:style-name="ce47">
            <text:p>91,7%</text:p>
          </table:table-cell>
          <table:table-cell office:value-type="float" office:value="56562" table:style-name="ce46">
            <text:p>56.562</text:p>
          </table:table-cell>
          <table:table-cell office:value-type="percentage" office:value="0.84222281783257391" table:style-name="ce47">
            <text:p>84,2%</text:p>
          </table:table-cell>
          <table:table-cell office:value-type="float" office:value="43185" table:style-name="ce46">
            <text:p>43.185</text:p>
          </table:table-cell>
          <table:table-cell office:value-type="percentage" office:value="0.84887857999331673" table:style-name="ce47">
            <text:p>84,9%</text:p>
          </table:table-cell>
          <table:table-cell office:value-type="float" office:value="42623" table:style-name="ce46">
            <text:p>42.623</text:p>
          </table:table-cell>
          <table:table-cell office:value-type="percentage" office:value="0.94125830885762873" table:style-name="ce47">
            <text:p>94,1%</text:p>
          </table:table-cell>
          <table:table-cell office:value-type="float" office:value="492659" table:style-name="ce46">
            <text:p>492.659</text:p>
          </table:table-cell>
          <table:table-cell office:value-type="float" office:value="527062" table:style-name="ce46">
            <text:p>527.062</text:p>
          </table:table-cell>
          <table:table-cell office:value-type="percentage" office:value="0.9347268442801796" table:style-name="ce47">
            <text:p>93,5%</text:p>
          </table:table-cell>
          <table:table-cell office:value-type="percentage" office:value="0.84409282881154102" table:style-name="ce47">
            <text:p>84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968" table:style-name="ce46">
            <text:p>229.968</text:p>
          </table:table-cell>
          <table:table-cell office:value-type="percentage" office:value="1" table:style-name="ce47">
            <text:p>100,0%</text:p>
          </table:table-cell>
          <table:table-cell office:value-type="float" office:value="252290" table:style-name="ce46">
            <text:p>252.290</text:p>
          </table:table-cell>
          <table:table-cell office:value-type="percentage" office:value="1" table:style-name="ce47">
            <text:p>100,0%</text:p>
          </table:table-cell>
          <table:table-cell office:value-type="float" office:value="324478" table:style-name="ce46">
            <text:p>324.478</text:p>
          </table:table-cell>
          <table:table-cell office:value-type="percentage" office:value="0.99155062140366634" table:style-name="ce47">
            <text:p>99,2%</text:p>
          </table:table-cell>
          <table:table-cell office:value-type="float" office:value="357663" table:style-name="ce46">
            <text:p>357.663</text:p>
          </table:table-cell>
          <table:table-cell office:value-type="percentage" office:value="0.93824812501475596" table:style-name="ce47">
            <text:p>93,8%</text:p>
          </table:table-cell>
          <table:table-cell office:value-type="float" office:value="325720" table:style-name="ce46">
            <text:p>325.720</text:p>
          </table:table-cell>
          <table:table-cell office:value-type="percentage" office:value="0.90427038161920259" table:style-name="ce47">
            <text:p>90,4%</text:p>
          </table:table-cell>
          <table:table-cell office:value-type="float" office:value="218119" table:style-name="ce46">
            <text:p>218.119</text:p>
          </table:table-cell>
          <table:table-cell office:value-type="percentage" office:value="0.84247707626824053" table:style-name="ce47">
            <text:p>84,2%</text:p>
          </table:table-cell>
          <table:table-cell office:value-type="float" office:value="179865" table:style-name="ce46">
            <text:p>179.865</text:p>
          </table:table-cell>
          <table:table-cell office:value-type="percentage" office:value="0.84930517190089672" table:style-name="ce47">
            <text:p>84,9%</text:p>
          </table:table-cell>
          <table:table-cell office:value-type="float" office:value="154475" table:style-name="ce46">
            <text:p>154.475</text:p>
          </table:table-cell>
          <table:table-cell office:value-type="percentage" office:value="0.91841163390765646" table:style-name="ce47">
            <text:p>91,8%</text:p>
          </table:table-cell>
          <table:table-cell office:value-type="float" office:value="2042578" table:style-name="ce46">
            <text:p>2.042.578</text:p>
          </table:table-cell>
          <table:table-cell office:value-type="float" office:value="2172149" table:style-name="ce46">
            <text:p>2.172.149</text:p>
          </table:table-cell>
          <table:table-cell office:value-type="percentage" office:value="0.9403489355472392" table:style-name="ce47">
            <text:p>94,0%</text:p>
          </table:table-cell>
          <table:table-cell office:value-type="percentage" office:value="0.85583510604198609" table:style-name="ce47">
            <text:p>85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9401" table:style-name="ce46">
            <text:p>139.401</text:p>
          </table:table-cell>
          <table:table-cell office:value-type="percentage" office:value="1" table:style-name="ce47">
            <text:p>100,0%</text:p>
          </table:table-cell>
          <table:table-cell office:value-type="float" office:value="159886" table:style-name="ce46">
            <text:p>159.886</text:p>
          </table:table-cell>
          <table:table-cell office:value-type="percentage" office:value="1" table:style-name="ce47">
            <text:p>100,0%</text:p>
          </table:table-cell>
          <table:table-cell office:value-type="float" office:value="226056" table:style-name="ce46">
            <text:p>226.056</text:p>
          </table:table-cell>
          <table:table-cell office:value-type="percentage" office:value="0.99135193923553244" table:style-name="ce47">
            <text:p>99,1%</text:p>
          </table:table-cell>
          <table:table-cell office:value-type="float" office:value="290530" table:style-name="ce46">
            <text:p>290.530</text:p>
          </table:table-cell>
          <table:table-cell office:value-type="percentage" office:value="0.93295911781045382" table:style-name="ce47">
            <text:p>93,3%</text:p>
          </table:table-cell>
          <table:table-cell office:value-type="float" office:value="292192" table:style-name="ce46">
            <text:p>292.192</text:p>
          </table:table-cell>
          <table:table-cell office:value-type="percentage" office:value="0.88360685978329567" table:style-name="ce47">
            <text:p>88,4%</text:p>
          </table:table-cell>
          <table:table-cell office:value-type="float" office:value="211757" table:style-name="ce46">
            <text:p>211.757</text:p>
          </table:table-cell>
          <table:table-cell office:value-type="percentage" office:value="0.82155646340848343" table:style-name="ce47">
            <text:p>82,2%</text:p>
          </table:table-cell>
          <table:table-cell office:value-type="float" office:value="180015" table:style-name="ce46">
            <text:p>180.015</text:p>
          </table:table-cell>
          <table:table-cell office:value-type="percentage" office:value="0.82201632936362967" table:style-name="ce47">
            <text:p>82,2%</text:p>
          </table:table-cell>
          <table:table-cell office:value-type="float" office:value="158855" table:style-name="ce46">
            <text:p>158.855</text:p>
          </table:table-cell>
          <table:table-cell office:value-type="percentage" office:value="0.8933673010302785" table:style-name="ce47">
            <text:p>89,3%</text:p>
          </table:table-cell>
          <table:table-cell office:value-type="float" office:value="1658692" table:style-name="ce46">
            <text:p>1.658.692</text:p>
          </table:table-cell>
          <table:table-cell office:value-type="float" office:value="1816082" table:style-name="ce46">
            <text:p>1.816.082</text:p>
          </table:table-cell>
          <table:table-cell office:value-type="percentage" office:value="0.91333541106624039" table:style-name="ce47">
            <text:p>91,3%</text:p>
          </table:table-cell>
          <table:table-cell office:value-type="percentage" office:value="0.80964886247373891" table:style-name="ce47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60937" table:style-name="ce46">
            <text:p>460.937</text:p>
          </table:table-cell>
          <table:table-cell office:value-type="percentage" office:value="1" table:style-name="ce47">
            <text:p>100,0%</text:p>
          </table:table-cell>
          <table:table-cell office:value-type="float" office:value="621810" table:style-name="ce46">
            <text:p>621.810</text:p>
          </table:table-cell>
          <table:table-cell office:value-type="percentage" office:value="0.97809468081090267" table:style-name="ce47">
            <text:p>97,8%</text:p>
          </table:table-cell>
          <table:table-cell office:value-type="float" office:value="809427" table:style-name="ce46">
            <text:p>809.427</text:p>
          </table:table-cell>
          <table:table-cell office:value-type="percentage" office:value="0.94949230718699706" table:style-name="ce47">
            <text:p>94,9%</text:p>
          </table:table-cell>
          <table:table-cell office:value-type="float" office:value="1043856" table:style-name="ce46">
            <text:p>1.043.856</text:p>
          </table:table-cell>
          <table:table-cell office:value-type="percentage" office:value="0.95120744376941524" table:style-name="ce47">
            <text:p>95,1%</text:p>
          </table:table-cell>
          <table:table-cell office:value-type="float" office:value="1164612" table:style-name="ce46">
            <text:p>1.164.612</text:p>
          </table:table-cell>
          <table:table-cell office:value-type="percentage" office:value="0.91304163759378454" table:style-name="ce47">
            <text:p>91,3%</text:p>
          </table:table-cell>
          <table:table-cell office:value-type="float" office:value="829971" table:style-name="ce46">
            <text:p>829.971</text:p>
          </table:table-cell>
          <table:table-cell office:value-type="percentage" office:value="0.85862503465655871" table:style-name="ce47">
            <text:p>85,9%</text:p>
          </table:table-cell>
          <table:table-cell office:value-type="float" office:value="696344" table:style-name="ce46">
            <text:p>696.344</text:p>
          </table:table-cell>
          <table:table-cell office:value-type="percentage" office:value="0.83993105353242092" table:style-name="ce47">
            <text:p>84,0%</text:p>
          </table:table-cell>
          <table:table-cell office:value-type="float" office:value="600471" table:style-name="ce46">
            <text:p>600.471</text:p>
          </table:table-cell>
          <table:table-cell office:value-type="percentage" office:value="0.89440585793378546" table:style-name="ce47">
            <text:p>89,4%</text:p>
          </table:table-cell>
          <table:table-cell office:value-type="float" office:value="6227428" table:style-name="ce46">
            <text:p>6.227.428</text:p>
          </table:table-cell>
          <table:table-cell office:value-type="float" office:value="6782414" table:style-name="ce46">
            <text:p>6.782.414</text:p>
          </table:table-cell>
          <table:table-cell office:value-type="percentage" office:value="0.91817279216514947" table:style-name="ce47">
            <text:p>91,8%</text:p>
          </table:table-cell>
          <table:table-cell office:value-type="percentage" office:value="0.81178759193576333" table:style-name="ce47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8042" table:style-name="ce46">
            <text:p>298.042</text:p>
          </table:table-cell>
          <table:table-cell office:value-type="percentage" office:value="1" table:style-name="ce47">
            <text:p>100,0%</text:p>
          </table:table-cell>
          <table:table-cell office:value-type="float" office:value="436232" table:style-name="ce46">
            <text:p>436.232</text:p>
          </table:table-cell>
          <table:table-cell office:value-type="percentage" office:value="0.99194135196099831" table:style-name="ce47">
            <text:p>99,2%</text:p>
          </table:table-cell>
          <table:table-cell office:value-type="float" office:value="574430" table:style-name="ce46">
            <text:p>574.430</text:p>
          </table:table-cell>
          <table:table-cell office:value-type="percentage" office:value="0.96196871755367253" table:style-name="ce47">
            <text:p>96,2%</text:p>
          </table:table-cell>
          <table:table-cell office:value-type="float" office:value="721253" table:style-name="ce46">
            <text:p>721.253</text:p>
          </table:table-cell>
          <table:table-cell office:value-type="percentage" office:value="0.94615871000241381" table:style-name="ce47">
            <text:p>94,6%</text:p>
          </table:table-cell>
          <table:table-cell office:value-type="float" office:value="764961" table:style-name="ce46">
            <text:p>764.961</text:p>
          </table:table-cell>
          <table:table-cell office:value-type="percentage" office:value="0.90988470637772489" table:style-name="ce47">
            <text:p>91,0%</text:p>
          </table:table-cell>
          <table:table-cell office:value-type="float" office:value="528556" table:style-name="ce46">
            <text:p>528.556</text:p>
          </table:table-cell>
          <table:table-cell office:value-type="percentage" office:value="0.8609511647264062" table:style-name="ce47">
            <text:p>86,1%</text:p>
          </table:table-cell>
          <table:table-cell office:value-type="float" office:value="445609" table:style-name="ce46">
            <text:p>445.609</text:p>
          </table:table-cell>
          <table:table-cell office:value-type="percentage" office:value="0.86901806452367814" table:style-name="ce47">
            <text:p>86,9%</text:p>
          </table:table-cell>
          <table:table-cell office:value-type="float" office:value="396912" table:style-name="ce46">
            <text:p>396.912</text:p>
          </table:table-cell>
          <table:table-cell office:value-type="percentage" office:value="0.91714517444641364" table:style-name="ce47">
            <text:p>91,7%</text:p>
          </table:table-cell>
          <table:table-cell office:value-type="float" office:value="4165995" table:style-name="ce46">
            <text:p>4.165.995</text:p>
          </table:table-cell>
          <table:table-cell office:value-type="float" office:value="4492026" table:style-name="ce46">
            <text:p>4.492.026</text:p>
          </table:table-cell>
          <table:table-cell office:value-type="percentage" office:value="0.92742005500413405" table:style-name="ce47">
            <text:p>92,7%</text:p>
          </table:table-cell>
          <table:table-cell office:value-type="percentage" office:value="0.82543250555523084" table:style-name="ce47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398" table:style-name="ce46">
            <text:p>78.398</text:p>
          </table:table-cell>
          <table:table-cell office:value-type="percentage" office:value="1" table:style-name="ce47">
            <text:p>100,0%</text:p>
          </table:table-cell>
          <table:table-cell office:value-type="float" office:value="96133" table:style-name="ce46">
            <text:p>96.133</text:p>
          </table:table-cell>
          <table:table-cell office:value-type="percentage" office:value="1" table:style-name="ce47">
            <text:p>100,0%</text:p>
          </table:table-cell>
          <table:table-cell office:value-type="float" office:value="133407" table:style-name="ce46">
            <text:p>133.407</text:p>
          </table:table-cell>
          <table:table-cell office:value-type="percentage" office:value="1" table:style-name="ce47">
            <text:p>100,0%</text:p>
          </table:table-cell>
          <table:table-cell office:value-type="float" office:value="162265" table:style-name="ce46">
            <text:p>162.265</text:p>
          </table:table-cell>
          <table:table-cell office:value-type="percentage" office:value="0.96613338255345249" table:style-name="ce47">
            <text:p>96,6%</text:p>
          </table:table-cell>
          <table:table-cell office:value-type="float" office:value="147215" table:style-name="ce46">
            <text:p>147.215</text:p>
          </table:table-cell>
          <table:table-cell office:value-type="percentage" office:value="0.93448481616900259" table:style-name="ce47">
            <text:p>93,4%</text:p>
          </table:table-cell>
          <table:table-cell office:value-type="float" office:value="114597" table:style-name="ce46">
            <text:p>114.597</text:p>
          </table:table-cell>
          <table:table-cell office:value-type="percentage" office:value="0.88258806857565353" table:style-name="ce47">
            <text:p>88,3%</text:p>
          </table:table-cell>
          <table:table-cell office:value-type="float" office:value="95398" table:style-name="ce46">
            <text:p>95.398</text:p>
          </table:table-cell>
          <table:table-cell office:value-type="percentage" office:value="0.84793699891561336" table:style-name="ce47">
            <text:p>84,8%</text:p>
          </table:table-cell>
          <table:table-cell office:value-type="float" office:value="80745" table:style-name="ce46">
            <text:p>80.745</text:p>
          </table:table-cell>
          <table:table-cell office:value-type="percentage" office:value="0.9420830951241993" table:style-name="ce47">
            <text:p>94,2%</text:p>
          </table:table-cell>
          <table:table-cell office:value-type="float" office:value="908158" table:style-name="ce46">
            <text:p>908.158</text:p>
          </table:table-cell>
          <table:table-cell office:value-type="float" office:value="949890" table:style-name="ce46">
            <text:p>949.890</text:p>
          </table:table-cell>
          <table:table-cell office:value-type="percentage" office:value="0.95606649190958948" table:style-name="ce47">
            <text:p>95,6%</text:p>
          </table:table-cell>
          <table:table-cell office:value-type="percentage" office:value="0.85837321207297923" table:style-name="ce47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3005" table:style-name="ce46">
            <text:p>243.005</text:p>
          </table:table-cell>
          <table:table-cell office:value-type="percentage" office:value="1" table:style-name="ce47">
            <text:p>100,0%</text:p>
          </table:table-cell>
          <table:table-cell office:value-type="float" office:value="292283" table:style-name="ce46">
            <text:p>292.283</text:p>
          </table:table-cell>
          <table:table-cell office:value-type="percentage" office:value="1" table:style-name="ce47">
            <text:p>100,0%</text:p>
          </table:table-cell>
          <table:table-cell office:value-type="float" office:value="348110" table:style-name="ce46">
            <text:p>348.110</text:p>
          </table:table-cell>
          <table:table-cell office:value-type="percentage" office:value="0.98456865196314125" table:style-name="ce47">
            <text:p>98,5%</text:p>
          </table:table-cell>
          <table:table-cell office:value-type="float" office:value="393618" table:style-name="ce46">
            <text:p>393.618</text:p>
          </table:table-cell>
          <table:table-cell office:value-type="percentage" office:value="0.9619208211143695" table:style-name="ce47">
            <text:p>96,2%</text:p>
          </table:table-cell>
          <table:table-cell office:value-type="float" office:value="412190" table:style-name="ce46">
            <text:p>412.190</text:p>
          </table:table-cell>
          <table:table-cell office:value-type="percentage" office:value="0.93079394901510037" table:style-name="ce47">
            <text:p>93,1%</text:p>
          </table:table-cell>
          <table:table-cell office:value-type="float" office:value="268526" table:style-name="ce46">
            <text:p>268.526</text:p>
          </table:table-cell>
          <table:table-cell office:value-type="percentage" office:value="0.87014821871820291" table:style-name="ce47">
            <text:p>87,0%</text:p>
          </table:table-cell>
          <table:table-cell office:value-type="float" office:value="204114" table:style-name="ce46">
            <text:p>204.114</text:p>
          </table:table-cell>
          <table:table-cell office:value-type="percentage" office:value="0.88605759630494618" table:style-name="ce47">
            <text:p>88,6%</text:p>
          </table:table-cell>
          <table:table-cell office:value-type="float" office:value="176405" table:style-name="ce46">
            <text:p>176.405</text:p>
          </table:table-cell>
          <table:table-cell office:value-type="percentage" office:value="0.9621531110917183" table:style-name="ce47">
            <text:p>96,2%</text:p>
          </table:table-cell>
          <table:table-cell office:value-type="float" office:value="2338251" table:style-name="ce46">
            <text:p>2.338.251</text:p>
          </table:table-cell>
          <table:table-cell office:value-type="float" office:value="2456127" table:style-name="ce46">
            <text:p>2.456.127</text:p>
          </table:table-cell>
          <table:table-cell office:value-type="percentage" office:value="0.95200736769719152" table:style-name="ce47">
            <text:p>95,2%</text:p>
          </table:table-cell>
          <table:table-cell office:value-type="percentage" office:value="0.86702206553063621" table:style-name="ce47">
            <text:p>86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457" table:style-name="ce46">
            <text:p>23.457</text:p>
          </table:table-cell>
          <table:table-cell office:value-type="percentage" office:value="1" table:style-name="ce47">
            <text:p>100,0%</text:p>
          </table:table-cell>
          <table:table-cell office:value-type="float" office:value="28767" table:style-name="ce46">
            <text:p>28.767</text:p>
          </table:table-cell>
          <table:table-cell office:value-type="percentage" office:value="1" table:style-name="ce47">
            <text:p>100,0%</text:p>
          </table:table-cell>
          <table:table-cell office:value-type="float" office:value="38466" table:style-name="ce46">
            <text:p>38.466</text:p>
          </table:table-cell>
          <table:table-cell office:value-type="percentage" office:value="0.99616719324597292" table:style-name="ce47">
            <text:p>99,6%</text:p>
          </table:table-cell>
          <table:table-cell office:value-type="float" office:value="45865" table:style-name="ce46">
            <text:p>45.865</text:p>
          </table:table-cell>
          <table:table-cell office:value-type="percentage" office:value="0.96557894736842109" table:style-name="ce47">
            <text:p>96,6%</text:p>
          </table:table-cell>
          <table:table-cell office:value-type="float" office:value="48364" table:style-name="ce46">
            <text:p>48.364</text:p>
          </table:table-cell>
          <table:table-cell office:value-type="percentage" office:value="0.93503982677287134" table:style-name="ce47">
            <text:p>93,5%</text:p>
          </table:table-cell>
          <table:table-cell office:value-type="float" office:value="32393" table:style-name="ce46">
            <text:p>32.393</text:p>
          </table:table-cell>
          <table:table-cell office:value-type="percentage" office:value="0.87463548979371419" table:style-name="ce47">
            <text:p>87,5%</text:p>
          </table:table-cell>
          <table:table-cell office:value-type="float" office:value="25638" table:style-name="ce46">
            <text:p>25.638</text:p>
          </table:table-cell>
          <table:table-cell office:value-type="percentage" office:value="0.84989723529801764" table:style-name="ce47">
            <text:p>85,0%</text:p>
          </table:table-cell>
          <table:table-cell office:value-type="float" office:value="24953" table:style-name="ce46">
            <text:p>24.953</text:p>
          </table:table-cell>
          <table:table-cell office:value-type="percentage" office:value="0.9602847796805849" table:style-name="ce47">
            <text:p>96,0%</text:p>
          </table:table-cell>
          <table:table-cell office:value-type="float" office:value="267903" table:style-name="ce46">
            <text:p>267.903</text:p>
          </table:table-cell>
          <table:table-cell office:value-type="float" office:value="281479" table:style-name="ce46">
            <text:p>281.479</text:p>
          </table:table-cell>
          <table:table-cell office:value-type="percentage" office:value="0.95176904849029587" table:style-name="ce47">
            <text:p>95,2%</text:p>
          </table:table-cell>
          <table:table-cell office:value-type="percentage" office:value="0.84732237741005012" table:style-name="ce47">
            <text:p>84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5614" table:style-name="ce46">
            <text:p>375.614</text:p>
          </table:table-cell>
          <table:table-cell office:value-type="percentage" office:value="1" table:style-name="ce47">
            <text:p>100,0%</text:p>
          </table:table-cell>
          <table:table-cell office:value-type="float" office:value="513479" table:style-name="ce46">
            <text:p>513.479</text:p>
          </table:table-cell>
          <table:table-cell office:value-type="percentage" office:value="0.97425101982734086" table:style-name="ce47">
            <text:p>97,4%</text:p>
          </table:table-cell>
          <table:table-cell office:value-type="float" office:value="695045" table:style-name="ce46">
            <text:p>695.045</text:p>
          </table:table-cell>
          <table:table-cell office:value-type="percentage" office:value="0.96472660446549274" table:style-name="ce47">
            <text:p>96,5%</text:p>
          </table:table-cell>
          <table:table-cell office:value-type="float" office:value="952236" table:style-name="ce46">
            <text:p>952.236</text:p>
          </table:table-cell>
          <table:table-cell office:value-type="percentage" office:value="0.96208875089794588" table:style-name="ce47">
            <text:p>96,2%</text:p>
          </table:table-cell>
          <table:table-cell office:value-type="float" office:value="1055109" table:style-name="ce46">
            <text:p>1.055.109</text:p>
          </table:table-cell>
          <table:table-cell office:value-type="percentage" office:value="0.91269799391539863" table:style-name="ce47">
            <text:p>91,3%</text:p>
          </table:table-cell>
          <table:table-cell office:value-type="float" office:value="782715" table:style-name="ce46">
            <text:p>782.715</text:p>
          </table:table-cell>
          <table:table-cell office:value-type="percentage" office:value="0.86886852773621182" table:style-name="ce47">
            <text:p>86,9%</text:p>
          </table:table-cell>
          <table:table-cell office:value-type="float" office:value="637818" table:style-name="ce46">
            <text:p>637.818</text:p>
          </table:table-cell>
          <table:table-cell office:value-type="percentage" office:value="0.86712246637582135" table:style-name="ce47">
            <text:p>86,7%</text:p>
          </table:table-cell>
          <table:table-cell office:value-type="float" office:value="496728" table:style-name="ce46">
            <text:p>496.728</text:p>
          </table:table-cell>
          <table:table-cell office:value-type="percentage" office:value="0.87032273890037493" table:style-name="ce47">
            <text:p>87,0%</text:p>
          </table:table-cell>
          <table:table-cell office:value-type="float" office:value="5508744" table:style-name="ce46">
            <text:p>5.508.744</text:p>
          </table:table-cell>
          <table:table-cell office:value-type="float" office:value="5970908" table:style-name="ce46">
            <text:p>5.970.908</text:p>
          </table:table-cell>
          <table:table-cell office:value-type="percentage" office:value="0.92259736710061513" table:style-name="ce47">
            <text:p>92,3%</text:p>
          </table:table-cell>
          <table:table-cell office:value-type="percentage" office:value="0.81540619447386764" table:style-name="ce47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282" table:style-name="ce46">
            <text:p>74.282</text:p>
          </table:table-cell>
          <table:table-cell office:value-type="percentage" office:value="1" table:style-name="ce47">
            <text:p>100,0%</text:p>
          </table:table-cell>
          <table:table-cell office:value-type="float" office:value="103980" table:style-name="ce46">
            <text:p>103.980</text:p>
          </table:table-cell>
          <table:table-cell office:value-type="percentage" office:value="1" table:style-name="ce47">
            <text:p>100,0%</text:p>
          </table:table-cell>
          <table:table-cell office:value-type="float" office:value="149930" table:style-name="ce46">
            <text:p>149.930</text:p>
          </table:table-cell>
          <table:table-cell office:value-type="percentage" office:value="0.97648185175295199" table:style-name="ce47">
            <text:p>97,6%</text:p>
          </table:table-cell>
          <table:table-cell office:value-type="float" office:value="209883" table:style-name="ce46">
            <text:p>209.883</text:p>
          </table:table-cell>
          <table:table-cell office:value-type="percentage" office:value="0.96231138498782687" table:style-name="ce47">
            <text:p>96,2%</text:p>
          </table:table-cell>
          <table:table-cell office:value-type="float" office:value="236616" table:style-name="ce46">
            <text:p>236.616</text:p>
          </table:table-cell>
          <table:table-cell office:value-type="percentage" office:value="0.93721184466942342" table:style-name="ce47">
            <text:p>93,7%</text:p>
          </table:table-cell>
          <table:table-cell office:value-type="float" office:value="174641" table:style-name="ce46">
            <text:p>174.641</text:p>
          </table:table-cell>
          <table:table-cell office:value-type="percentage" office:value="0.87726674502948654" table:style-name="ce47">
            <text:p>87,7%</text:p>
          </table:table-cell>
          <table:table-cell office:value-type="float" office:value="150158" table:style-name="ce46">
            <text:p>150.158</text:p>
          </table:table-cell>
          <table:table-cell office:value-type="percentage" office:value="0.86327965551141495" table:style-name="ce47">
            <text:p>86,3%</text:p>
          </table:table-cell>
          <table:table-cell office:value-type="float" office:value="131376" table:style-name="ce46">
            <text:p>131.376</text:p>
          </table:table-cell>
          <table:table-cell office:value-type="percentage" office:value="0.90844719809702934" table:style-name="ce47">
            <text:p>90,8%</text:p>
          </table:table-cell>
          <table:table-cell office:value-type="float" office:value="1230866" table:style-name="ce46">
            <text:p>1.230.866</text:p>
          </table:table-cell>
          <table:table-cell office:value-type="float" office:value="1317614" table:style-name="ce46">
            <text:p>1.317.614</text:p>
          </table:table-cell>
          <table:table-cell office:value-type="percentage" office:value="0.93416281247770594" table:style-name="ce47">
            <text:p>93,4%</text:p>
          </table:table-cell>
          <table:table-cell office:value-type="percentage" office:value="0.81348590553283506" table:style-name="ce47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72" table:style-name="ce46">
            <text:p>42.572</text:p>
          </table:table-cell>
          <table:table-cell office:value-type="percentage" office:value="1" table:style-name="ce47">
            <text:p>100,0%</text:p>
          </table:table-cell>
          <table:table-cell office:value-type="float" office:value="56001" table:style-name="ce46">
            <text:p>56.001</text:p>
          </table:table-cell>
          <table:table-cell office:value-type="percentage" office:value="0.98871822033898304" table:style-name="ce47">
            <text:p>98,9%</text:p>
          </table:table-cell>
          <table:table-cell office:value-type="float" office:value="72610" table:style-name="ce46">
            <text:p>72.610</text:p>
          </table:table-cell>
          <table:table-cell office:value-type="percentage" office:value="0.95956125280824633" table:style-name="ce47">
            <text:p>96,0%</text:p>
          </table:table-cell>
          <table:table-cell office:value-type="float" office:value="92505" table:style-name="ce46">
            <text:p>92.505</text:p>
          </table:table-cell>
          <table:table-cell office:value-type="percentage" office:value="0.94684640422526567" table:style-name="ce47">
            <text:p>94,7%</text:p>
          </table:table-cell>
          <table:table-cell office:value-type="float" office:value="96539" table:style-name="ce46">
            <text:p>96.539</text:p>
          </table:table-cell>
          <table:table-cell office:value-type="percentage" office:value="0.91313148510730868" table:style-name="ce47">
            <text:p>91,3%</text:p>
          </table:table-cell>
          <table:table-cell office:value-type="float" office:value="65907" table:style-name="ce46">
            <text:p>65.907</text:p>
          </table:table-cell>
          <table:table-cell office:value-type="percentage" office:value="0.85895815141602261" table:style-name="ce47">
            <text:p>85,9%</text:p>
          </table:table-cell>
          <table:table-cell office:value-type="float" office:value="59823" table:style-name="ce46">
            <text:p>59.823</text:p>
          </table:table-cell>
          <table:table-cell office:value-type="percentage" office:value="0.8694950728176507" table:style-name="ce47">
            <text:p>86,9%</text:p>
          </table:table-cell>
          <table:table-cell office:value-type="float" office:value="52623" table:style-name="ce46">
            <text:p>52.623</text:p>
          </table:table-cell>
          <table:table-cell office:value-type="percentage" office:value="0.91484849011665303" table:style-name="ce47">
            <text:p>91,5%</text:p>
          </table:table-cell>
          <table:table-cell office:value-type="float" office:value="538580" table:style-name="ce46">
            <text:p>538.580</text:p>
          </table:table-cell>
          <table:table-cell office:value-type="float" office:value="580174" table:style-name="ce46">
            <text:p>580.174</text:p>
          </table:table-cell>
          <table:table-cell office:value-type="percentage" office:value="0.92830771458217709" table:style-name="ce47">
            <text:p>92,8%</text:p>
          </table:table-cell>
          <table:table-cell office:value-type="percentage" office:value="0.81894126698841641" table:style-name="ce47">
            <text:p>81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740" table:style-name="ce46">
            <text:p>164.740</text:p>
          </table:table-cell>
          <table:table-cell office:value-type="percentage" office:value="1" table:style-name="ce47">
            <text:p>100,0%</text:p>
          </table:table-cell>
          <table:table-cell office:value-type="float" office:value="214387" table:style-name="ce46">
            <text:p>214.387</text:p>
          </table:table-cell>
          <table:table-cell office:value-type="percentage" office:value="0.99085346126470886" table:style-name="ce47">
            <text:p>99,1%</text:p>
          </table:table-cell>
          <table:table-cell office:value-type="float" office:value="280181" table:style-name="ce46">
            <text:p>280.181</text:p>
          </table:table-cell>
          <table:table-cell office:value-type="percentage" office:value="0.98598691596020593" table:style-name="ce47">
            <text:p>98,6%</text:p>
          </table:table-cell>
          <table:table-cell office:value-type="float" office:value="326960" table:style-name="ce46">
            <text:p>326.960</text:p>
          </table:table-cell>
          <table:table-cell office:value-type="percentage" office:value="0.96886510384719093" table:style-name="ce47">
            <text:p>96,9%</text:p>
          </table:table-cell>
          <table:table-cell office:value-type="float" office:value="326206" table:style-name="ce46">
            <text:p>326.206</text:p>
          </table:table-cell>
          <table:table-cell office:value-type="percentage" office:value="0.93720120437620669" table:style-name="ce47">
            <text:p>93,7%</text:p>
          </table:table-cell>
          <table:table-cell office:value-type="float" office:value="211652" table:style-name="ce46">
            <text:p>211.652</text:p>
          </table:table-cell>
          <table:table-cell office:value-type="percentage" office:value="0.8906600458686641" table:style-name="ce47">
            <text:p>89,1%</text:p>
          </table:table-cell>
          <table:table-cell office:value-type="float" office:value="174888" table:style-name="ce46">
            <text:p>174.888</text:p>
          </table:table-cell>
          <table:table-cell office:value-type="percentage" office:value="0.87788570137790833" table:style-name="ce47">
            <text:p>87,8%</text:p>
          </table:table-cell>
          <table:table-cell office:value-type="float" office:value="159194" table:style-name="ce46">
            <text:p>159.194</text:p>
          </table:table-cell>
          <table:table-cell office:value-type="percentage" office:value="0.92117094961722512" table:style-name="ce47">
            <text:p>92,1%</text:p>
          </table:table-cell>
          <table:table-cell office:value-type="float" office:value="1858208" table:style-name="ce46">
            <text:p>1.858.208</text:p>
          </table:table-cell>
          <table:table-cell office:value-type="float" office:value="1955253" table:style-name="ce46">
            <text:p>1.955.253</text:p>
          </table:table-cell>
          <table:table-cell office:value-type="percentage" office:value="0.95036703690008406" table:style-name="ce47">
            <text:p>95,0%</text:p>
          </table:table-cell>
          <table:table-cell office:value-type="percentage" office:value="0.85008518199302074" table:style-name="ce47">
            <text:p>85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503" table:style-name="ce46">
            <text:p>2.503</text:p>
          </table:table-cell>
          <table:table-cell office:value-type="percentage" office:value="0.88227000352485019" table:style-name="ce47">
            <text:p>88,2%</text:p>
          </table:table-cell>
          <table:table-cell office:value-type="float" office:value="4098" table:style-name="ce46">
            <text:p>4.098</text:p>
          </table:table-cell>
          <table:table-cell office:value-type="percentage" office:value="0.93051771117166215" table:style-name="ce47">
            <text:p>93,1%</text:p>
          </table:table-cell>
          <table:table-cell office:value-type="float" office:value="8053" table:style-name="ce46">
            <text:p>8.053</text:p>
          </table:table-cell>
          <table:table-cell office:value-type="percentage" office:value="0.96686276863969267" table:style-name="ce47">
            <text:p>96,7%</text:p>
          </table:table-cell>
          <table:table-cell office:value-type="float" office:value="10975" table:style-name="ce46">
            <text:p>10.975</text:p>
          </table:table-cell>
          <table:table-cell office:value-type="percentage" office:value="0.94964091027083153" table:style-name="ce47">
            <text:p>95,0%</text:p>
          </table:table-cell>
          <table:table-cell office:value-type="float" office:value="11556" table:style-name="ce46">
            <text:p>11.556</text:p>
          </table:table-cell>
          <table:table-cell office:value-type="percentage" office:value="0.93517844136926442" table:style-name="ce47">
            <text:p>93,5%</text:p>
          </table:table-cell>
          <table:table-cell office:value-type="float" office:value="9699" table:style-name="ce46">
            <text:p>9.699</text:p>
          </table:table-cell>
          <table:table-cell office:value-type="percentage" office:value="0.85086411088691993" table:style-name="ce47">
            <text:p>85,1%</text:p>
          </table:table-cell>
          <table:table-cell office:value-type="float" office:value="9772" table:style-name="ce46">
            <text:p>9.772</text:p>
          </table:table-cell>
          <table:table-cell office:value-type="percentage" office:value="0.89940174873446843" table:style-name="ce47">
            <text:p>89,9%</text:p>
          </table:table-cell>
          <table:table-cell office:value-type="float" office:value="9550" table:style-name="ce46">
            <text:p>9.550</text:p>
          </table:table-cell>
          <table:table-cell office:value-type="percentage" office:value="1.028983945695507" table:style-name="ce47">
            <text:p>102,9%</text:p>
          </table:table-cell>
          <table:table-cell office:value-type="float" office:value="66206" table:style-name="ce46">
            <text:p>66.206</text:p>
          </table:table-cell>
          <table:table-cell office:value-type="float" office:value="71029" table:style-name="ce46">
            <text:p>71.029</text:p>
          </table:table-cell>
          <table:table-cell office:value-type="percentage" office:value="0.93209815709076571" table:style-name="ce47">
            <text:p>93,2%</text:p>
          </table:table-cell>
          <table:table-cell office:value-type="percentage" office:value="0.79272483446483955" table:style-name="ce47">
            <text:p>79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99" table:style-name="ce46">
            <text:p>2.099</text:p>
          </table:table-cell>
          <table:table-cell office:value-type="percentage" office:value="0.8359219434488252" table:style-name="ce47">
            <text:p>83,6%</text:p>
          </table:table-cell>
          <table:table-cell office:value-type="float" office:value="3433" table:style-name="ce46">
            <text:p>3.433</text:p>
          </table:table-cell>
          <table:table-cell office:value-type="percentage" office:value="0.90270838811464638" table:style-name="ce47">
            <text:p>90,3%</text:p>
          </table:table-cell>
          <table:table-cell office:value-type="float" office:value="7509" table:style-name="ce46">
            <text:p>7.509</text:p>
          </table:table-cell>
          <table:table-cell office:value-type="percentage" office:value="0.93803872579637726" table:style-name="ce47">
            <text:p>93,8%</text:p>
          </table:table-cell>
          <table:table-cell office:value-type="float" office:value="10155" table:style-name="ce46">
            <text:p>10.155</text:p>
          </table:table-cell>
          <table:table-cell office:value-type="percentage" office:value="0.94019072308119622" table:style-name="ce47">
            <text:p>94,0%</text:p>
          </table:table-cell>
          <table:table-cell office:value-type="float" office:value="10656" table:style-name="ce46">
            <text:p>10.656</text:p>
          </table:table-cell>
          <table:table-cell office:value-type="percentage" office:value="0.97555616588849214" table:style-name="ce47">
            <text:p>97,6%</text:p>
          </table:table-cell>
          <table:table-cell office:value-type="float" office:value="9252" table:style-name="ce46">
            <text:p>9.252</text:p>
          </table:table-cell>
          <table:table-cell office:value-type="percentage" office:value="0.84477720964207448" table:style-name="ce47">
            <text:p>84,5%</text:p>
          </table:table-cell>
          <table:table-cell office:value-type="float" office:value="9599" table:style-name="ce46">
            <text:p>9.599</text:p>
          </table:table-cell>
          <table:table-cell office:value-type="percentage" office:value="0.82105893422290654" table:style-name="ce47">
            <text:p>82,1%</text:p>
          </table:table-cell>
          <table:table-cell office:value-type="float" office:value="8691" table:style-name="ce46">
            <text:p>8.691</text:p>
          </table:table-cell>
          <table:table-cell office:value-type="percentage" office:value="0.90720250521920665" table:style-name="ce47">
            <text:p>90,7%</text:p>
          </table:table-cell>
          <table:table-cell office:value-type="float" office:value="61394" table:style-name="ce46">
            <text:p>61.394</text:p>
          </table:table-cell>
          <table:table-cell office:value-type="float" office:value="68266" table:style-name="ce46">
            <text:p>68.266</text:p>
          </table:table-cell>
          <table:table-cell office:value-type="percentage" office:value="0.89933495444291445" table:style-name="ce47">
            <text:p>89,9%</text:p>
          </table:table-cell>
          <table:table-cell office:value-type="percentage" office:value="0.73068958130013573" table:style-name="ce47">
            <text:p>73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0" table:style-name="ce46">
            <text:p>30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700" table:style-name="ce46">
            <text:p>3.700</text:p>
          </table:table-cell>
          <table:table-cell office:value-type="string" table:style-name="ce47">
            <text:p>-</text:p>
          </table:table-cell>
          <table:table-cell office:value-type="float" office:value="9712" table:style-name="ce46">
            <text:p>9.712</text:p>
          </table:table-cell>
          <table:table-cell office:value-type="string" table:style-name="ce47">
            <text:p>-</text:p>
          </table:table-cell>
          <table:table-cell office:value-type="float" office:value="22766" table:style-name="ce46">
            <text:p>22.766</text:p>
          </table:table-cell>
          <table:table-cell office:value-type="string" table:style-name="ce47">
            <text:p>-</text:p>
          </table:table-cell>
          <table:table-cell office:value-type="float" office:value="32908" table:style-name="ce46">
            <text:p>32.908</text:p>
          </table:table-cell>
          <table:table-cell office:value-type="string" table:style-name="ce47">
            <text:p>-</text:p>
          </table:table-cell>
          <table:table-cell office:value-type="float" office:value="25067" table:style-name="ce46">
            <text:p>25.067</text:p>
          </table:table-cell>
          <table:table-cell office:value-type="string" table:style-name="ce47">
            <text:p>-</text:p>
          </table:table-cell>
          <table:table-cell office:value-type="float" office:value="1229" table:style-name="ce46">
            <text:p>1.229</text:p>
          </table:table-cell>
          <table:table-cell office:value-type="string" table:style-name="ce47">
            <text:p>-</text:p>
          </table:table-cell>
          <table:table-cell office:value-type="float" office:value="95432" table:style-name="ce46">
            <text:p>95.432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33" table:style-name="ce49">
            <text:p>33</text:p>
          </table:table-cell>
          <table:table-cell office:value-type="string" table:style-name="ce50">
            <text:p>-</text:p>
          </table:table-cell>
          <table:table-cell office:value-type="float" office:value="52" table:style-name="ce49">
            <text:p>52</text:p>
          </table:table-cell>
          <table:table-cell office:value-type="string" table:style-name="ce50">
            <text:p>-</text:p>
          </table:table-cell>
          <table:table-cell office:value-type="float" office:value="313" table:style-name="ce49">
            <text:p>313</text:p>
          </table:table-cell>
          <table:table-cell office:value-type="string" table:style-name="ce50">
            <text:p>-</text:p>
          </table:table-cell>
          <table:table-cell office:value-type="float" office:value="910" table:style-name="ce49">
            <text:p>910</text:p>
          </table:table-cell>
          <table:table-cell office:value-type="string" table:style-name="ce50">
            <text:p>-</text:p>
          </table:table-cell>
          <table:table-cell office:value-type="float" office:value="1911" table:style-name="ce49">
            <text:p>1.911</text:p>
          </table:table-cell>
          <table:table-cell office:value-type="string" table:style-name="ce50">
            <text:p>-</text:p>
          </table:table-cell>
          <table:table-cell office:value-type="float" office:value="2362" table:style-name="ce49">
            <text:p>2.362</text:p>
          </table:table-cell>
          <table:table-cell office:value-type="string" table:style-name="ce50">
            <text:p>-</text:p>
          </table:table-cell>
          <table:table-cell office:value-type="float" office:value="2084" table:style-name="ce49">
            <text:p>2.084</text:p>
          </table:table-cell>
          <table:table-cell office:value-type="string" table:style-name="ce50">
            <text:p>-</text:p>
          </table:table-cell>
          <table:table-cell office:value-type="float" office:value="266" table:style-name="ce49">
            <text:p>266</text:p>
          </table:table-cell>
          <table:table-cell office:value-type="string" table:style-name="ce50">
            <text:p>-</text:p>
          </table:table-cell>
          <table:table-cell office:value-type="float" office:value="7931" table:style-name="ce49">
            <text:p>7.931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50350" table:style-name="ce53">
            <text:p>2.950.350</text:p>
          </table:table-cell>
          <table:table-cell office:value-type="percentage" office:value="1" table:style-name="ce54">
            <text:p>100,0%</text:p>
          </table:table-cell>
          <table:table-cell office:value-type="float" office:value="3965535" table:style-name="ce53">
            <text:p>3.965.535</text:p>
          </table:table-cell>
          <table:table-cell office:value-type="percentage" office:value="0.99217029299977555" table:style-name="ce54">
            <text:p>99,2%</text:p>
          </table:table-cell>
          <table:table-cell office:value-type="float" office:value="5331642" table:style-name="ce53">
            <text:p>5.331.642</text:p>
          </table:table-cell>
          <table:table-cell office:value-type="percentage" office:value="0.96804123711340206" table:style-name="ce54">
            <text:p>96,8%</text:p>
          </table:table-cell>
          <table:table-cell office:value-type="float" office:value="6762928" table:style-name="ce53">
            <text:p>6.762.928</text:p>
          </table:table-cell>
          <table:table-cell office:value-type="percentage" office:value="0.94855529969364827" table:style-name="ce54">
            <text:p>94,9%</text:p>
          </table:table-cell>
          <table:table-cell office:value-type="float" office:value="7122448" table:style-name="ce53">
            <text:p>7.122.448</text:p>
          </table:table-cell>
          <table:table-cell office:value-type="percentage" office:value="0.91117090249626187" table:style-name="ce54">
            <text:p>91,1%</text:p>
          </table:table-cell>
          <table:table-cell office:value-type="float" office:value="5111649" table:style-name="ce53">
            <text:p>5.111.649</text:p>
          </table:table-cell>
          <table:table-cell office:value-type="percentage" office:value="0.86025442526278939" table:style-name="ce54">
            <text:p>86,0%</text:p>
          </table:table-cell>
          <table:table-cell office:value-type="float" office:value="4228853" table:style-name="ce53">
            <text:p>4.228.853</text:p>
          </table:table-cell>
          <table:table-cell office:value-type="percentage" office:value="0.85871922722736138" table:style-name="ce54">
            <text:p>85,9%</text:p>
          </table:table-cell>
          <table:table-cell office:value-type="float" office:value="3621671" table:style-name="ce53">
            <text:p>3.621.671</text:p>
          </table:table-cell>
          <table:table-cell office:value-type="percentage" office:value="0.90906263664161457" table:style-name="ce54">
            <text:p>90,9%</text:p>
          </table:table-cell>
          <table:table-cell office:value-type="float" office:value="39095076" table:style-name="ce53">
            <text:p>39.095.076</text:p>
          </table:table-cell>
          <table:table-cell office:value-type="float" office:value="42185033" table:style-name="ce53">
            <text:p>42.185.033</text:p>
          </table:table-cell>
          <table:table-cell office:value-type="percentage" office:value="0.92675229150585237" table:style-name="ce54">
            <text:p>92,7%</text:p>
          </table:table-cell>
          <table:table-cell office:value-type="percentage" office:value="0.824813306576761" table:style-name="ce54">
            <text:p>82,5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0334" table:style-name="ce43">
            <text:p>430.334</text:p>
          </table:table-cell>
          <table:table-cell office:value-type="percentage" office:value="1" table:style-name="ce44">
            <text:p>100,0%</text:p>
          </table:table-cell>
          <table:table-cell office:value-type="float" office:value="652280" table:style-name="ce43">
            <text:p>652.280</text:p>
          </table:table-cell>
          <table:table-cell office:value-type="percentage" office:value="0.99687768884786265" table:style-name="ce44">
            <text:p>99,7%</text:p>
          </table:table-cell>
          <table:table-cell office:value-type="float" office:value="929610" table:style-name="ce43">
            <text:p>929.610</text:p>
          </table:table-cell>
          <table:table-cell office:value-type="percentage" office:value="0.97013344409321778" table:style-name="ce44">
            <text:p>97,0%</text:p>
          </table:table-cell>
          <table:table-cell office:value-type="float" office:value="1217772" table:style-name="ce43">
            <text:p>1.217.772</text:p>
          </table:table-cell>
          <table:table-cell office:value-type="percentage" office:value="0.94577548305323667" table:style-name="ce44">
            <text:p>94,6%</text:p>
          </table:table-cell>
          <table:table-cell office:value-type="float" office:value="1258852" table:style-name="ce43">
            <text:p>1.258.852</text:p>
          </table:table-cell>
          <table:table-cell office:value-type="percentage" office:value="0.90935437639417016" table:style-name="ce44">
            <text:p>90,9%</text:p>
          </table:table-cell>
          <table:table-cell office:value-type="float" office:value="940271" table:style-name="ce43">
            <text:p>940.271</text:p>
          </table:table-cell>
          <table:table-cell office:value-type="percentage" office:value="0.85341626632709278" table:style-name="ce44">
            <text:p>85,3%</text:p>
          </table:table-cell>
          <table:table-cell office:value-type="float" office:value="779681" table:style-name="ce43">
            <text:p>779.681</text:p>
          </table:table-cell>
          <table:table-cell office:value-type="percentage" office:value="0.84188629453025121" table:style-name="ce44">
            <text:p>84,2%</text:p>
          </table:table-cell>
          <table:table-cell office:value-type="float" office:value="688604" table:style-name="ce43">
            <text:p>688.604</text:p>
          </table:table-cell>
          <table:table-cell office:value-type="percentage" office:value="0.89099768906095134" table:style-name="ce44">
            <text:p>89,1%</text:p>
          </table:table-cell>
          <table:table-cell office:value-type="float" office:value="6897404" table:style-name="ce43">
            <text:p>6.897.404</text:p>
          </table:table-cell>
          <table:table-cell office:value-type="float" office:value="7508005" table:style-name="ce43">
            <text:p>7.508.005</text:p>
          </table:table-cell>
          <table:table-cell office:value-type="percentage" office:value="0.91867333599271706" table:style-name="ce44">
            <text:p>91,9%</text:p>
          </table:table-cell>
          <table:table-cell office:value-type="percentage" office:value="0.81124770162888105" table:style-name="ce44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467" table:style-name="ce46">
            <text:p>100.467</text:p>
          </table:table-cell>
          <table:table-cell office:value-type="percentage" office:value="1" table:style-name="ce47">
            <text:p>100,0%</text:p>
          </table:table-cell>
          <table:table-cell office:value-type="float" office:value="119109" table:style-name="ce46">
            <text:p>119.109</text:p>
          </table:table-cell>
          <table:table-cell office:value-type="percentage" office:value="0.99568652037617555" table:style-name="ce47">
            <text:p>99,6%</text:p>
          </table:table-cell>
          <table:table-cell office:value-type="float" office:value="154220" table:style-name="ce46">
            <text:p>154.220</text:p>
          </table:table-cell>
          <table:table-cell office:value-type="percentage" office:value="0.95604736222180897" table:style-name="ce47">
            <text:p>95,6%</text:p>
          </table:table-cell>
          <table:table-cell office:value-type="float" office:value="186380" table:style-name="ce46">
            <text:p>186.380</text:p>
          </table:table-cell>
          <table:table-cell office:value-type="percentage" office:value="0.92740209981589294" table:style-name="ce47">
            <text:p>92,7%</text:p>
          </table:table-cell>
          <table:table-cell office:value-type="float" office:value="189193" table:style-name="ce46">
            <text:p>189.193</text:p>
          </table:table-cell>
          <table:table-cell office:value-type="percentage" office:value="0.8855816174164588" table:style-name="ce47">
            <text:p>88,6%</text:p>
          </table:table-cell>
          <table:table-cell office:value-type="float" office:value="127814" table:style-name="ce46">
            <text:p>127.814</text:p>
          </table:table-cell>
          <table:table-cell office:value-type="percentage" office:value="0.80752852575847556" table:style-name="ce47">
            <text:p>80,8%</text:p>
          </table:table-cell>
          <table:table-cell office:value-type="float" office:value="106060" table:style-name="ce46">
            <text:p>106.060</text:p>
          </table:table-cell>
          <table:table-cell office:value-type="percentage" office:value="0.8108686677166318" table:style-name="ce47">
            <text:p>81,1%</text:p>
          </table:table-cell>
          <table:table-cell office:value-type="float" office:value="89931" table:style-name="ce46">
            <text:p>89.931</text:p>
          </table:table-cell>
          <table:table-cell office:value-type="percentage" office:value="0.8401861038706242" table:style-name="ce47">
            <text:p>84,0%</text:p>
          </table:table-cell>
          <table:table-cell office:value-type="float" office:value="1073174" table:style-name="ce46">
            <text:p>1.073.174</text:p>
          </table:table-cell>
          <table:table-cell office:value-type="float" office:value="1189408" table:style-name="ce46">
            <text:p>1.189.408</text:p>
          </table:table-cell>
          <table:table-cell office:value-type="percentage" office:value="0.90227575398853888" table:style-name="ce47">
            <text:p>90,2%</text:p>
          </table:table-cell>
          <table:table-cell office:value-type="percentage" office:value="0.80621094961960971" table:style-name="ce47">
            <text:p>80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327" table:style-name="ce46">
            <text:p>88.327</text:p>
          </table:table-cell>
          <table:table-cell office:value-type="percentage" office:value="1" table:style-name="ce47">
            <text:p>100,0%</text:p>
          </table:table-cell>
          <table:table-cell office:value-type="float" office:value="114131" table:style-name="ce46">
            <text:p>114.131</text:p>
          </table:table-cell>
          <table:table-cell office:value-type="percentage" office:value="1" table:style-name="ce47">
            <text:p>100,0%</text:p>
          </table:table-cell>
          <table:table-cell office:value-type="float" office:value="147891" table:style-name="ce46">
            <text:p>147.891</text:p>
          </table:table-cell>
          <table:table-cell office:value-type="percentage" office:value="0.97303112046845186" table:style-name="ce47">
            <text:p>97,3%</text:p>
          </table:table-cell>
          <table:table-cell office:value-type="float" office:value="152991" table:style-name="ce46">
            <text:p>152.991</text:p>
          </table:table-cell>
          <table:table-cell office:value-type="percentage" office:value="0.94390528309569788" table:style-name="ce47">
            <text:p>94,4%</text:p>
          </table:table-cell>
          <table:table-cell office:value-type="float" office:value="150769" table:style-name="ce46">
            <text:p>150.769</text:p>
          </table:table-cell>
          <table:table-cell office:value-type="percentage" office:value="0.90868490838958538" table:style-name="ce47">
            <text:p>90,9%</text:p>
          </table:table-cell>
          <table:table-cell office:value-type="float" office:value="90723" table:style-name="ce46">
            <text:p>90.723</text:p>
          </table:table-cell>
          <table:table-cell office:value-type="percentage" office:value="0.83545597701466967" table:style-name="ce47">
            <text:p>83,5%</text:p>
          </table:table-cell>
          <table:table-cell office:value-type="float" office:value="66374" table:style-name="ce46">
            <text:p>66.374</text:p>
          </table:table-cell>
          <table:table-cell office:value-type="percentage" office:value="0.83761136770904321" table:style-name="ce47">
            <text:p>83,8%</text:p>
          </table:table-cell>
          <table:table-cell office:value-type="float" office:value="60577" table:style-name="ce46">
            <text:p>60.577</text:p>
          </table:table-cell>
          <table:table-cell office:value-type="percentage" office:value="0.92829778104695349" table:style-name="ce47">
            <text:p>92,8%</text:p>
          </table:table-cell>
          <table:table-cell office:value-type="float" office:value="871783" table:style-name="ce46">
            <text:p>871.783</text:p>
          </table:table-cell>
          <table:table-cell office:value-type="float" office:value="930447" table:style-name="ce46">
            <text:p>930.447</text:p>
          </table:table-cell>
          <table:table-cell office:value-type="percentage" office:value="0.9369507344319451" table:style-name="ce47">
            <text:p>93,7%</text:p>
          </table:table-cell>
          <table:table-cell office:value-type="percentage" office:value="0.86068957210513686" table:style-name="ce47">
            <text:p>86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317" table:style-name="ce46">
            <text:p>51.317</text:p>
          </table:table-cell>
          <table:table-cell office:value-type="percentage" office:value="0.95681763093617733" table:style-name="ce47">
            <text:p>95,7%</text:p>
          </table:table-cell>
          <table:table-cell office:value-type="float" office:value="79510" table:style-name="ce46">
            <text:p>79.510</text:p>
          </table:table-cell>
          <table:table-cell office:value-type="percentage" office:value="0.91145654217392302" table:style-name="ce47">
            <text:p>91,1%</text:p>
          </table:table-cell>
          <table:table-cell office:value-type="float" office:value="111487" table:style-name="ce46">
            <text:p>111.487</text:p>
          </table:table-cell>
          <table:table-cell office:value-type="percentage" office:value="0.87514227626321694" table:style-name="ce47">
            <text:p>87,5%</text:p>
          </table:table-cell>
          <table:table-cell office:value-type="float" office:value="151954" table:style-name="ce46">
            <text:p>151.954</text:p>
          </table:table-cell>
          <table:table-cell office:value-type="percentage" office:value="0.85604029114180769" table:style-name="ce47">
            <text:p>85,6%</text:p>
          </table:table-cell>
          <table:table-cell office:value-type="float" office:value="171239" table:style-name="ce46">
            <text:p>171.239</text:p>
          </table:table-cell>
          <table:table-cell office:value-type="percentage" office:value="0.79049316092935651" table:style-name="ce47">
            <text:p>79,0%</text:p>
          </table:table-cell>
          <table:table-cell office:value-type="float" office:value="131617" table:style-name="ce46">
            <text:p>131.617</text:p>
          </table:table-cell>
          <table:table-cell office:value-type="percentage" office:value="0.71512711426972453" table:style-name="ce47">
            <text:p>71,5%</text:p>
          </table:table-cell>
          <table:table-cell office:value-type="float" office:value="101275" table:style-name="ce46">
            <text:p>101.275</text:p>
          </table:table-cell>
          <table:table-cell office:value-type="percentage" office:value="0.7380860414100705" table:style-name="ce47">
            <text:p>73,8%</text:p>
          </table:table-cell>
          <table:table-cell office:value-type="float" office:value="78947" table:style-name="ce46">
            <text:p>78.947</text:p>
          </table:table-cell>
          <table:table-cell office:value-type="percentage" office:value="0.79315021700691202" table:style-name="ce47">
            <text:p>79,3%</text:p>
          </table:table-cell>
          <table:table-cell office:value-type="float" office:value="877346" table:style-name="ce46">
            <text:p>877.346</text:p>
          </table:table-cell>
          <table:table-cell office:value-type="float" office:value="1083187" table:style-name="ce46">
            <text:p>1.083.187</text:p>
          </table:table-cell>
          <table:table-cell office:value-type="percentage" office:value="0.80996725403831471" table:style-name="ce47">
            <text:p>81,0%</text:p>
          </table:table-cell>
          <table:table-cell office:value-type="percentage" office:value="0.71926871759135902" table:style-name="ce47">
            <text:p>71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469" table:style-name="ce46">
            <text:p>92.469</text:p>
          </table:table-cell>
          <table:table-cell office:value-type="percentage" office:value="0.92135469600047826" table:style-name="ce47">
            <text:p>92,1%</text:p>
          </table:table-cell>
          <table:table-cell office:value-type="float" office:value="151209" table:style-name="ce46">
            <text:p>151.209</text:p>
          </table:table-cell>
          <table:table-cell office:value-type="percentage" office:value="0.90303142505643608" table:style-name="ce47">
            <text:p>90,3%</text:p>
          </table:table-cell>
          <table:table-cell office:value-type="float" office:value="222984" table:style-name="ce46">
            <text:p>222.984</text:p>
          </table:table-cell>
          <table:table-cell office:value-type="percentage" office:value="0.88642245234640538" table:style-name="ce47">
            <text:p>88,6%</text:p>
          </table:table-cell>
          <table:table-cell office:value-type="float" office:value="321503" table:style-name="ce46">
            <text:p>321.503</text:p>
          </table:table-cell>
          <table:table-cell office:value-type="percentage" office:value="0.87306346012323255" table:style-name="ce47">
            <text:p>87,3%</text:p>
          </table:table-cell>
          <table:table-cell office:value-type="float" office:value="318793" table:style-name="ce46">
            <text:p>318.793</text:p>
          </table:table-cell>
          <table:table-cell office:value-type="percentage" office:value="0.80890371855216248" table:style-name="ce47">
            <text:p>80,9%</text:p>
          </table:table-cell>
          <table:table-cell office:value-type="float" office:value="229792" table:style-name="ce46">
            <text:p>229.792</text:p>
          </table:table-cell>
          <table:table-cell office:value-type="percentage" office:value="0.73448357422761468" table:style-name="ce47">
            <text:p>73,4%</text:p>
          </table:table-cell>
          <table:table-cell office:value-type="float" office:value="186802" table:style-name="ce46">
            <text:p>186.802</text:p>
          </table:table-cell>
          <table:table-cell office:value-type="percentage" office:value="0.73350322573045224" table:style-name="ce47">
            <text:p>73,4%</text:p>
          </table:table-cell>
          <table:table-cell office:value-type="float" office:value="154481" table:style-name="ce46">
            <text:p>154.481</text:p>
          </table:table-cell>
          <table:table-cell office:value-type="percentage" office:value="0.83836322687433862" table:style-name="ce47">
            <text:p>83,8%</text:p>
          </table:table-cell>
          <table:table-cell office:value-type="float" office:value="1678033" table:style-name="ce46">
            <text:p>1.678.033</text:p>
          </table:table-cell>
          <table:table-cell office:value-type="float" office:value="2033513" table:style-name="ce46">
            <text:p>2.033.513</text:p>
          </table:table-cell>
          <table:table-cell office:value-type="percentage" office:value="0.82518921688722913" table:style-name="ce47">
            <text:p>82,5%</text:p>
          </table:table-cell>
          <table:table-cell office:value-type="percentage" office:value="0.74766359720705466" table:style-name="ce47">
            <text:p>74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202" table:style-name="ce46">
            <text:p>42.202</text:p>
          </table:table-cell>
          <table:table-cell office:value-type="percentage" office:value="1" table:style-name="ce47">
            <text:p>100,0%</text:p>
          </table:table-cell>
          <table:table-cell office:value-type="float" office:value="56008" table:style-name="ce46">
            <text:p>56.008</text:p>
          </table:table-cell>
          <table:table-cell office:value-type="percentage" office:value="1" table:style-name="ce47">
            <text:p>100,0%</text:p>
          </table:table-cell>
          <table:table-cell office:value-type="float" office:value="76778" table:style-name="ce46">
            <text:p>76.778</text:p>
          </table:table-cell>
          <table:table-cell office:value-type="percentage" office:value="0.96872200562726318" table:style-name="ce47">
            <text:p>96,9%</text:p>
          </table:table-cell>
          <table:table-cell office:value-type="float" office:value="84595" table:style-name="ce46">
            <text:p>84.595</text:p>
          </table:table-cell>
          <table:table-cell office:value-type="percentage" office:value="0.92992195229196439" table:style-name="ce47">
            <text:p>93,0%</text:p>
          </table:table-cell>
          <table:table-cell office:value-type="float" office:value="88562" table:style-name="ce46">
            <text:p>88.562</text:p>
          </table:table-cell>
          <table:table-cell office:value-type="percentage" office:value="0.90939149364385019" table:style-name="ce47">
            <text:p>90,9%</text:p>
          </table:table-cell>
          <table:table-cell office:value-type="float" office:value="55814" table:style-name="ce46">
            <text:p>55.814</text:p>
          </table:table-cell>
          <table:table-cell office:value-type="percentage" office:value="0.83108490425563597" table:style-name="ce47">
            <text:p>83,1%</text:p>
          </table:table-cell>
          <table:table-cell office:value-type="float" office:value="42311" table:style-name="ce46">
            <text:p>42.311</text:p>
          </table:table-cell>
          <table:table-cell office:value-type="percentage" office:value="0.83169854343168281" table:style-name="ce47">
            <text:p>83,2%</text:p>
          </table:table-cell>
          <table:table-cell office:value-type="float" office:value="41200" table:style-name="ce46">
            <text:p>41.200</text:p>
          </table:table-cell>
          <table:table-cell office:value-type="percentage" office:value="0.90983371243071354" table:style-name="ce47">
            <text:p>91,0%</text:p>
          </table:table-cell>
          <table:table-cell office:value-type="float" office:value="487470" table:style-name="ce46">
            <text:p>487.470</text:p>
          </table:table-cell>
          <table:table-cell office:value-type="float" office:value="527062" table:style-name="ce46">
            <text:p>527.062</text:p>
          </table:table-cell>
          <table:table-cell office:value-type="percentage" office:value="0.92488170272188097" table:style-name="ce47">
            <text:p>92,5%</text:p>
          </table:table-cell>
          <table:table-cell office:value-type="percentage" office:value="0.83520230273020879" table:style-name="ce47">
            <text:p>83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982" table:style-name="ce46">
            <text:p>227.982</text:p>
          </table:table-cell>
          <table:table-cell office:value-type="percentage" office:value="1" table:style-name="ce47">
            <text:p>100,0%</text:p>
          </table:table-cell>
          <table:table-cell office:value-type="float" office:value="250483" table:style-name="ce46">
            <text:p>250.483</text:p>
          </table:table-cell>
          <table:table-cell office:value-type="percentage" office:value="1" table:style-name="ce47">
            <text:p>100,0%</text:p>
          </table:table-cell>
          <table:table-cell office:value-type="float" office:value="322322" table:style-name="ce46">
            <text:p>322.322</text:p>
          </table:table-cell>
          <table:table-cell office:value-type="percentage" office:value="0.98496224518171516" table:style-name="ce47">
            <text:p>98,5%</text:p>
          </table:table-cell>
          <table:table-cell office:value-type="float" office:value="353164" table:style-name="ce46">
            <text:p>353.164</text:p>
          </table:table-cell>
          <table:table-cell office:value-type="percentage" office:value="0.92644601432832374" table:style-name="ce47">
            <text:p>92,6%</text:p>
          </table:table-cell>
          <table:table-cell office:value-type="float" office:value="321188" table:style-name="ce46">
            <text:p>321.188</text:p>
          </table:table-cell>
          <table:table-cell office:value-type="percentage" office:value="0.89168855253441126" table:style-name="ce47">
            <text:p>89,2%</text:p>
          </table:table-cell>
          <table:table-cell office:value-type="float" office:value="213102" table:style-name="ce46">
            <text:p>213.102</text:p>
          </table:table-cell>
          <table:table-cell office:value-type="percentage" office:value="0.82309908768568807" table:style-name="ce47">
            <text:p>82,3%</text:p>
          </table:table-cell>
          <table:table-cell office:value-type="float" office:value="173778" table:style-name="ce46">
            <text:p>173.778</text:p>
          </table:table-cell>
          <table:table-cell office:value-type="percentage" office:value="0.82056294533452323" table:style-name="ce47">
            <text:p>82,1%</text:p>
          </table:table-cell>
          <table:table-cell office:value-type="float" office:value="144215" table:style-name="ce46">
            <text:p>144.215</text:p>
          </table:table-cell>
          <table:table-cell office:value-type="percentage" office:value="0.85741209764682103" table:style-name="ce47">
            <text:p>85,7%</text:p>
          </table:table-cell>
          <table:table-cell office:value-type="float" office:value="2006234" table:style-name="ce46">
            <text:p>2.006.234</text:p>
          </table:table-cell>
          <table:table-cell office:value-type="float" office:value="2172149" table:style-name="ce46">
            <text:p>2.172.149</text:p>
          </table:table-cell>
          <table:table-cell office:value-type="percentage" office:value="0.92361711834685378" table:style-name="ce47">
            <text:p>92,4%</text:p>
          </table:table-cell>
          <table:table-cell office:value-type="percentage" office:value="0.84060706035952504" table:style-name="ce47">
            <text:p>84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7377" table:style-name="ce46">
            <text:p>137.377</text:p>
          </table:table-cell>
          <table:table-cell office:value-type="percentage" office:value="1" table:style-name="ce47">
            <text:p>100,0%</text:p>
          </table:table-cell>
          <table:table-cell office:value-type="float" office:value="158350" table:style-name="ce46">
            <text:p>158.350</text:p>
          </table:table-cell>
          <table:table-cell office:value-type="percentage" office:value="1" table:style-name="ce47">
            <text:p>100,0%</text:p>
          </table:table-cell>
          <table:table-cell office:value-type="float" office:value="219906" table:style-name="ce46">
            <text:p>219.906</text:p>
          </table:table-cell>
          <table:table-cell office:value-type="percentage" office:value="0.9643815671759608" table:style-name="ce47">
            <text:p>96,4%</text:p>
          </table:table-cell>
          <table:table-cell office:value-type="float" office:value="282561" table:style-name="ce46">
            <text:p>282.561</text:p>
          </table:table-cell>
          <table:table-cell office:value-type="percentage" office:value="0.90736881316091156" table:style-name="ce47">
            <text:p>90,7%</text:p>
          </table:table-cell>
          <table:table-cell office:value-type="float" office:value="281900" table:style-name="ce46">
            <text:p>281.900</text:p>
          </table:table-cell>
          <table:table-cell office:value-type="percentage" office:value="0.85248320889316287" table:style-name="ce47">
            <text:p>85,2%</text:p>
          </table:table-cell>
          <table:table-cell office:value-type="float" office:value="201509" table:style-name="ce46">
            <text:p>201.509</text:p>
          </table:table-cell>
          <table:table-cell office:value-type="percentage" office:value="0.78179716082575823" table:style-name="ce47">
            <text:p>78,2%</text:p>
          </table:table-cell>
          <table:table-cell office:value-type="float" office:value="169232" table:style-name="ce46">
            <text:p>169.232</text:p>
          </table:table-cell>
          <table:table-cell office:value-type="percentage" office:value="0.77277708774749765" table:style-name="ce47">
            <text:p>77,3%</text:p>
          </table:table-cell>
          <table:table-cell office:value-type="float" office:value="149162" table:style-name="ce46">
            <text:p>149.162</text:p>
          </table:table-cell>
          <table:table-cell office:value-type="percentage" office:value="0.83885589598236376" table:style-name="ce47">
            <text:p>83,9%</text:p>
          </table:table-cell>
          <table:table-cell office:value-type="float" office:value="1599997" table:style-name="ce46">
            <text:p>1.599.997</text:p>
          </table:table-cell>
          <table:table-cell office:value-type="float" office:value="1816082" table:style-name="ce46">
            <text:p>1.816.082</text:p>
          </table:table-cell>
          <table:table-cell office:value-type="percentage" office:value="0.8810158351880587" table:style-name="ce47">
            <text:p>88,1%</text:p>
          </table:table-cell>
          <table:table-cell office:value-type="percentage" office:value="0.78099837161534191" table:style-name="ce47">
            <text:p>78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5045" table:style-name="ce46">
            <text:p>455.045</text:p>
          </table:table-cell>
          <table:table-cell office:value-type="percentage" office:value="1" table:style-name="ce47">
            <text:p>100,0%</text:p>
          </table:table-cell>
          <table:table-cell office:value-type="float" office:value="617571" table:style-name="ce46">
            <text:p>617.571</text:p>
          </table:table-cell>
          <table:table-cell office:value-type="percentage" office:value="0.9714268186794518" table:style-name="ce47">
            <text:p>97,1%</text:p>
          </table:table-cell>
          <table:table-cell office:value-type="float" office:value="794515" table:style-name="ce46">
            <text:p>794.515</text:p>
          </table:table-cell>
          <table:table-cell office:value-type="percentage" office:value="0.93199989677225614" table:style-name="ce47">
            <text:p>93,2%</text:p>
          </table:table-cell>
          <table:table-cell office:value-type="float" office:value="1032885" table:style-name="ce46">
            <text:p>1.032.885</text:p>
          </table:table-cell>
          <table:table-cell office:value-type="percentage" office:value="0.94121018661364442" table:style-name="ce47">
            <text:p>94,1%</text:p>
          </table:table-cell>
          <table:table-cell office:value-type="float" office:value="1145237" table:style-name="ce46">
            <text:p>1.145.237</text:p>
          </table:table-cell>
          <table:table-cell office:value-type="percentage" office:value="0.8978518733389258" table:style-name="ce47">
            <text:p>89,8%</text:p>
          </table:table-cell>
          <table:table-cell office:value-type="float" office:value="803771" table:style-name="ce46">
            <text:p>803.771</text:p>
          </table:table-cell>
          <table:table-cell office:value-type="percentage" office:value="0.83152050219939833" table:style-name="ce47">
            <text:p>83,2%</text:p>
          </table:table-cell>
          <table:table-cell office:value-type="float" office:value="667407" table:style-name="ce46">
            <text:p>667.407</text:p>
          </table:table-cell>
          <table:table-cell office:value-type="percentage" office:value="0.8050272058708231" table:style-name="ce47">
            <text:p>80,5%</text:p>
          </table:table-cell>
          <table:table-cell office:value-type="float" office:value="561552" table:style-name="ce46">
            <text:p>561.552</text:p>
          </table:table-cell>
          <table:table-cell office:value-type="percentage" office:value="0.83643572851050774" table:style-name="ce47">
            <text:p>83,6%</text:p>
          </table:table-cell>
          <table:table-cell office:value-type="float" office:value="6077983" table:style-name="ce46">
            <text:p>6.077.983</text:p>
          </table:table-cell>
          <table:table-cell office:value-type="float" office:value="6782414" table:style-name="ce46">
            <text:p>6.782.414</text:p>
          </table:table-cell>
          <table:table-cell office:value-type="percentage" office:value="0.89613860197858752" table:style-name="ce47">
            <text:p>89,6%</text:p>
          </table:table-cell>
          <table:table-cell office:value-type="percentage" office:value="0.79230641982476657" table:style-name="ce47">
            <text:p>79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526" table:style-name="ce46">
            <text:p>293.526</text:p>
          </table:table-cell>
          <table:table-cell office:value-type="percentage" office:value="1" table:style-name="ce47">
            <text:p>100,0%</text:p>
          </table:table-cell>
          <table:table-cell office:value-type="float" office:value="433158" table:style-name="ce46">
            <text:p>433.158</text:p>
          </table:table-cell>
          <table:table-cell office:value-type="percentage" office:value="0.98495142981881689" table:style-name="ce47">
            <text:p>98,5%</text:p>
          </table:table-cell>
          <table:table-cell office:value-type="float" office:value="569916" table:style-name="ce46">
            <text:p>569.916</text:p>
          </table:table-cell>
          <table:table-cell office:value-type="percentage" office:value="0.95440935124091508" table:style-name="ce47">
            <text:p>95,4%</text:p>
          </table:table-cell>
          <table:table-cell office:value-type="float" office:value="715017" table:style-name="ce46">
            <text:p>715.017</text:p>
          </table:table-cell>
          <table:table-cell office:value-type="percentage" office:value="0.93797816071447315" table:style-name="ce47">
            <text:p>93,8%</text:p>
          </table:table-cell>
          <table:table-cell office:value-type="float" office:value="755745" table:style-name="ce46">
            <text:p>755.745</text:p>
          </table:table-cell>
          <table:table-cell office:value-type="percentage" office:value="0.89892271295063897" table:style-name="ce47">
            <text:p>89,9%</text:p>
          </table:table-cell>
          <table:table-cell office:value-type="float" office:value="515749" table:style-name="ce46">
            <text:p>515.749</text:p>
          </table:table-cell>
          <table:table-cell office:value-type="percentage" office:value="0.84009017446870204" table:style-name="ce47">
            <text:p>84,0%</text:p>
          </table:table-cell>
          <table:table-cell office:value-type="float" office:value="431016" table:style-name="ce46">
            <text:p>431.016</text:p>
          </table:table-cell>
          <table:table-cell office:value-type="percentage" office:value="0.84055907779855799" table:style-name="ce47">
            <text:p>84,1%</text:p>
          </table:table-cell>
          <table:table-cell office:value-type="float" office:value="379730" table:style-name="ce46">
            <text:p>379.730</text:p>
          </table:table-cell>
          <table:table-cell office:value-type="percentage" office:value="0.87744270037826189" table:style-name="ce47">
            <text:p>87,7%</text:p>
          </table:table-cell>
          <table:table-cell office:value-type="float" office:value="4093857" table:style-name="ce46">
            <text:p>4.093.857</text:p>
          </table:table-cell>
          <table:table-cell office:value-type="float" office:value="4492026" table:style-name="ce46">
            <text:p>4.492.026</text:p>
          </table:table-cell>
          <table:table-cell office:value-type="percentage" office:value="0.91136093157074338" table:style-name="ce47">
            <text:p>91,1%</text:p>
          </table:table-cell>
          <table:table-cell office:value-type="percentage" office:value="0.81113938948434183" table:style-name="ce47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623" table:style-name="ce46">
            <text:p>77.623</text:p>
          </table:table-cell>
          <table:table-cell office:value-type="percentage" office:value="1" table:style-name="ce47">
            <text:p>100,0%</text:p>
          </table:table-cell>
          <table:table-cell office:value-type="float" office:value="95701" table:style-name="ce46">
            <text:p>95.701</text:p>
          </table:table-cell>
          <table:table-cell office:value-type="percentage" office:value="1" table:style-name="ce47">
            <text:p>100,0%</text:p>
          </table:table-cell>
          <table:table-cell office:value-type="float" office:value="132403" table:style-name="ce46">
            <text:p>132.403</text:p>
          </table:table-cell>
          <table:table-cell office:value-type="percentage" office:value="1.0131461147032941" table:style-name="ce47">
            <text:p>101,3%</text:p>
          </table:table-cell>
          <table:table-cell office:value-type="float" office:value="161249" table:style-name="ce46">
            <text:p>161.249</text:p>
          </table:table-cell>
          <table:table-cell office:value-type="percentage" office:value="0.96008407113894956" table:style-name="ce47">
            <text:p>96,0%</text:p>
          </table:table-cell>
          <table:table-cell office:value-type="float" office:value="145562" table:style-name="ce46">
            <text:p>145.562</text:p>
          </table:table-cell>
          <table:table-cell office:value-type="percentage" office:value="0.92399197643713182" table:style-name="ce47">
            <text:p>92,4%</text:p>
          </table:table-cell>
          <table:table-cell office:value-type="float" office:value="112314" table:style-name="ce46">
            <text:p>112.314</text:p>
          </table:table-cell>
          <table:table-cell office:value-type="percentage" office:value="0.86500516011768147" table:style-name="ce47">
            <text:p>86,5%</text:p>
          </table:table-cell>
          <table:table-cell office:value-type="float" office:value="92513" table:style-name="ce46">
            <text:p>92.513</text:p>
          </table:table-cell>
          <table:table-cell office:value-type="percentage" office:value="0.82229392210193231" table:style-name="ce47">
            <text:p>82,2%</text:p>
          </table:table-cell>
          <table:table-cell office:value-type="float" office:value="77837" table:style-name="ce46">
            <text:p>77.837</text:p>
          </table:table-cell>
          <table:table-cell office:value-type="percentage" office:value="0.90815433618406471" table:style-name="ce47">
            <text:p>90,8%</text:p>
          </table:table-cell>
          <table:table-cell office:value-type="float" office:value="895202" table:style-name="ce46">
            <text:p>895.202</text:p>
          </table:table-cell>
          <table:table-cell office:value-type="float" office:value="949890" table:style-name="ce46">
            <text:p>949.890</text:p>
          </table:table-cell>
          <table:table-cell office:value-type="percentage" office:value="0.94242701786522654" table:style-name="ce47">
            <text:p>94,2%</text:p>
          </table:table-cell>
          <table:table-cell office:value-type="percentage" office:value="0.8461274538066671" table:style-name="ce47">
            <text:p>84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1458" table:style-name="ce46">
            <text:p>241.458</text:p>
          </table:table-cell>
          <table:table-cell office:value-type="percentage" office:value="1" table:style-name="ce47">
            <text:p>100,0%</text:p>
          </table:table-cell>
          <table:table-cell office:value-type="float" office:value="291064" table:style-name="ce46">
            <text:p>291.064</text:p>
          </table:table-cell>
          <table:table-cell office:value-type="percentage" office:value="0.99683207244108507" table:style-name="ce47">
            <text:p>99,7%</text:p>
          </table:table-cell>
          <table:table-cell office:value-type="float" office:value="347219" table:style-name="ce46">
            <text:p>347.219</text:p>
          </table:table-cell>
          <table:table-cell office:value-type="percentage" office:value="0.98204861327163806" table:style-name="ce47">
            <text:p>98,2%</text:p>
          </table:table-cell>
          <table:table-cell office:value-type="float" office:value="391770" table:style-name="ce46">
            <text:p>391.770</text:p>
          </table:table-cell>
          <table:table-cell office:value-type="percentage" office:value="0.95740469208211143" table:style-name="ce47">
            <text:p>95,7%</text:p>
          </table:table-cell>
          <table:table-cell office:value-type="float" office:value="409579" table:style-name="ce46">
            <text:p>409.579</text:p>
          </table:table-cell>
          <table:table-cell office:value-type="percentage" office:value="0.92489787438718984" table:style-name="ce47">
            <text:p>92,5%</text:p>
          </table:table-cell>
          <table:table-cell office:value-type="float" office:value="265292" table:style-name="ce46">
            <text:p>265.292</text:p>
          </table:table-cell>
          <table:table-cell office:value-type="percentage" office:value="0.85966856557722349" table:style-name="ce47">
            <text:p>86,0%</text:p>
          </table:table-cell>
          <table:table-cell office:value-type="float" office:value="200024" table:style-name="ce46">
            <text:p>200.024</text:p>
          </table:table-cell>
          <table:table-cell office:value-type="percentage" office:value="0.86830293190717223" table:style-name="ce47">
            <text:p>86,8%</text:p>
          </table:table-cell>
          <table:table-cell office:value-type="float" office:value="172870" table:style-name="ce46">
            <text:p>172.870</text:p>
          </table:table-cell>
          <table:table-cell office:value-type="percentage" office:value="0.94287241469587224" table:style-name="ce47">
            <text:p>94,3%</text:p>
          </table:table-cell>
          <table:table-cell office:value-type="float" office:value="2319276" table:style-name="ce46">
            <text:p>2.319.276</text:p>
          </table:table-cell>
          <table:table-cell office:value-type="float" office:value="2456127" table:style-name="ce46">
            <text:p>2.456.127</text:p>
          </table:table-cell>
          <table:table-cell office:value-type="percentage" office:value="0.94428178998887269" table:style-name="ce47">
            <text:p>94,4%</text:p>
          </table:table-cell>
          <table:table-cell office:value-type="percentage" office:value="0.85998614693445308" table:style-name="ce47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254" table:style-name="ce46">
            <text:p>23.254</text:p>
          </table:table-cell>
          <table:table-cell office:value-type="percentage" office:value="1" table:style-name="ce47">
            <text:p>100,0%</text:p>
          </table:table-cell>
          <table:table-cell office:value-type="float" office:value="28646" table:style-name="ce46">
            <text:p>28.646</text:p>
          </table:table-cell>
          <table:table-cell office:value-type="percentage" office:value="1" table:style-name="ce47">
            <text:p>100,0%</text:p>
          </table:table-cell>
          <table:table-cell office:value-type="float" office:value="38016" table:style-name="ce46">
            <text:p>38.016</text:p>
          </table:table-cell>
          <table:table-cell office:value-type="percentage" office:value="0.98451338892629614" table:style-name="ce47">
            <text:p>98,5%</text:p>
          </table:table-cell>
          <table:table-cell office:value-type="float" office:value="45220" table:style-name="ce46">
            <text:p>45.220</text:p>
          </table:table-cell>
          <table:table-cell office:value-type="percentage" office:value="0.95199999999999996" table:style-name="ce47">
            <text:p>95,2%</text:p>
          </table:table-cell>
          <table:table-cell office:value-type="float" office:value="47503" table:style-name="ce46">
            <text:p>47.503</text:p>
          </table:table-cell>
          <table:table-cell office:value-type="percentage" office:value="0.91839378238341973" table:style-name="ce47">
            <text:p>91,8%</text:p>
          </table:table-cell>
          <table:table-cell office:value-type="float" office:value="31476" table:style-name="ce46">
            <text:p>31.476</text:p>
          </table:table-cell>
          <table:table-cell office:value-type="percentage" office:value="0.84987579652230261" table:style-name="ce47">
            <text:p>85,0%</text:p>
          </table:table-cell>
          <table:table-cell office:value-type="float" office:value="24542" table:style-name="ce46">
            <text:p>24.542</text:p>
          </table:table-cell>
          <table:table-cell office:value-type="percentage" office:value="0.81356494066167206" table:style-name="ce47">
            <text:p>81,4%</text:p>
          </table:table-cell>
          <table:table-cell office:value-type="float" office:value="22791" table:style-name="ce46">
            <text:p>22.791</text:p>
          </table:table-cell>
          <table:table-cell office:value-type="percentage" office:value="0.87708293246103519" table:style-name="ce47">
            <text:p>87,7%</text:p>
          </table:table-cell>
          <table:table-cell office:value-type="float" office:value="261448" table:style-name="ce46">
            <text:p>261.448</text:p>
          </table:table-cell>
          <table:table-cell office:value-type="float" office:value="281479" table:style-name="ce46">
            <text:p>281.479</text:p>
          </table:table-cell>
          <table:table-cell office:value-type="percentage" office:value="0.92883660948063618" table:style-name="ce47">
            <text:p>92,9%</text:p>
          </table:table-cell>
          <table:table-cell office:value-type="percentage" office:value="0.8269065330701888" table:style-name="ce47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2673" table:style-name="ce46">
            <text:p>372.673</text:p>
          </table:table-cell>
          <table:table-cell office:value-type="percentage" office:value="1" table:style-name="ce47">
            <text:p>100,0%</text:p>
          </table:table-cell>
          <table:table-cell office:value-type="float" office:value="511345" table:style-name="ce46">
            <text:p>511.345</text:p>
          </table:table-cell>
          <table:table-cell office:value-type="percentage" office:value="0.97020206811497955" table:style-name="ce47">
            <text:p>97,0%</text:p>
          </table:table-cell>
          <table:table-cell office:value-type="float" office:value="683010" table:style-name="ce46">
            <text:p>683.010</text:p>
          </table:table-cell>
          <table:table-cell office:value-type="percentage" office:value="0.94802195270230882" table:style-name="ce47">
            <text:p>94,8%</text:p>
          </table:table-cell>
          <table:table-cell office:value-type="float" office:value="943139" table:style-name="ce46">
            <text:p>943.139</text:p>
          </table:table-cell>
          <table:table-cell office:value-type="percentage" office:value="0.95289762457325466" table:style-name="ce47">
            <text:p>95,3%</text:p>
          </table:table-cell>
          <table:table-cell office:value-type="float" office:value="1032745" table:style-name="ce46">
            <text:p>1.032.745</text:p>
          </table:table-cell>
          <table:table-cell office:value-type="percentage" office:value="0.89335252540368659" table:style-name="ce47">
            <text:p>89,3%</text:p>
          </table:table-cell>
          <table:table-cell office:value-type="float" office:value="752021" table:style-name="ce46">
            <text:p>752.021</text:p>
          </table:table-cell>
          <table:table-cell office:value-type="percentage" office:value="0.83479603571761596" table:style-name="ce47">
            <text:p>83,5%</text:p>
          </table:table-cell>
          <table:table-cell office:value-type="float" office:value="604814" table:style-name="ce46">
            <text:p>604.814</text:p>
          </table:table-cell>
          <table:table-cell office:value-type="percentage" office:value="0.82225306808309895" table:style-name="ce47">
            <text:p>82,2%</text:p>
          </table:table-cell>
          <table:table-cell office:value-type="float" office:value="465219" table:style-name="ce46">
            <text:p>465.219</text:p>
          </table:table-cell>
          <table:table-cell office:value-type="percentage" office:value="0.81511546413428182" table:style-name="ce47">
            <text:p>81,5%</text:p>
          </table:table-cell>
          <table:table-cell office:value-type="float" office:value="5364966" table:style-name="ce46">
            <text:p>5.364.966</text:p>
          </table:table-cell>
          <table:table-cell office:value-type="float" office:value="5970908" table:style-name="ce46">
            <text:p>5.970.908</text:p>
          </table:table-cell>
          <table:table-cell office:value-type="percentage" office:value="0.89851761239664052" table:style-name="ce47">
            <text:p>89,9%</text:p>
          </table:table-cell>
          <table:table-cell office:value-type="percentage" office:value="0.79412412512574326" table:style-name="ce47">
            <text:p>79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405" table:style-name="ce46">
            <text:p>73.405</text:p>
          </table:table-cell>
          <table:table-cell office:value-type="percentage" office:value="1" table:style-name="ce47">
            <text:p>100,0%</text:p>
          </table:table-cell>
          <table:table-cell office:value-type="float" office:value="102982" table:style-name="ce46">
            <text:p>102.982</text:p>
          </table:table-cell>
          <table:table-cell office:value-type="percentage" office:value="0.99095475452743409" table:style-name="ce47">
            <text:p>99,1%</text:p>
          </table:table-cell>
          <table:table-cell office:value-type="float" office:value="146196" table:style-name="ce46">
            <text:p>146.196</text:p>
          </table:table-cell>
          <table:table-cell office:value-type="percentage" office:value="0.95216261454595186" table:style-name="ce47">
            <text:p>95,2%</text:p>
          </table:table-cell>
          <table:table-cell office:value-type="float" office:value="207599" table:style-name="ce46">
            <text:p>207.599</text:p>
          </table:table-cell>
          <table:table-cell office:value-type="percentage" office:value="0.95183926860244927" table:style-name="ce47">
            <text:p>95,2%</text:p>
          </table:table-cell>
          <table:table-cell office:value-type="float" office:value="232168" table:style-name="ce46">
            <text:p>232.168</text:p>
          </table:table-cell>
          <table:table-cell office:value-type="percentage" office:value="0.91959377029960232" table:style-name="ce47">
            <text:p>92,0%</text:p>
          </table:table-cell>
          <table:table-cell office:value-type="float" office:value="169308" table:style-name="ce46">
            <text:p>169.308</text:p>
          </table:table-cell>
          <table:table-cell office:value-type="percentage" office:value="0.85047771180566023" table:style-name="ce47">
            <text:p>85,0%</text:p>
          </table:table-cell>
          <table:table-cell office:value-type="float" office:value="143627" table:style-name="ce46">
            <text:p>143.627</text:p>
          </table:table-cell>
          <table:table-cell office:value-type="percentage" office:value="0.82573200949758252" table:style-name="ce47">
            <text:p>82,6%</text:p>
          </table:table-cell>
          <table:table-cell office:value-type="float" office:value="123791" table:style-name="ce46">
            <text:p>123.791</text:p>
          </table:table-cell>
          <table:table-cell office:value-type="percentage" office:value="0.85599795320019911" table:style-name="ce47">
            <text:p>85,6%</text:p>
          </table:table-cell>
          <table:table-cell office:value-type="float" office:value="1199076" table:style-name="ce46">
            <text:p>1.199.076</text:p>
          </table:table-cell>
          <table:table-cell office:value-type="float" office:value="1317614" table:style-name="ce46">
            <text:p>1.317.614</text:p>
          </table:table-cell>
          <table:table-cell office:value-type="percentage" office:value="0.91003586786418478" table:style-name="ce47">
            <text:p>91,0%</text:p>
          </table:table-cell>
          <table:table-cell office:value-type="percentage" office:value="0.79247572494706153" table:style-name="ce47">
            <text:p>79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285" table:style-name="ce46">
            <text:p>42.285</text:p>
          </table:table-cell>
          <table:table-cell office:value-type="percentage" office:value="1" table:style-name="ce47">
            <text:p>100,0%</text:p>
          </table:table-cell>
          <table:table-cell office:value-type="float" office:value="55870" table:style-name="ce46">
            <text:p>55.870</text:p>
          </table:table-cell>
          <table:table-cell office:value-type="percentage" office:value="0.98640536723163841" table:style-name="ce47">
            <text:p>98,6%</text:p>
          </table:table-cell>
          <table:table-cell office:value-type="float" office:value="72227" table:style-name="ce46">
            <text:p>72.227</text:p>
          </table:table-cell>
          <table:table-cell office:value-type="percentage" office:value="0.95449980177084714" table:style-name="ce47">
            <text:p>95,4%</text:p>
          </table:table-cell>
          <table:table-cell office:value-type="float" office:value="92079" table:style-name="ce46">
            <text:p>92.079</text:p>
          </table:table-cell>
          <table:table-cell office:value-type="percentage" office:value="0.94248602837314988" table:style-name="ce47">
            <text:p>94,2%</text:p>
          </table:table-cell>
          <table:table-cell office:value-type="float" office:value="95766" table:style-name="ce46">
            <text:p>95.766</text:p>
          </table:table-cell>
          <table:table-cell office:value-type="percentage" office:value="0.90581992565477709" table:style-name="ce47">
            <text:p>90,6%</text:p>
          </table:table-cell>
          <table:table-cell office:value-type="float" office:value="64940" table:style-name="ce46">
            <text:p>64.940</text:p>
          </table:table-cell>
          <table:table-cell office:value-type="percentage" office:value="0.8463553545595538" table:style-name="ce47">
            <text:p>84,6%</text:p>
          </table:table-cell>
          <table:table-cell office:value-type="float" office:value="58402" table:style-name="ce46">
            <text:p>58.402</text:p>
          </table:table-cell>
          <table:table-cell office:value-type="percentage" office:value="0.84884160344176041" table:style-name="ce47">
            <text:p>84,9%</text:p>
          </table:table-cell>
          <table:table-cell office:value-type="float" office:value="51326" table:style-name="ce46">
            <text:p>51.326</text:p>
          </table:table-cell>
          <table:table-cell office:value-type="percentage" office:value="0.8923002034039742" table:style-name="ce47">
            <text:p>89,2%</text:p>
          </table:table-cell>
          <table:table-cell office:value-type="float" office:value="532895" table:style-name="ce46">
            <text:p>532.895</text:p>
          </table:table-cell>
          <table:table-cell office:value-type="float" office:value="580174" table:style-name="ce46">
            <text:p>580.174</text:p>
          </table:table-cell>
          <table:table-cell office:value-type="percentage" office:value="0.91850893007959677" table:style-name="ce47">
            <text:p>91,9%</text:p>
          </table:table-cell>
          <table:table-cell office:value-type="percentage" office:value="0.81029690384305431" table:style-name="ce47">
            <text:p>81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2535" table:style-name="ce46">
            <text:p>162.535</text:p>
          </table:table-cell>
          <table:table-cell office:value-type="percentage" office:value="1.0188621290573323" table:style-name="ce47">
            <text:p>101,9%</text:p>
          </table:table-cell>
          <table:table-cell office:value-type="float" office:value="212952" table:style-name="ce46">
            <text:p>212.952</text:p>
          </table:table-cell>
          <table:table-cell office:value-type="percentage" office:value="0.9842211807770167" table:style-name="ce47">
            <text:p>98,4%</text:p>
          </table:table-cell>
          <table:table-cell office:value-type="float" office:value="274959" table:style-name="ce46">
            <text:p>274.959</text:p>
          </table:table-cell>
          <table:table-cell office:value-type="percentage" office:value="0.96761013925106365" table:style-name="ce47">
            <text:p>96,8%</text:p>
          </table:table-cell>
          <table:table-cell office:value-type="float" office:value="323563" table:style-name="ce46">
            <text:p>323.563</text:p>
          </table:table-cell>
          <table:table-cell office:value-type="percentage" office:value="0.95879893441432795" table:style-name="ce47">
            <text:p>95,9%</text:p>
          </table:table-cell>
          <table:table-cell office:value-type="float" office:value="321569" table:style-name="ce46">
            <text:p>321.569</text:p>
          </table:table-cell>
          <table:table-cell office:value-type="percentage" office:value="0.92387894180380614" table:style-name="ce47">
            <text:p>92,4%</text:p>
          </table:table-cell>
          <table:table-cell office:value-type="float" office:value="206077" table:style-name="ce46">
            <text:p>206.077</text:p>
          </table:table-cell>
          <table:table-cell office:value-type="percentage" office:value="0.86719969701432875" table:style-name="ce47">
            <text:p>86,7%</text:p>
          </table:table-cell>
          <table:table-cell office:value-type="float" office:value="169686" table:style-name="ce46">
            <text:p>169.686</text:p>
          </table:table-cell>
          <table:table-cell office:value-type="percentage" office:value="0.85177320984865601" table:style-name="ce47">
            <text:p>85,2%</text:p>
          </table:table-cell>
          <table:table-cell office:value-type="float" office:value="153569" table:style-name="ce46">
            <text:p>153.569</text:p>
          </table:table-cell>
          <table:table-cell office:value-type="percentage" office:value="0.88862206843076785" table:style-name="ce47">
            <text:p>88,9%</text:p>
          </table:table-cell>
          <table:table-cell office:value-type="float" office:value="1824910" table:style-name="ce46">
            <text:p>1.824.910</text:p>
          </table:table-cell>
          <table:table-cell office:value-type="float" office:value="1955253" table:style-name="ce46">
            <text:p>1.955.253</text:p>
          </table:table-cell>
          <table:table-cell office:value-type="percentage" office:value="0.93333701572123917" table:style-name="ce47">
            <text:p>93,3%</text:p>
          </table:table-cell>
          <table:table-cell office:value-type="percentage" office:value="0.83485215297258619" table:style-name="ce47">
            <text:p>83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84" table:style-name="ce46">
            <text:p>2.484</text:p>
          </table:table-cell>
          <table:table-cell office:value-type="percentage" office:value="0.8755727881565033" table:style-name="ce47">
            <text:p>87,6%</text:p>
          </table:table-cell>
          <table:table-cell office:value-type="float" office:value="4059" table:style-name="ce46">
            <text:p>4.059</text:p>
          </table:table-cell>
          <table:table-cell office:value-type="percentage" office:value="0.92166212534059944" table:style-name="ce47">
            <text:p>92,2%</text:p>
          </table:table-cell>
          <table:table-cell office:value-type="float" office:value="7912" table:style-name="ce46">
            <text:p>7.912</text:p>
          </table:table-cell>
          <table:table-cell office:value-type="percentage" office:value="0.94993396566214428" table:style-name="ce47">
            <text:p>95,0%</text:p>
          </table:table-cell>
          <table:table-cell office:value-type="float" office:value="10823" table:style-name="ce46">
            <text:p>10.823</text:p>
          </table:table-cell>
          <table:table-cell office:value-type="percentage" office:value="0.93648870814225149" table:style-name="ce47">
            <text:p>93,6%</text:p>
          </table:table-cell>
          <table:table-cell office:value-type="float" office:value="11308" table:style-name="ce46">
            <text:p>11.308</text:p>
          </table:table-cell>
          <table:table-cell office:value-type="percentage" office:value="0.91510884518896174" table:style-name="ce47">
            <text:p>91,5%</text:p>
          </table:table-cell>
          <table:table-cell office:value-type="float" office:value="9282" table:style-name="ce46">
            <text:p>9.282</text:p>
          </table:table-cell>
          <table:table-cell office:value-type="percentage" office:value="0.81428195455741736" table:style-name="ce47">
            <text:p>81,4%</text:p>
          </table:table-cell>
          <table:table-cell office:value-type="float" office:value="9002" table:style-name="ce46">
            <text:p>9.002</text:p>
          </table:table-cell>
          <table:table-cell office:value-type="percentage" office:value="0.82853198343304191" table:style-name="ce47">
            <text:p>82,9%</text:p>
          </table:table-cell>
          <table:table-cell office:value-type="float" office:value="8517" table:style-name="ce46">
            <text:p>8.517</text:p>
          </table:table-cell>
          <table:table-cell office:value-type="percentage" office:value="0.91768128434435947" table:style-name="ce47">
            <text:p>91,8%</text:p>
          </table:table-cell>
          <table:table-cell office:value-type="float" office:value="63387" table:style-name="ce46">
            <text:p>63.387</text:p>
          </table:table-cell>
          <table:table-cell office:value-type="float" office:value="71029" table:style-name="ce46">
            <text:p>71.029</text:p>
          </table:table-cell>
          <table:table-cell office:value-type="percentage" office:value="0.89241014233622884" table:style-name="ce47">
            <text:p>89,2%</text:p>
          </table:table-cell>
          <table:table-cell office:value-type="percentage" office:value="0.75897122741477785" table:style-name="ce47">
            <text:p>75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50" table:style-name="ce46">
            <text:p>2.050</text:p>
          </table:table-cell>
          <table:table-cell office:value-type="percentage" office:value="0.8164078056551175" table:style-name="ce47">
            <text:p>81,6%</text:p>
          </table:table-cell>
          <table:table-cell office:value-type="float" office:value="3363" table:style-name="ce46">
            <text:p>3.363</text:p>
          </table:table-cell>
          <table:table-cell office:value-type="percentage" office:value="0.88430186694714696" table:style-name="ce47">
            <text:p>88,4%</text:p>
          </table:table-cell>
          <table:table-cell office:value-type="float" office:value="7360" table:style-name="ce46">
            <text:p>7.360</text:p>
          </table:table-cell>
          <table:table-cell office:value-type="percentage" office:value="0.91942535915053092" table:style-name="ce47">
            <text:p>91,9%</text:p>
          </table:table-cell>
          <table:table-cell office:value-type="float" office:value="9974" table:style-name="ce46">
            <text:p>9.974</text:p>
          </table:table-cell>
          <table:table-cell office:value-type="percentage" office:value="0.92343301546153134" table:style-name="ce47">
            <text:p>92,3%</text:p>
          </table:table-cell>
          <table:table-cell office:value-type="float" office:value="10440" table:style-name="ce46">
            <text:p>10.440</text:p>
          </table:table-cell>
          <table:table-cell office:value-type="percentage" office:value="0.95578137874210378" table:style-name="ce47">
            <text:p>95,6%</text:p>
          </table:table-cell>
          <table:table-cell office:value-type="float" office:value="8901" table:style-name="ce46">
            <text:p>8.901</text:p>
          </table:table-cell>
          <table:table-cell office:value-type="percentage" office:value="0.8127282688093499" table:style-name="ce47">
            <text:p>81,3%</text:p>
          </table:table-cell>
          <table:table-cell office:value-type="float" office:value="8857" table:style-name="ce46">
            <text:p>8.857</text:p>
          </table:table-cell>
          <table:table-cell office:value-type="percentage" office:value="0.75759130955435805" table:style-name="ce47">
            <text:p>75,8%</text:p>
          </table:table-cell>
          <table:table-cell office:value-type="float" office:value="8134" table:style-name="ce46">
            <text:p>8.134</text:p>
          </table:table-cell>
          <table:table-cell office:value-type="percentage" office:value="0.84906054279749477" table:style-name="ce47">
            <text:p>84,9%</text:p>
          </table:table-cell>
          <table:table-cell office:value-type="float" office:value="59079" table:style-name="ce46">
            <text:p>59.079</text:p>
          </table:table-cell>
          <table:table-cell office:value-type="float" office:value="68266" table:style-name="ce46">
            <text:p>68.266</text:p>
          </table:table-cell>
          <table:table-cell office:value-type="percentage" office:value="0.86542349046377409" table:style-name="ce47">
            <text:p>86,5%</text:p>
          </table:table-cell>
          <table:table-cell office:value-type="percentage" office:value="0.70313727357120759" table:style-name="ce47">
            <text:p>70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2" table:style-name="ce46">
            <text:p>22</text:p>
          </table:table-cell>
          <table:table-cell office:value-type="string" table:style-name="ce47">
            <text:p>-</text:p>
          </table:table-cell>
          <table:table-cell office:value-type="float" office:value="19" table:style-name="ce46">
            <text:p>19</text:p>
          </table:table-cell>
          <table:table-cell office:value-type="string" table:style-name="ce47">
            <text:p>-</text:p>
          </table:table-cell>
          <table:table-cell office:value-type="float" office:value="3601" table:style-name="ce46">
            <text:p>3.601</text:p>
          </table:table-cell>
          <table:table-cell office:value-type="string" table:style-name="ce47">
            <text:p>-</text:p>
          </table:table-cell>
          <table:table-cell office:value-type="float" office:value="9521" table:style-name="ce46">
            <text:p>9.521</text:p>
          </table:table-cell>
          <table:table-cell office:value-type="string" table:style-name="ce47">
            <text:p>-</text:p>
          </table:table-cell>
          <table:table-cell office:value-type="float" office:value="22197" table:style-name="ce46">
            <text:p>22.197</text:p>
          </table:table-cell>
          <table:table-cell office:value-type="string" table:style-name="ce47">
            <text:p>-</text:p>
          </table:table-cell>
          <table:table-cell office:value-type="float" office:value="31990" table:style-name="ce46">
            <text:p>31.990</text:p>
          </table:table-cell>
          <table:table-cell office:value-type="string" table:style-name="ce47">
            <text:p>-</text:p>
          </table:table-cell>
          <table:table-cell office:value-type="float" office:value="23943" table:style-name="ce46">
            <text:p>23.943</text:p>
          </table:table-cell>
          <table:table-cell office:value-type="string" table:style-name="ce47">
            <text:p>-</text:p>
          </table:table-cell>
          <table:table-cell office:value-type="float" office:value="1261" table:style-name="ce46">
            <text:p>1.261</text:p>
          </table:table-cell>
          <table:table-cell office:value-type="string" table:style-name="ce47">
            <text:p>-</text:p>
          </table:table-cell>
          <table:table-cell office:value-type="float" office:value="92554" table:style-name="ce46">
            <text:p>92.554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30" table:style-name="ce49">
            <text:p>30</text:p>
          </table:table-cell>
          <table:table-cell office:value-type="string" table:style-name="ce50">
            <text:p>-</text:p>
          </table:table-cell>
          <table:table-cell office:value-type="float" office:value="48" table:style-name="ce49">
            <text:p>48</text:p>
          </table:table-cell>
          <table:table-cell office:value-type="string" table:style-name="ce50">
            <text:p>-</text:p>
          </table:table-cell>
          <table:table-cell office:value-type="float" office:value="283" table:style-name="ce49">
            <text:p>283</text:p>
          </table:table-cell>
          <table:table-cell office:value-type="string" table:style-name="ce50">
            <text:p>-</text:p>
          </table:table-cell>
          <table:table-cell office:value-type="float" office:value="868" table:style-name="ce49">
            <text:p>868</text:p>
          </table:table-cell>
          <table:table-cell office:value-type="string" table:style-name="ce50">
            <text:p>-</text:p>
          </table:table-cell>
          <table:table-cell office:value-type="float" office:value="1806" table:style-name="ce49">
            <text:p>1.806</text:p>
          </table:table-cell>
          <table:table-cell office:value-type="string" table:style-name="ce50">
            <text:p>-</text:p>
          </table:table-cell>
          <table:table-cell office:value-type="float" office:value="2211" table:style-name="ce49">
            <text:p>2.211</text:p>
          </table:table-cell>
          <table:table-cell office:value-type="string" table:style-name="ce50">
            <text:p>-</text:p>
          </table:table-cell>
          <table:table-cell office:value-type="float" office:value="1980" table:style-name="ce49">
            <text:p>1.980</text:p>
          </table:table-cell>
          <table:table-cell office:value-type="string" table:style-name="ce50">
            <text:p>-</text:p>
          </table:table-cell>
          <table:table-cell office:value-type="float" office:value="240" table:style-name="ce49">
            <text:p>240</text:p>
          </table:table-cell>
          <table:table-cell office:value-type="string" table:style-name="ce50">
            <text:p>-</text:p>
          </table:table-cell>
          <table:table-cell office:value-type="float" office:value="7466" table:style-name="ce49">
            <text:p>7.466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16865" table:style-name="ce53">
            <text:p>2.916.865</text:p>
          </table:table-cell>
          <table:table-cell office:value-type="percentage" office:value="1" table:style-name="ce54">
            <text:p>100,0%</text:p>
          </table:table-cell>
          <table:table-cell office:value-type="float" office:value="3937858" table:style-name="ce53">
            <text:p>3.937.858</text:p>
          </table:table-cell>
          <table:table-cell office:value-type="percentage" office:value="0.98524555341246778" table:style-name="ce54">
            <text:p>98,5%</text:p>
          </table:table-cell>
          <table:table-cell office:value-type="float" office:value="5262815" table:style-name="ce53">
            <text:p>5.262.815</text:p>
          </table:table-cell>
          <table:table-cell office:value-type="percentage" office:value="0.95554464146298068" table:style-name="ce54">
            <text:p>95,6%</text:p>
          </table:table-cell>
          <table:table-cell office:value-type="float" office:value="6694627" table:style-name="ce53">
            <text:p>6.694.627</text:p>
          </table:table-cell>
          <table:table-cell office:value-type="percentage" office:value="0.93897553253889288" table:style-name="ce54">
            <text:p>93,9%</text:p>
          </table:table-cell>
          <table:table-cell office:value-type="float" office:value="7012121" table:style-name="ce53">
            <text:p>7.012.121</text:p>
          </table:table-cell>
          <table:table-cell office:value-type="percentage" office:value="0.8970568293349408" table:style-name="ce54">
            <text:p>89,7%</text:p>
          </table:table-cell>
          <table:table-cell office:value-type="float" office:value="4963974" table:style-name="ce53">
            <text:p>4.963.974</text:p>
          </table:table-cell>
          <table:table-cell office:value-type="percentage" office:value="0.83540176572949942" table:style-name="ce54">
            <text:p>83,5%</text:p>
          </table:table-cell>
          <table:table-cell office:value-type="float" office:value="4061326" table:style-name="ce53">
            <text:p>4.061.326</text:p>
          </table:table-cell>
          <table:table-cell office:value-type="percentage" office:value="0.8247008643332816" table:style-name="ce54">
            <text:p>82,5%</text:p>
          </table:table-cell>
          <table:table-cell office:value-type="float" office:value="3433954" table:style-name="ce53">
            <text:p>3.433.954</text:p>
          </table:table-cell>
          <table:table-cell office:value-type="percentage" office:value="0.86194446633778132" table:style-name="ce54">
            <text:p>86,2%</text:p>
          </table:table-cell>
          <table:table-cell office:value-type="float" office:value="38283540" table:style-name="ce53">
            <text:p>38.283.540</text:p>
          </table:table-cell>
          <table:table-cell office:value-type="float" office:value="42185033" table:style-name="ce53">
            <text:p>42.185.033</text:p>
          </table:table-cell>
          <table:table-cell office:value-type="percentage" office:value="0.90751475766298439" table:style-name="ce54">
            <text:p>90,8%</text:p>
          </table:table-cell>
          <table:table-cell office:value-type="percentage" office:value="0.80769182325834821" table:style-name="ce54">
            <text:p>80,8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9" table:default-cell-style-name="ce1"/>
        <table:table-column table:style-name="co4" table:default-cell-style-name="ce1"/>
        <table:table-column table:style-name="co11" table:default-cell-style-name="ce1"/>
        <table:table-column table:style-name="co4" table:number-columns-repeated="16374" table:default-cell-style-name="ce1"/>
        <table:table-row table:style-name="ro10">
          <table:table-cell table:number-columns-spanned="1" table:number-rows-spanned="2" table:style-name="ce68"/>
          <table:table-cell office:value-type="string" table:number-columns-spanned="2" table:number-rows-spanned="1" table:style-name="ce69">
            <text:p><text:s/>Mayores de 70 años</text:p>
          </table:table-cell>
          <table:covered-table-cell/>
          <table:table-cell office:value-type="string" table:number-columns-spanned="2" table:number-rows-spanned="1" table:style-name="ce69">
            <text:p>60-69 años</text:p>
          </table:table-cell>
          <table:covered-table-cell/>
          <table:table-cell office:value-type="string" table:number-columns-spanned="2" table:number-rows-spanned="1" table:style-name="ce69">
            <text:p>50-59 años</text:p>
          </table:table-cell>
          <table:covered-table-cell/>
          <table:table-cell office:value-type="string" table:number-columns-spanned="2" table:number-rows-spanned="1" table:style-name="ce69">
            <text:p>40-49 años</text:p>
          </table:table-cell>
          <table:covered-table-cell/>
          <table:table-cell office:value-type="string" table:number-columns-spanned="2" table:number-rows-spanned="1" table:style-name="ce69">
            <text:p>30-39 años</text:p>
          </table:table-cell>
          <table:covered-table-cell/>
          <table:table-cell office:value-type="string" table:number-columns-spanned="2" table:number-rows-spanned="1" table:style-name="ce70">
            <text:p>20-29 años</text:p>
          </table:table-cell>
          <table:covered-table-cell/>
          <table:table-cell office:value-type="string" table:number-columns-spanned="2" table:number-rows-spanned="1" table:style-name="ce71">
            <text:p><text:s/>Janssen</text:p>
          </table:table-cell>
          <table:covered-table-cell/>
          <table:table-cell office:value-type="string" table:number-columns-spanned="2" table:number-rows-spanned="1" table:style-name="ce71">
            <text:p>Astrazeneca</text:p>
          </table:table-cell>
          <table:covered-table-cell/>
          <table:table-cell table:number-columns-repeated="16367"/>
        </table:table-row>
        <table:table-row table:style-name="ro11">
          <table:covered-table-cell/>
          <table:table-cell office:value-type="string" table:style-name="ce57">
            <text:p>Nº Personas &gt; 70 años con <text:s/>dosis de recuerdo</text:p>
          </table:table-cell>
          <table:table-cell office:value-type="string" table:style-name="ce57">
            <text:p>% Dosis de recuerdo en &gt; 70 años</text:p>
          </table:table-cell>
          <table:table-cell office:value-type="string" table:style-name="ce57">
            <text:p>Nº Personas 60-69 años con <text:s/>dosis de recuerdo</text:p>
          </table:table-cell>
          <table:table-cell office:value-type="string" table:style-name="ce57">
            <text:p>% Dosis de recuerdo en 60-69 años</text:p>
          </table:table-cell>
          <table:table-cell office:value-type="string" table:style-name="ce57">
            <text:p>Nº Personas 50-59 años con <text:s/>dosis de recuerdo</text:p>
          </table:table-cell>
          <table:table-cell office:value-type="string" table:style-name="ce57">
            <text:p>% Dosis de recuerdo en 50-59 años</text:p>
          </table:table-cell>
          <table:table-cell office:value-type="string" table:style-name="ce57">
            <text:p>Nº Personas 40-49 años con <text:s/>dosis de recuerdo</text:p>
          </table:table-cell>
          <table:table-cell office:value-type="string" table:style-name="ce57">
            <text:p>% Dosis de recuerdo en 40-49 años</text:p>
          </table:table-cell>
          <table:table-cell office:value-type="string" table:style-name="ce57">
            <text:p>Nº Personas 30-39 años con <text:s/>dosis de recuerdo</text:p>
          </table:table-cell>
          <table:table-cell office:value-type="string" table:style-name="ce57">
            <text:p>% Dosis de recuerdo en 30-39 años</text:p>
          </table:table-cell>
          <table:table-cell office:value-type="string" table:style-name="ce57">
            <text:p>Nº Personas 20-29 años con <text:s/>dosis de recuerdo</text:p>
          </table:table-cell>
          <table:table-cell office:value-type="string" table:style-name="ce57">
            <text:p>% Dosis de recuerdo en 20-29 años</text:p>
          </table:table-cell>
          <table:table-cell office:value-type="string" table:style-name="ce57">
            <text:p>Nº Personas vacunadas con Dosis Adicionales</text:p>
          </table:table-cell>
          <table:table-cell office:value-type="string" table:style-name="ce58">
            <text:p>% Dosis Adicionales en vacunados con Janssen</text:p>
          </table:table-cell>
          <table:table-cell office:value-type="string" table:style-name="ce57">
            <text:p>Nº Personas vacunadas con Dosis Adicionales</text:p>
          </table:table-cell>
          <table:table-cell office:value-type="string" table:style-name="ce58">
            <text:p>% Dosis Adicionales en vacunados con Astrazeneca</text:p>
          </table:table-cell>
          <table:table-cell table:number-columns-repeated="16367"/>
        </table:table-row>
        <table:table-row table:style-name="ro5">
          <table:table-cell office:value-type="string" table:style-name="ce59">
            <text:p>Andalucía</text:p>
          </table:table-cell>
          <table:table-cell office:value-type="float" office:value="987299" table:style-name="ce60">
            <text:p>987.299</text:p>
          </table:table-cell>
          <table:table-cell office:value-type="percentage" office:value="0.91195846349668486" table:style-name="ce61">
            <text:p>91,2%</text:p>
          </table:table-cell>
          <table:table-cell office:value-type="float" office:value="832127" table:style-name="ce60">
            <text:p>832.127</text:p>
          </table:table-cell>
          <table:table-cell office:value-type="percentage" office:value="0.89513559449661684" table:style-name="ce61">
            <text:p>89,5%</text:p>
          </table:table-cell>
          <table:table-cell office:value-type="float" office:value="698629" table:style-name="ce60">
            <text:p>698.629</text:p>
          </table:table-cell>
          <table:table-cell office:value-type="percentage" office:value="0.57369441898811924" table:style-name="ce61">
            <text:p>57,4%</text:p>
          </table:table-cell>
          <table:table-cell office:value-type="float" office:value="400622" table:style-name="ce60">
            <text:p>400.622</text:p>
          </table:table-cell>
          <table:table-cell office:value-type="percentage" office:value="0.31824392382901245" table:style-name="ce61">
            <text:p>31,8%</text:p>
          </table:table-cell>
          <table:table-cell office:value-type="float" office:value="135413" table:style-name="ce60">
            <text:p>135.413</text:p>
          </table:table-cell>
          <table:table-cell office:value-type="percentage" office:value="0.1440148637999045" table:style-name="ce61">
            <text:p>14,4%</text:p>
          </table:table-cell>
          <table:table-cell office:value-type="float" office:value="63337" table:style-name="ce60">
            <text:p>63.337</text:p>
          </table:table-cell>
          <table:table-cell office:value-type="percentage" office:value="8.1234504880842287E-2" table:style-name="ce61">
            <text:p>8,1%</text:p>
          </table:table-cell>
          <table:table-cell office:value-type="float" office:value="186867" table:style-name="ce60">
            <text:p>186.867</text:p>
          </table:table-cell>
          <table:table-cell office:value-type="percentage" office:value="0.58660275365867443" table:style-name="ce44">
            <text:p>58,7%</text:p>
          </table:table-cell>
          <table:table-cell office:value-type="float" office:value="611543" table:style-name="ce60">
            <text:p>611.543</text:p>
          </table:table-cell>
          <table:table-cell office:value-type="percentage" office:value="0.70546997839325654" table:style-name="ce44">
            <text:p>70,5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Aragón</text:p>
          </table:table-cell>
          <table:table-cell office:value-type="float" office:value="200391" table:style-name="ce7">
            <text:p>200.391</text:p>
          </table:table-cell>
          <table:table-cell office:value-type="percentage" office:value="0.91262706306700181" table:style-name="ce47">
            <text:p>91,3%</text:p>
          </table:table-cell>
          <table:table-cell office:value-type="float" office:value="139086" table:style-name="ce7">
            <text:p>139.086</text:p>
          </table:table-cell>
          <table:table-cell office:value-type="percentage" office:value="0.90186746206717672" table:style-name="ce47">
            <text:p>90,2%</text:p>
          </table:table-cell>
          <table:table-cell office:value-type="float" office:value="123792" table:style-name="ce7">
            <text:p>123.792</text:p>
          </table:table-cell>
          <table:table-cell office:value-type="percentage" office:value="0.66419143684944737" table:style-name="ce47">
            <text:p>66,4%</text:p>
          </table:table-cell>
          <table:table-cell office:value-type="float" office:value="84752" table:style-name="ce7">
            <text:p>84.752</text:p>
          </table:table-cell>
          <table:table-cell office:value-type="percentage" office:value="0.44796583383106142" table:style-name="ce47">
            <text:p>44,8%</text:p>
          </table:table-cell>
          <table:table-cell office:value-type="float" office:value="32033" table:style-name="ce7">
            <text:p>32.033</text:p>
          </table:table-cell>
          <table:table-cell office:value-type="percentage" office:value="0.25062199759024834" table:style-name="ce47">
            <text:p>25,1%</text:p>
          </table:table-cell>
          <table:table-cell office:value-type="float" office:value="20907" table:style-name="ce7">
            <text:p>20.907</text:p>
          </table:table-cell>
          <table:table-cell office:value-type="percentage" office:value="0.19712426928153876" table:style-name="ce47">
            <text:p>19,7%</text:p>
          </table:table-cell>
          <table:table-cell office:value-type="float" office:value="35390" table:style-name="ce7">
            <text:p>35.390</text:p>
          </table:table-cell>
          <table:table-cell office:value-type="percentage" office:value="0.60229071291206449" table:style-name="ce47">
            <text:p>60,2%</text:p>
          </table:table-cell>
          <table:table-cell office:value-type="float" office:value="115463" table:style-name="ce7">
            <text:p>115.463</text:p>
          </table:table-cell>
          <table:table-cell office:value-type="percentage" office:value="0.85216948477043097" table:style-name="ce47">
            <text:p>85,2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Asturias<text:s/></text:p>
          </table:table-cell>
          <table:table-cell office:value-type="float" office:value="190957" table:style-name="ce7">
            <text:p>190.957</text:p>
          </table:table-cell>
          <table:table-cell office:value-type="percentage" office:value="0.94319315611139098" table:style-name="ce47">
            <text:p>94,3%</text:p>
          </table:table-cell>
          <table:table-cell office:value-type="float" office:value="140479" table:style-name="ce7">
            <text:p>140.479</text:p>
          </table:table-cell>
          <table:table-cell office:value-type="percentage" office:value="0.94988200769485631" table:style-name="ce47">
            <text:p>95,0%</text:p>
          </table:table-cell>
          <table:table-cell office:value-type="float" office:value="140786" table:style-name="ce7">
            <text:p>140.786</text:p>
          </table:table-cell>
          <table:table-cell office:value-type="percentage" office:value="0.92022406546790336" table:style-name="ce47">
            <text:p>92,0%</text:p>
          </table:table-cell>
          <table:table-cell office:value-type="float" office:value="118211" table:style-name="ce7">
            <text:p>118.211</text:p>
          </table:table-cell>
          <table:table-cell office:value-type="percentage" office:value="0.78405375110268027" table:style-name="ce47">
            <text:p>78,4%</text:p>
          </table:table-cell>
          <table:table-cell office:value-type="float" office:value="49979" table:style-name="ce7">
            <text:p>49.979</text:p>
          </table:table-cell>
          <table:table-cell office:value-type="percentage" office:value="0.55089668551524973" table:style-name="ce47">
            <text:p>55,1%</text:p>
          </table:table-cell>
          <table:table-cell office:value-type="float" office:value="24570" table:style-name="ce7">
            <text:p>24.570</text:p>
          </table:table-cell>
          <table:table-cell office:value-type="percentage" office:value="0.37017506855093862" table:style-name="ce47">
            <text:p>37,0%</text:p>
          </table:table-cell>
          <table:table-cell office:value-type="float" office:value="41210" table:style-name="ce7">
            <text:p>41.210</text:p>
          </table:table-cell>
          <table:table-cell office:value-type="percentage" office:value="0.91031588248288053" table:style-name="ce47">
            <text:p>91,0%</text:p>
          </table:table-cell>
          <table:table-cell office:value-type="float" office:value="112742" table:style-name="ce7">
            <text:p>112.742</text:p>
          </table:table-cell>
          <table:table-cell office:value-type="percentage" office:value="0.95928595131331529" table:style-name="ce47">
            <text:p>95,9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Baleares</text:p>
          </table:table-cell>
          <table:table-cell office:value-type="float" office:value="118464" table:style-name="ce7">
            <text:p>118.464</text:p>
          </table:table-cell>
          <table:table-cell office:value-type="percentage" office:value="0.90550115801784037" table:style-name="ce47">
            <text:p>90,6%</text:p>
          </table:table-cell>
          <table:table-cell office:value-type="float" office:value="92712" table:style-name="ce7">
            <text:p>92.712</text:p>
          </table:table-cell>
          <table:table-cell office:value-type="percentage" office:value="0.83159471507888816" table:style-name="ce47">
            <text:p>83,2%</text:p>
          </table:table-cell>
          <table:table-cell office:value-type="float" office:value="90741" table:style-name="ce7">
            <text:p>90.741</text:p>
          </table:table-cell>
          <table:table-cell office:value-type="percentage" office:value="0.59716098292904429" table:style-name="ce47">
            <text:p>59,7%</text:p>
          </table:table-cell>
          <table:table-cell office:value-type="float" office:value="63274" table:style-name="ce7">
            <text:p>63.274</text:p>
          </table:table-cell>
          <table:table-cell office:value-type="percentage" office:value="0.3695069464315956" table:style-name="ce47">
            <text:p>37,0%</text:p>
          </table:table-cell>
          <table:table-cell office:value-type="float" office:value="23327" table:style-name="ce7">
            <text:p>23.327</text:p>
          </table:table-cell>
          <table:table-cell office:value-type="percentage" office:value="0.17723394394341158" table:style-name="ce47">
            <text:p>17,7%</text:p>
          </table:table-cell>
          <table:table-cell office:value-type="float" office:value="13836" table:style-name="ce7">
            <text:p>13.836</text:p>
          </table:table-cell>
          <table:table-cell office:value-type="percentage" office:value="0.13661811898296716" table:style-name="ce47">
            <text:p>13,7%</text:p>
          </table:table-cell>
          <table:table-cell office:value-type="float" office:value="32586" table:style-name="ce7">
            <text:p>32.586</text:p>
          </table:table-cell>
          <table:table-cell office:value-type="percentage" office:value="0.63904141826168814" table:style-name="ce47">
            <text:p>63,9%</text:p>
          </table:table-cell>
          <table:table-cell office:value-type="float" office:value="96878" table:style-name="ce7">
            <text:p>96.878</text:p>
          </table:table-cell>
          <table:table-cell office:value-type="percentage" office:value="0.80752527736331881" table:style-name="ce47">
            <text:p>80,8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Canarias</text:p>
          </table:table-cell>
          <table:table-cell office:value-type="float" office:value="217906" table:style-name="ce7">
            <text:p>217.906</text:p>
          </table:table-cell>
          <table:table-cell office:value-type="percentage" office:value="0.89423747732663594" table:style-name="ce47">
            <text:p>89,4%</text:p>
          </table:table-cell>
          <table:table-cell office:value-type="float" office:value="186541" table:style-name="ce7">
            <text:p>186.541</text:p>
          </table:table-cell>
          <table:table-cell office:value-type="percentage" office:value="0.83656674918379792" table:style-name="ce47">
            <text:p>83,7%</text:p>
          </table:table-cell>
          <table:table-cell office:value-type="float" office:value="215229" table:style-name="ce7">
            <text:p>215.229</text:p>
          </table:table-cell>
          <table:table-cell office:value-type="percentage" office:value="0.66944631931894882" table:style-name="ce47">
            <text:p>66,9%</text:p>
          </table:table-cell>
          <table:table-cell office:value-type="float" office:value="146948" table:style-name="ce7">
            <text:p>146.948</text:p>
          </table:table-cell>
          <table:table-cell office:value-type="percentage" office:value="0.46095115011935645" table:style-name="ce47">
            <text:p>46,1%</text:p>
          </table:table-cell>
          <table:table-cell office:value-type="float" office:value="43683" table:style-name="ce7">
            <text:p>43.683</text:p>
          </table:table-cell>
          <table:table-cell office:value-type="percentage" office:value="0.19009800167107646" table:style-name="ce47">
            <text:p>19,0%</text:p>
          </table:table-cell>
          <table:table-cell office:value-type="float" office:value="14788" table:style-name="ce7">
            <text:p>14.788</text:p>
          </table:table-cell>
          <table:table-cell office:value-type="percentage" office:value="7.916403464631E-2" table:style-name="ce47">
            <text:p>7,9%</text:p>
          </table:table-cell>
          <table:table-cell office:value-type="float" office:value="92602" table:style-name="ce7">
            <text:p>92.602</text:p>
          </table:table-cell>
          <table:table-cell office:value-type="percentage" office:value="0.68961870717902884" table:style-name="ce47">
            <text:p>69,0%</text:p>
          </table:table-cell>
          <table:table-cell office:value-type="float" office:value="178132" table:style-name="ce7">
            <text:p>178.132</text:p>
          </table:table-cell>
          <table:table-cell office:value-type="percentage" office:value="0.79981321587485465" table:style-name="ce47">
            <text:p>80,0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Cantabria</text:p>
          </table:table-cell>
          <table:table-cell office:value-type="float" office:value="91830" table:style-name="ce7">
            <text:p>91.830</text:p>
          </table:table-cell>
          <table:table-cell office:value-type="percentage" office:value="0.93503716525812031" table:style-name="ce47">
            <text:p>93,5%</text:p>
          </table:table-cell>
          <table:table-cell office:value-type="float" office:value="74154" table:style-name="ce7">
            <text:p>74.154</text:p>
          </table:table-cell>
          <table:table-cell office:value-type="percentage" office:value="0.96582354320247987" table:style-name="ce47">
            <text:p>96,6%</text:p>
          </table:table-cell>
          <table:table-cell office:value-type="float" office:value="65627" table:style-name="ce7">
            <text:p>65.627</text:p>
          </table:table-cell>
          <table:table-cell office:value-type="percentage" office:value="0.77577871032566936" table:style-name="ce47">
            <text:p>77,6%</text:p>
          </table:table-cell>
          <table:table-cell office:value-type="float" office:value="47962" table:style-name="ce7">
            <text:p>47.962</text:p>
          </table:table-cell>
          <table:table-cell office:value-type="percentage" office:value="0.54156410198505001" table:style-name="ce47">
            <text:p>54,2%</text:p>
          </table:table-cell>
          <table:table-cell office:value-type="float" office:value="13871" table:style-name="ce7">
            <text:p>13.871</text:p>
          </table:table-cell>
          <table:table-cell office:value-type="percentage" office:value="0.2485218762317698" table:style-name="ce47">
            <text:p>24,9%</text:p>
          </table:table-cell>
          <table:table-cell office:value-type="float" office:value="4523" table:style-name="ce7">
            <text:p>4.523</text:p>
          </table:table-cell>
          <table:table-cell office:value-type="percentage" office:value="0.10689891517572263" table:style-name="ce47">
            <text:p>10,7%</text:p>
          </table:table-cell>
          <table:table-cell office:value-type="float" office:value="19464" table:style-name="ce7">
            <text:p>19.464</text:p>
          </table:table-cell>
          <table:table-cell office:value-type="percentage" office:value="0.87742866158770227" table:style-name="ce47">
            <text:p>87,7%</text:p>
          </table:table-cell>
          <table:table-cell office:value-type="float" office:value="55006" table:style-name="ce7">
            <text:p>55.006</text:p>
          </table:table-cell>
          <table:table-cell office:value-type="percentage" office:value="0.92956365971541555" table:style-name="ce47">
            <text:p>93,0%</text:p>
          </table:table-cell>
          <table:table-cell table:number-columns-repeated="16367"/>
        </table:table-row>
        <table:table-row table:style-name="ro12">
          <table:table-cell office:value-type="string" table:style-name="ce62">
            <text:p>Castilla y León<text:s/></text:p>
          </table:table-cell>
          <table:table-cell office:value-type="float" office:value="445700" table:style-name="ce7">
            <text:p>445.700</text:p>
          </table:table-cell>
          <table:table-cell office:value-type="percentage" office:value="0.93152059189282388" table:style-name="ce47">
            <text:p>93,2%</text:p>
          </table:table-cell>
          <table:table-cell office:value-type="float" office:value="292698" table:style-name="ce7">
            <text:p>292.698</text:p>
          </table:table-cell>
          <table:table-cell office:value-type="percentage" office:value="0.9080919080919081" table:style-name="ce47">
            <text:p>90,8%</text:p>
          </table:table-cell>
          <table:table-cell office:value-type="float" office:value="290866" table:style-name="ce7">
            <text:p>290.866</text:p>
          </table:table-cell>
          <table:table-cell office:value-type="percentage" office:value="0.82360036696832062" table:style-name="ce47">
            <text:p>82,4%</text:p>
          </table:table-cell>
          <table:table-cell office:value-type="float" office:value="203905" table:style-name="ce7">
            <text:p>203.905</text:p>
          </table:table-cell>
          <table:table-cell office:value-type="percentage" office:value="0.63484625826618679" table:style-name="ce47">
            <text:p>63,5%</text:p>
          </table:table-cell>
          <table:table-cell office:value-type="float" office:value="55820" table:style-name="ce7">
            <text:p>55.820</text:p>
          </table:table-cell>
          <table:table-cell office:value-type="percentage" office:value="0.26194029150359921" table:style-name="ce47">
            <text:p>26,2%</text:p>
          </table:table-cell>
          <table:table-cell office:value-type="float" office:value="19661" table:style-name="ce7">
            <text:p>19.661</text:p>
          </table:table-cell>
          <table:table-cell office:value-type="percentage" office:value="0.11313860212454971" table:style-name="ce47">
            <text:p>11,3%</text:p>
          </table:table-cell>
          <table:table-cell office:value-type="float" office:value="81102" table:style-name="ce7">
            <text:p>81.102</text:p>
          </table:table-cell>
          <table:table-cell office:value-type="percentage" office:value="0.8483739029467452" table:style-name="ce47">
            <text:p>84,8%</text:p>
          </table:table-cell>
          <table:table-cell office:value-type="float" office:value="224183" table:style-name="ce7">
            <text:p>224.183</text:p>
          </table:table-cell>
          <table:table-cell office:value-type="percentage" office:value="0.9208887537894036" table:style-name="ce47">
            <text:p>92,1%</text:p>
          </table:table-cell>
          <table:table-cell table:number-columns-repeated="16367"/>
        </table:table-row>
        <table:table-row table:style-name="ro12">
          <table:table-cell office:value-type="string" table:style-name="ce62">
            <text:p>Castilla - La Mancha</text:p>
          </table:table-cell>
          <table:table-cell office:value-type="float" office:value="270563" table:style-name="ce7">
            <text:p>270.563</text:p>
          </table:table-cell>
          <table:table-cell office:value-type="percentage" office:value="0.91490800637074055" table:style-name="ce47">
            <text:p>91,5%</text:p>
          </table:table-cell>
          <table:table-cell office:value-type="float" office:value="200675" table:style-name="ce7">
            <text:p>200.675</text:p>
          </table:table-cell>
          <table:table-cell office:value-type="percentage" office:value="0.91254899820832536" table:style-name="ce47">
            <text:p>91,3%</text:p>
          </table:table-cell>
          <table:table-cell office:value-type="float" office:value="205959" table:style-name="ce7">
            <text:p>205.959</text:p>
          </table:table-cell>
          <table:table-cell office:value-type="percentage" office:value="0.72890101606378799" table:style-name="ce47">
            <text:p>72,9%</text:p>
          </table:table-cell>
          <table:table-cell office:value-type="float" office:value="139252" table:style-name="ce7">
            <text:p>139.252</text:p>
          </table:table-cell>
          <table:table-cell office:value-type="percentage" office:value="0.49397658744235545" table:style-name="ce47">
            <text:p>49,4%</text:p>
          </table:table-cell>
          <table:table-cell office:value-type="float" office:value="45422" table:style-name="ce7">
            <text:p>45.422</text:p>
          </table:table-cell>
          <table:table-cell office:value-type="percentage" office:value="0.22540928693011231" table:style-name="ce47">
            <text:p>22,5%</text:p>
          </table:table-cell>
          <table:table-cell office:value-type="float" office:value="20887" table:style-name="ce7">
            <text:p>20.887</text:p>
          </table:table-cell>
          <table:table-cell office:value-type="percentage" office:value="0.12342228420156945" table:style-name="ce47">
            <text:p>12,3%</text:p>
          </table:table-cell>
          <table:table-cell office:value-type="float" office:value="63629" table:style-name="ce7">
            <text:p>63.629</text:p>
          </table:table-cell>
          <table:table-cell office:value-type="percentage" office:value="0.82280297936171309" table:style-name="ce47">
            <text:p>82,3%</text:p>
          </table:table-cell>
          <table:table-cell office:value-type="float" office:value="177671" table:style-name="ce7">
            <text:p>177.671</text:p>
          </table:table-cell>
          <table:table-cell office:value-type="percentage" office:value="0.85889905684548418" table:style-name="ce47">
            <text:p>85,9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Cataluña</text:p>
          </table:table-cell>
          <table:table-cell office:value-type="float" office:value="964677" table:style-name="ce7">
            <text:p>964.677</text:p>
          </table:table-cell>
          <table:table-cell office:value-type="percentage" office:value="0.89936845991482506" table:style-name="ce47">
            <text:p>89,9%</text:p>
          </table:table-cell>
          <table:table-cell office:value-type="float" office:value="696437" table:style-name="ce7">
            <text:p>696.437</text:p>
          </table:table-cell>
          <table:table-cell office:value-type="percentage" office:value="0.87655613802130861" table:style-name="ce47">
            <text:p>87,7%</text:p>
          </table:table-cell>
          <table:table-cell office:value-type="float" office:value="704023" table:style-name="ce7">
            <text:p>704.023</text:p>
          </table:table-cell>
          <table:table-cell office:value-type="percentage" office:value="0.68160831070254679" table:style-name="ce47">
            <text:p>68,2%</text:p>
          </table:table-cell>
          <table:table-cell office:value-type="float" office:value="558349" table:style-name="ce7">
            <text:p>558.349</text:p>
          </table:table-cell>
          <table:table-cell office:value-type="percentage" office:value="0.48754013361426501" table:style-name="ce47">
            <text:p>48,8%</text:p>
          </table:table-cell>
          <table:table-cell office:value-type="float" office:value="224839" table:style-name="ce7">
            <text:p>224.839</text:p>
          </table:table-cell>
          <table:table-cell office:value-type="percentage" office:value="0.27973017190219601" table:style-name="ce47">
            <text:p>28,0%</text:p>
          </table:table-cell>
          <table:table-cell office:value-type="float" office:value="81320" table:style-name="ce7">
            <text:p>81.320</text:p>
          </table:table-cell>
          <table:table-cell office:value-type="percentage" office:value="0.12184469147012243" table:style-name="ce47">
            <text:p>12,2%</text:p>
          </table:table-cell>
          <table:table-cell office:value-type="float" office:value="202619" table:style-name="ce7">
            <text:p>202.619</text:p>
          </table:table-cell>
          <table:table-cell office:value-type="percentage" office:value="0.58319541546618159" table:style-name="ce47">
            <text:p>58,3%</text:p>
          </table:table-cell>
          <table:table-cell office:value-type="float" office:value="691061" table:style-name="ce7">
            <text:p>691.061</text:p>
          </table:table-cell>
          <table:table-cell office:value-type="percentage" office:value="0.86128009073177414" table:style-name="ce47">
            <text:p>86,1%</text:p>
          </table:table-cell>
          <table:table-cell table:number-columns-repeated="16367"/>
        </table:table-row>
        <table:table-row table:style-name="ro12">
          <table:table-cell office:value-type="string" table:style-name="ce62">
            <text:p>C. Valenciana</text:p>
          </table:table-cell>
          <table:table-cell office:value-type="float" office:value="682455" table:style-name="ce7">
            <text:p>682.455</text:p>
          </table:table-cell>
          <table:table-cell office:value-type="percentage" office:value="0.939135855475007" table:style-name="ce47">
            <text:p>93,9%</text:p>
          </table:table-cell>
          <table:table-cell office:value-type="float" office:value="542752" table:style-name="ce7">
            <text:p>542.752</text:p>
          </table:table-cell>
          <table:table-cell office:value-type="percentage" office:value="0.95233683560384341" table:style-name="ce47">
            <text:p>95,2%</text:p>
          </table:table-cell>
          <table:table-cell office:value-type="float" office:value="552373" table:style-name="ce7">
            <text:p>552.373</text:p>
          </table:table-cell>
          <table:table-cell office:value-type="percentage" office:value="0.77253128247300418" table:style-name="ce47">
            <text:p>77,3%</text:p>
          </table:table-cell>
          <table:table-cell office:value-type="float" office:value="366859" table:style-name="ce7">
            <text:p>366.859</text:p>
          </table:table-cell>
          <table:table-cell office:value-type="percentage" office:value="0.48542696279829839" table:style-name="ce47">
            <text:p>48,5%</text:p>
          </table:table-cell>
          <table:table-cell office:value-type="float" office:value="111689" table:style-name="ce7">
            <text:p>111.689</text:p>
          </table:table-cell>
          <table:table-cell office:value-type="percentage" office:value="0.2165568910458382" table:style-name="ce47">
            <text:p>21,7%</text:p>
          </table:table-cell>
          <table:table-cell office:value-type="float" office:value="45978" table:style-name="ce7">
            <text:p>45.978</text:p>
          </table:table-cell>
          <table:table-cell office:value-type="percentage" office:value="0.10667353416114483" table:style-name="ce47">
            <text:p>10,7%</text:p>
          </table:table-cell>
          <table:table-cell office:value-type="float" office:value="180687" table:style-name="ce7">
            <text:p>180.687</text:p>
          </table:table-cell>
          <table:table-cell office:value-type="percentage" office:value="0.85617824193632452" table:style-name="ce47">
            <text:p>85,6%</text:p>
          </table:table-cell>
          <table:table-cell office:value-type="float" office:value="422608" table:style-name="ce7">
            <text:p>422.608</text:p>
          </table:table-cell>
          <table:table-cell office:value-type="percentage" office:value="0.90392405983838331" table:style-name="ce47">
            <text:p>90,4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Extremadura</text:p>
          </table:table-cell>
          <table:table-cell office:value-type="float" office:value="153809" table:style-name="ce7">
            <text:p>153.809</text:p>
          </table:table-cell>
          <table:table-cell office:value-type="percentage" office:value="0.88740739885993858" table:style-name="ce47">
            <text:p>88,7%</text:p>
          </table:table-cell>
          <table:table-cell office:value-type="float" office:value="123278" table:style-name="ce7">
            <text:p>123.278</text:p>
          </table:table-cell>
          <table:table-cell office:value-type="percentage" office:value="0.93108162201762801" table:style-name="ce47">
            <text:p>93,1%</text:p>
          </table:table-cell>
          <table:table-cell office:value-type="float" office:value="122891" table:style-name="ce7">
            <text:p>122.891</text:p>
          </table:table-cell>
          <table:table-cell office:value-type="percentage" office:value="0.76211945500437217" table:style-name="ce47">
            <text:p>76,2%</text:p>
          </table:table-cell>
          <table:table-cell office:value-type="float" office:value="78580" table:style-name="ce7">
            <text:p>78.580</text:p>
          </table:table-cell>
          <table:table-cell office:value-type="percentage" office:value="0.53983869416468588" table:style-name="ce47">
            <text:p>54,0%</text:p>
          </table:table-cell>
          <table:table-cell office:value-type="float" office:value="22647" table:style-name="ce7">
            <text:p>22.647</text:p>
          </table:table-cell>
          <table:table-cell office:value-type="percentage" office:value="0.20164004487419199" table:style-name="ce47">
            <text:p>20,2%</text:p>
          </table:table-cell>
          <table:table-cell office:value-type="float" office:value="5995" table:style-name="ce7">
            <text:p>5.995</text:p>
          </table:table-cell>
          <table:table-cell office:value-type="percentage" office:value="6.4801703544366734E-2" table:style-name="ce47">
            <text:p>6,5%</text:p>
          </table:table-cell>
          <table:table-cell office:value-type="float" office:value="34376" table:style-name="ce7">
            <text:p>34.376</text:p>
          </table:table-cell>
          <table:table-cell office:value-type="percentage" office:value="0.8621805322163979" table:style-name="ce47">
            <text:p>86,2%</text:p>
          </table:table-cell>
          <table:table-cell office:value-type="float" office:value="90204" table:style-name="ce7">
            <text:p>90.204</text:p>
          </table:table-cell>
          <table:table-cell office:value-type="percentage" office:value="0.89401177426708156" table:style-name="ce47">
            <text:p>89,4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Galicia</text:p>
          </table:table-cell>
          <table:table-cell office:value-type="float" office:value="503841" table:style-name="ce7">
            <text:p>503.841</text:p>
          </table:table-cell>
          <table:table-cell office:value-type="percentage" office:value="0.94614119228876925" table:style-name="ce47">
            <text:p>94,6%</text:p>
          </table:table-cell>
          <table:table-cell office:value-type="float" office:value="329273" table:style-name="ce7">
            <text:p>329.273</text:p>
          </table:table-cell>
          <table:table-cell office:value-type="percentage" office:value="0.94831504036357461" table:style-name="ce47">
            <text:p>94,8%</text:p>
          </table:table-cell>
          <table:table-cell office:value-type="float" office:value="362733" table:style-name="ce7">
            <text:p>362.733</text:p>
          </table:table-cell>
          <table:table-cell office:value-type="percentage" office:value="0.92588253311892177" table:style-name="ce47">
            <text:p>92,6%</text:p>
          </table:table-cell>
          <table:table-cell office:value-type="float" office:value="360668" table:style-name="ce7">
            <text:p>360.668</text:p>
          </table:table-cell>
          <table:table-cell office:value-type="percentage" office:value="0.88058225641451349" table:style-name="ce47">
            <text:p>88,1%</text:p>
          </table:table-cell>
          <table:table-cell office:value-type="float" office:value="163039" table:style-name="ce7">
            <text:p>163.039</text:p>
          </table:table-cell>
          <table:table-cell office:value-type="percentage" office:value="0.61456432911659609" table:style-name="ce47">
            <text:p>61,5%</text:p>
          </table:table-cell>
          <table:table-cell office:value-type="float" office:value="68537" table:style-name="ce7">
            <text:p>68.537</text:p>
          </table:table-cell>
          <table:table-cell office:value-type="percentage" office:value="0.34264388273407193" table:style-name="ce47">
            <text:p>34,3%</text:p>
          </table:table-cell>
          <table:table-cell office:value-type="float" office:value="111506" table:style-name="ce7">
            <text:p>111.506</text:p>
          </table:table-cell>
          <table:table-cell office:value-type="percentage" office:value="0.89948856944646116" table:style-name="ce47">
            <text:p>89,9%</text:p>
          </table:table-cell>
          <table:table-cell office:value-type="float" office:value="297958" table:style-name="ce7">
            <text:p>297.958</text:p>
          </table:table-cell>
          <table:table-cell office:value-type="percentage" office:value="0.97597709733632065" table:style-name="ce47">
            <text:p>97,6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La Rioja</text:p>
          </table:table-cell>
          <table:table-cell office:value-type="float" office:value="47702" table:style-name="ce7">
            <text:p>47.702</text:p>
          </table:table-cell>
          <table:table-cell office:value-type="percentage" office:value="0.91911368015414263" table:style-name="ce47">
            <text:p>91,9%</text:p>
          </table:table-cell>
          <table:table-cell office:value-type="float" office:value="34640" table:style-name="ce7">
            <text:p>34.640</text:p>
          </table:table-cell>
          <table:table-cell office:value-type="percentage" office:value="0.91119528619528622" table:style-name="ce47">
            <text:p>91,1%</text:p>
          </table:table-cell>
          <table:table-cell office:value-type="float" office:value="27974" table:style-name="ce7">
            <text:p>27.974</text:p>
          </table:table-cell>
          <table:table-cell office:value-type="percentage" office:value="0.61862007961079168" table:style-name="ce47">
            <text:p>61,9%</text:p>
          </table:table-cell>
          <table:table-cell office:value-type="float" office:value="18788" table:style-name="ce7">
            <text:p>18.788</text:p>
          </table:table-cell>
          <table:table-cell office:value-type="percentage" office:value="0.39551186240868996" table:style-name="ce47">
            <text:p>39,6%</text:p>
          </table:table-cell>
          <table:table-cell office:value-type="float" office:value="5860" table:style-name="ce7">
            <text:p>5.860</text:p>
          </table:table-cell>
          <table:table-cell office:value-type="percentage" office:value="0.18617359257847249" table:style-name="ce47">
            <text:p>18,6%</text:p>
          </table:table-cell>
          <table:table-cell office:value-type="float" office:value="2180" table:style-name="ce7">
            <text:p>2.180</text:p>
          </table:table-cell>
          <table:table-cell office:value-type="percentage" office:value="8.8827316437128184E-2" table:style-name="ce47">
            <text:p>8,9%</text:p>
          </table:table-cell>
          <table:table-cell office:value-type="float" office:value="12250" table:style-name="ce7">
            <text:p>12.250</text:p>
          </table:table-cell>
          <table:table-cell office:value-type="percentage" office:value="0.85820372705618608" table:style-name="ce47">
            <text:p>85,8%</text:p>
          </table:table-cell>
          <table:table-cell office:value-type="float" office:value="24304" table:style-name="ce7">
            <text:p>24.304</text:p>
          </table:table-cell>
          <table:table-cell office:value-type="percentage" office:value="0.81972410536611695" table:style-name="ce47">
            <text:p>82,0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Madrid</text:p>
          </table:table-cell>
          <table:table-cell office:value-type="float" office:value="798347" table:style-name="ce7">
            <text:p>798.347</text:p>
          </table:table-cell>
          <table:table-cell office:value-type="percentage" office:value="0.90308907737172772" table:style-name="ce47">
            <text:p>90,3%</text:p>
          </table:table-cell>
          <table:table-cell office:value-type="float" office:value="571247" table:style-name="ce7">
            <text:p>571.247</text:p>
          </table:table-cell>
          <table:table-cell office:value-type="percentage" office:value="0.83636696388047027" table:style-name="ce47">
            <text:p>83,6%</text:p>
          </table:table-cell>
          <table:table-cell office:value-type="float" office:value="622896" table:style-name="ce7">
            <text:p>622.896</text:p>
          </table:table-cell>
          <table:table-cell office:value-type="percentage" office:value="0.66044983825289805" table:style-name="ce47">
            <text:p>66,0%</text:p>
          </table:table-cell>
          <table:table-cell office:value-type="float" office:value="452048" table:style-name="ce7">
            <text:p>452.048</text:p>
          </table:table-cell>
          <table:table-cell office:value-type="percentage" office:value="0.43771502161714654" table:style-name="ce47">
            <text:p>43,8%</text:p>
          </table:table-cell>
          <table:table-cell office:value-type="float" office:value="204674" table:style-name="ce7">
            <text:p>204.674</text:p>
          </table:table-cell>
          <table:table-cell office:value-type="percentage" office:value="0.27216527198043672" table:style-name="ce47">
            <text:p>27,2%</text:p>
          </table:table-cell>
          <table:table-cell office:value-type="float" office:value="118159" table:style-name="ce7">
            <text:p>118.159</text:p>
          </table:table-cell>
          <table:table-cell office:value-type="percentage" office:value="0.19536419461189722" table:style-name="ce47">
            <text:p>19,5%</text:p>
          </table:table-cell>
          <table:table-cell office:value-type="float" office:value="171534" table:style-name="ce7">
            <text:p>171.534</text:p>
          </table:table-cell>
          <table:table-cell office:value-type="percentage" office:value="0.71679474482568417" table:style-name="ce47">
            <text:p>71,7%</text:p>
          </table:table-cell>
          <table:table-cell office:value-type="float" office:value="522725" table:style-name="ce7">
            <text:p>522.725</text:p>
          </table:table-cell>
          <table:table-cell office:value-type="percentage" office:value="0.78753295668549905" table:style-name="ce47">
            <text:p>78,8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Murcia<text:s/></text:p>
          </table:table-cell>
          <table:table-cell office:value-type="float" office:value="156732" table:style-name="ce7">
            <text:p>156.732</text:p>
          </table:table-cell>
          <table:table-cell office:value-type="percentage" office:value="0.88856888546208057" table:style-name="ce47">
            <text:p>88,9%</text:p>
          </table:table-cell>
          <table:table-cell office:value-type="float" office:value="123224" table:style-name="ce7">
            <text:p>123.224</text:p>
          </table:table-cell>
          <table:table-cell office:value-type="percentage" office:value="0.84286847793373276" table:style-name="ce47">
            <text:p>84,3%</text:p>
          </table:table-cell>
          <table:table-cell office:value-type="float" office:value="134237" table:style-name="ce7">
            <text:p>134.237</text:p>
          </table:table-cell>
          <table:table-cell office:value-type="percentage" office:value="0.64661679487858803" table:style-name="ce47">
            <text:p>64,7%</text:p>
          </table:table-cell>
          <table:table-cell office:value-type="float" office:value="103108" table:style-name="ce7">
            <text:p>103.108</text:p>
          </table:table-cell>
          <table:table-cell office:value-type="percentage" office:value="0.44410943799317737" table:style-name="ce47">
            <text:p>44,4%</text:p>
          </table:table-cell>
          <table:table-cell office:value-type="float" office:value="37420" table:style-name="ce7">
            <text:p>37.420</text:p>
          </table:table-cell>
          <table:table-cell office:value-type="percentage" office:value="0.22101731755144471" table:style-name="ce47">
            <text:p>22,1%</text:p>
          </table:table-cell>
          <table:table-cell office:value-type="float" office:value="24665" table:style-name="ce7">
            <text:p>24.665</text:p>
          </table:table-cell>
          <table:table-cell office:value-type="percentage" office:value="0.171729549457971" table:style-name="ce47">
            <text:p>17,2%</text:p>
          </table:table-cell>
          <table:table-cell office:value-type="float" office:value="47965" table:style-name="ce7">
            <text:p>47.965</text:p>
          </table:table-cell>
          <table:table-cell office:value-type="percentage" office:value="0.71921248744208366" table:style-name="ce47">
            <text:p>71,9%</text:p>
          </table:table-cell>
          <table:table-cell office:value-type="float" office:value="105516" table:style-name="ce7">
            <text:p>105.516</text:p>
          </table:table-cell>
          <table:table-cell office:value-type="percentage" office:value="0.80050374776196398" table:style-name="ce47">
            <text:p>80,1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Navarra</text:p>
          </table:table-cell>
          <table:table-cell office:value-type="float" office:value="92035" table:style-name="ce7">
            <text:p>92.035</text:p>
          </table:table-cell>
          <table:table-cell office:value-type="percentage" office:value="0.9376496357801436" table:style-name="ce47">
            <text:p>93,8%</text:p>
          </table:table-cell>
          <table:table-cell office:value-type="float" office:value="68640" table:style-name="ce7">
            <text:p>68.640</text:p>
          </table:table-cell>
          <table:table-cell office:value-type="percentage" office:value="0.95033713154360555" table:style-name="ce47">
            <text:p>95,0%</text:p>
          </table:table-cell>
          <table:table-cell office:value-type="float" office:value="66424" table:style-name="ce7">
            <text:p>66.424</text:p>
          </table:table-cell>
          <table:table-cell office:value-type="percentage" office:value="0.72138055365501363" table:style-name="ce47">
            <text:p>72,1%</text:p>
          </table:table-cell>
          <table:table-cell office:value-type="float" office:value="47794" table:style-name="ce7">
            <text:p>47.794</text:p>
          </table:table-cell>
          <table:table-cell office:value-type="percentage" office:value="0.49907065137940398" table:style-name="ce47">
            <text:p>49,9%</text:p>
          </table:table-cell>
          <table:table-cell office:value-type="float" office:value="16606" table:style-name="ce7">
            <text:p>16.606</text:p>
          </table:table-cell>
          <table:table-cell office:value-type="percentage" office:value="0.25571296581459807" table:style-name="ce47">
            <text:p>25,6%</text:p>
          </table:table-cell>
          <table:table-cell office:value-type="float" office:value="6424" table:style-name="ce7">
            <text:p>6.424</text:p>
          </table:table-cell>
          <table:table-cell office:value-type="percentage" office:value="0.10999623300571898" table:style-name="ce47">
            <text:p>11,0%</text:p>
          </table:table-cell>
          <table:table-cell office:value-type="float" office:value="19762" table:style-name="ce7">
            <text:p>19.762</text:p>
          </table:table-cell>
          <table:table-cell office:value-type="percentage" office:value="0.82970862372995213" table:style-name="ce47">
            <text:p>83,0%</text:p>
          </table:table-cell>
          <table:table-cell office:value-type="float" office:value="59681" table:style-name="ce7">
            <text:p>59.681</text:p>
          </table:table-cell>
          <table:table-cell office:value-type="percentage" office:value="0.88264611926171321" table:style-name="ce47">
            <text:p>88,3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País Vasco</text:p>
          </table:table-cell>
          <table:table-cell office:value-type="float" office:value="341948" table:style-name="ce7">
            <text:p>341.948</text:p>
          </table:table-cell>
          <table:table-cell office:value-type="percentage" office:value="0.91067866530665509" table:style-name="ce47">
            <text:p>91,1%</text:p>
          </table:table-cell>
          <table:table-cell office:value-type="float" office:value="246714" table:style-name="ce7">
            <text:p>246.714</text:p>
          </table:table-cell>
          <table:table-cell office:value-type="percentage" office:value="0.89727559381580524" table:style-name="ce47">
            <text:p>89,7%</text:p>
          </table:table-cell>
          <table:table-cell office:value-type="float" office:value="242089" table:style-name="ce7">
            <text:p>242.089</text:p>
          </table:table-cell>
          <table:table-cell office:value-type="percentage" office:value="0.74819741441388543" table:style-name="ce47">
            <text:p>74,8%</text:p>
          </table:table-cell>
          <table:table-cell office:value-type="float" office:value="155777" table:style-name="ce7">
            <text:p>155.777</text:p>
          </table:table-cell>
          <table:table-cell office:value-type="percentage" office:value="0.48442791438229432" table:style-name="ce47">
            <text:p>48,4%</text:p>
          </table:table-cell>
          <table:table-cell office:value-type="float" office:value="48222" table:style-name="ce7">
            <text:p>48.222</text:p>
          </table:table-cell>
          <table:table-cell office:value-type="percentage" office:value="0.23399991265400796" table:style-name="ce47">
            <text:p>23,4%</text:p>
          </table:table-cell>
          <table:table-cell office:value-type="float" office:value="23120" table:style-name="ce7">
            <text:p>23.120</text:p>
          </table:table-cell>
          <table:table-cell office:value-type="percentage" office:value="0.13625166483976286" table:style-name="ce47">
            <text:p>13,6%</text:p>
          </table:table-cell>
          <table:table-cell office:value-type="float" office:value="79112" table:style-name="ce7">
            <text:p>79.112</text:p>
          </table:table-cell>
          <table:table-cell office:value-type="percentage" office:value="0.79915954502293063" table:style-name="ce47">
            <text:p>79,9%</text:p>
          </table:table-cell>
          <table:table-cell office:value-type="float" office:value="190593" table:style-name="ce7">
            <text:p>190.593</text:p>
          </table:table-cell>
          <table:table-cell office:value-type="percentage" office:value="0.86248201210958364" table:style-name="ce47">
            <text:p>86,2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Ceuta</text:p>
          </table:table-cell>
          <table:table-cell office:value-type="float" office:value="5521" table:style-name="ce7">
            <text:p>5.521</text:p>
          </table:table-cell>
          <table:table-cell office:value-type="percentage" office:value="0.84380253706250952" table:style-name="ce47">
            <text:p>84,4%</text:p>
          </table:table-cell>
          <table:table-cell office:value-type="float" office:value="6460" table:style-name="ce7">
            <text:p>6.460</text:p>
          </table:table-cell>
          <table:table-cell office:value-type="percentage" office:value="0.81648129423660265" table:style-name="ce47">
            <text:p>81,6%</text:p>
          </table:table-cell>
          <table:table-cell office:value-type="float" office:value="6785" table:style-name="ce7">
            <text:p>6.785</text:p>
          </table:table-cell>
          <table:table-cell office:value-type="percentage" office:value="0.62690566386399338" table:style-name="ce47">
            <text:p>62,7%</text:p>
          </table:table-cell>
          <table:table-cell office:value-type="float" office:value="5409" table:style-name="ce7">
            <text:p>5.409</text:p>
          </table:table-cell>
          <table:table-cell office:value-type="percentage" office:value="0.47833392288645205" table:style-name="ce47">
            <text:p>47,8%</text:p>
          </table:table-cell>
          <table:table-cell office:value-type="float" office:value="2468" table:style-name="ce7">
            <text:p>2.468</text:p>
          </table:table-cell>
          <table:table-cell office:value-type="percentage" office:value="0.26589097177332471" table:style-name="ce47">
            <text:p>26,6%</text:p>
          </table:table-cell>
          <table:table-cell office:value-type="float" office:value="726" table:style-name="ce7">
            <text:p>726</text:p>
          </table:table-cell>
          <table:table-cell office:value-type="percentage" office:value="8.0648744723394797E-2" table:style-name="ce47">
            <text:p>8,1%</text:p>
          </table:table-cell>
          <table:table-cell office:value-type="float" office:value="1508" table:style-name="ce7">
            <text:p>1.508</text:p>
          </table:table-cell>
          <table:table-cell office:value-type="percentage" office:value="0.39077481212749415" table:style-name="ce47">
            <text:p>39,1%</text:p>
          </table:table-cell>
          <table:table-cell office:value-type="float" office:value="7461" table:style-name="ce7">
            <text:p>7.461</text:p>
          </table:table-cell>
          <table:table-cell office:value-type="percentage" office:value="0.834190518783542" table:style-name="ce47">
            <text:p>83,4%</text:p>
          </table:table-cell>
          <table:table-cell table:number-columns-repeated="16367"/>
        </table:table-row>
        <table:table-row table:style-name="ro5">
          <table:table-cell office:value-type="string" table:style-name="ce62">
            <text:p>Melilla</text:p>
          </table:table-cell>
          <table:table-cell office:value-type="float" office:value="4122" table:style-name="ce7">
            <text:p>4.122</text:p>
          </table:table-cell>
          <table:table-cell office:value-type="percentage" office:value="0.76150009237021987" table:style-name="ce47">
            <text:p>76,2%</text:p>
          </table:table-cell>
          <table:table-cell office:value-type="float" office:value="4973" table:style-name="ce7">
            <text:p>4.973</text:p>
          </table:table-cell>
          <table:table-cell office:value-type="percentage" office:value="0.67567934782608696" table:style-name="ce47">
            <text:p>67,6%</text:p>
          </table:table-cell>
          <table:table-cell office:value-type="float" office:value="6035" table:style-name="ce7">
            <text:p>6.035</text:p>
          </table:table-cell>
          <table:table-cell office:value-type="percentage" office:value="0.60507319029476636" table:style-name="ce47">
            <text:p>60,5%</text:p>
          </table:table-cell>
          <table:table-cell office:value-type="float" office:value="5056" table:style-name="ce7">
            <text:p>5.056</text:p>
          </table:table-cell>
          <table:table-cell office:value-type="percentage" office:value="0.48429118773946361" table:style-name="ce47">
            <text:p>48,4%</text:p>
          </table:table-cell>
          <table:table-cell office:value-type="float" office:value="2321" table:style-name="ce7">
            <text:p>2.321</text:p>
          </table:table-cell>
          <table:table-cell office:value-type="percentage" office:value="0.26075721829007975" table:style-name="ce47">
            <text:p>26,1%</text:p>
          </table:table-cell>
          <table:table-cell office:value-type="float" office:value="1070" table:style-name="ce7">
            <text:p>1.070</text:p>
          </table:table-cell>
          <table:table-cell office:value-type="percentage" office:value="0.12080840013548606" table:style-name="ce47">
            <text:p>12,1%</text:p>
          </table:table-cell>
          <table:table-cell office:value-type="float" office:value="1239" table:style-name="ce7">
            <text:p>1.239</text:p>
          </table:table-cell>
          <table:table-cell office:value-type="percentage" office:value="0.27588510354041418" table:style-name="ce47">
            <text:p>27,6%</text:p>
          </table:table-cell>
          <table:table-cell office:value-type="float" office:value="5974" table:style-name="ce7">
            <text:p>5.974</text:p>
          </table:table-cell>
          <table:table-cell office:value-type="percentage" office:value="0.84034322689548457" table:style-name="ce47">
            <text:p>84,0%</text:p>
          </table:table-cell>
          <table:table-cell table:number-columns-repeated="16367"/>
        </table:table-row>
        <table:table-row table:style-name="ro12">
          <table:table-cell office:value-type="string" table:style-name="ce62">
            <text:p>Fuerzas Armadas</text:p>
          </table:table-cell>
          <table:table-cell office:value-type="float" office:value="11" table:style-name="ce7">
            <text:p>11</text:p>
          </table:table-cell>
          <table:table-cell office:value-type="percentage" office:value="0.26829268292682928" table:style-name="ce47">
            <text:p>26,8%</text:p>
          </table:table-cell>
          <table:table-cell office:value-type="float" office:value="2366" table:style-name="ce7">
            <text:p>2.366</text:p>
          </table:table-cell>
          <table:table-cell office:value-type="percentage" office:value="0.65703971119133575" table:style-name="ce47">
            <text:p>65,7%</text:p>
          </table:table-cell>
          <table:table-cell office:value-type="float" office:value="6631" table:style-name="ce7">
            <text:p>6.631</text:p>
          </table:table-cell>
          <table:table-cell office:value-type="percentage" office:value="0.69646045583447114" table:style-name="ce47">
            <text:p>69,6%</text:p>
          </table:table-cell>
          <table:table-cell office:value-type="float" office:value="14460" table:style-name="ce7">
            <text:p>14.460</text:p>
          </table:table-cell>
          <table:table-cell office:value-type="percentage" office:value="0.65143938370050003" table:style-name="ce47">
            <text:p>65,1%</text:p>
          </table:table-cell>
          <table:table-cell office:value-type="float" office:value="16966" table:style-name="ce7">
            <text:p>16.966</text:p>
          </table:table-cell>
          <table:table-cell office:value-type="percentage" office:value="0.53035323538605816" table:style-name="ce47">
            <text:p>53,0%</text:p>
          </table:table-cell>
          <table:table-cell office:value-type="float" office:value="12263" table:style-name="ce7">
            <text:p>12.263</text:p>
          </table:table-cell>
          <table:table-cell office:value-type="percentage" office:value="0.51217474836068999" table:style-name="ce47">
            <text:p>51,2%</text:p>
          </table:table-cell>
          <table:table-cell office:value-type="float" office:value="1107" table:style-name="ce7">
            <text:p>1.107</text:p>
          </table:table-cell>
          <table:table-cell office:value-type="percentage" office:value="0.87302839116719244" table:style-name="ce47">
            <text:p>87,3%</text:p>
          </table:table-cell>
          <table:table-cell office:value-type="float" office:value="21691" table:style-name="ce7">
            <text:p>21.691</text:p>
          </table:table-cell>
          <table:table-cell office:value-type="percentage" office:value="0.40170750226864455" table:style-name="ce47">
            <text:p>40,2%</text:p>
          </table:table-cell>
          <table:table-cell table:number-columns-repeated="16367"/>
        </table:table-row>
        <table:table-row table:style-name="ro12">
          <table:table-cell office:value-type="string" table:style-name="ce63">
            <text:p>Sanidad Exterior</text:p>
          </table:table-cell>
          <table:table-cell office:value-type="float" office:value="17" table:style-name="ce7">
            <text:p>17</text:p>
          </table:table-cell>
          <table:table-cell office:value-type="percentage" office:value="0.21794871794871795" table:style-name="ce50">
            <text:p>21,8%</text:p>
          </table:table-cell>
          <table:table-cell office:value-type="float" office:value="168" table:style-name="ce7">
            <text:p>168</text:p>
          </table:table-cell>
          <table:table-cell office:value-type="percentage" office:value="0.59363957597173145" table:style-name="ce50">
            <text:p>59,4%</text:p>
          </table:table-cell>
          <table:table-cell office:value-type="float" office:value="394" table:style-name="ce7">
            <text:p>394</text:p>
          </table:table-cell>
          <table:table-cell office:value-type="percentage" office:value="0.45391705069124422" table:style-name="ce50">
            <text:p>45,4%</text:p>
          </table:table-cell>
          <table:table-cell office:value-type="float" office:value="448" table:style-name="ce7">
            <text:p>448</text:p>
          </table:table-cell>
          <table:table-cell office:value-type="percentage" office:value="0.24806201550387597" table:style-name="ce50">
            <text:p>24,8%</text:p>
          </table:table-cell>
          <table:table-cell office:value-type="float" office:value="387" table:style-name="ce7">
            <text:p>387</text:p>
          </table:table-cell>
          <table:table-cell office:value-type="percentage" office:value="0.17503392130257803" table:style-name="ce50">
            <text:p>17,5%</text:p>
          </table:table-cell>
          <table:table-cell office:value-type="float" office:value="327" table:style-name="ce7">
            <text:p>327</text:p>
          </table:table-cell>
          <table:table-cell office:value-type="percentage" office:value="0.16515151515151516" table:style-name="ce50">
            <text:p>16,5%</text:p>
          </table:table-cell>
          <table:table-cell office:value-type="float" office:value="645" table:style-name="ce7">
            <text:p>645</text:p>
          </table:table-cell>
          <table:table-cell office:value-type="percentage" office:value="0.14494382022471911" table:style-name="ce50">
            <text:p>14,5%</text:p>
          </table:table-cell>
          <table:table-cell office:value-type="string" table:style-name="ce7">
            <text:p>-</text:p>
          </table:table-cell>
          <table:table-cell office:value-type="string" table:style-name="ce50">
            <text:p>-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Totales</text:p>
          </table:table-cell>
          <table:table-cell office:value-type="float" office:value="6274327" table:style-name="ce65">
            <text:p>6.274.327</text:p>
          </table:table-cell>
          <table:table-cell office:value-type="percentage" office:value="0.91532903663649134" table:style-name="ce66">
            <text:p>91,53%</text:p>
          </table:table-cell>
          <table:table-cell office:value-type="float" office:value="4708644" table:style-name="ce65">
            <text:p>4.708.644</text:p>
          </table:table-cell>
          <table:table-cell office:value-type="percentage" office:value="0.89470064974733099" table:style-name="ce66">
            <text:p>89,47%</text:p>
          </table:table-cell>
          <table:table-cell office:value-type="float" office:value="4687114" table:style-name="ce65">
            <text:p>4.687.114</text:p>
          </table:table-cell>
          <table:table-cell office:value-type="percentage" office:value="0.70013071676734195" table:style-name="ce66">
            <text:p>70,01%</text:p>
          </table:table-cell>
          <table:table-cell office:value-type="float" office:value="3372270" table:style-name="ce65">
            <text:p>3.372.270</text:p>
          </table:table-cell>
          <table:table-cell office:value-type="percentage" office:value="0.48092010962161091" table:style-name="ce66">
            <text:p>48,09%</text:p>
          </table:table-cell>
          <table:table-cell office:value-type="float" office:value="1256686" table:style-name="ce65">
            <text:p>1.256.686</text:p>
          </table:table-cell>
          <table:table-cell office:value-type="percentage" office:value="0.25316127763763469" table:style-name="ce66">
            <text:p>25,32%</text:p>
          </table:table-cell>
          <table:table-cell office:value-type="float" office:value="573273" table:style-name="ce65">
            <text:p>573.273</text:p>
          </table:table-cell>
          <table:table-cell office:value-type="percentage" office:value="0.14115414522252093" table:style-name="ce66">
            <text:p>14,12%</text:p>
          </table:table-cell>
          <table:table-cell office:value-type="float" office:value="1417160" table:style-name="ce65">
            <text:p>1.417.160</text:p>
          </table:table-cell>
          <table:table-cell office:value-type="percentage" office:value="0.7148607666961927" table:style-name="ce66">
            <text:p>71,49%</text:p>
          </table:table-cell>
          <table:table-cell office:value-type="float" office:value="4011394" table:style-name="ce65">
            <text:p>4.011.394</text:p>
          </table:table-cell>
          <table:table-cell office:value-type="percentage" office:value="0.83017603549683572" table:style-name="ce66">
            <text:p>83,02%</text:p>
          </table:table-cell>
          <table:table-cell table:number-columns-repeated="16367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7"/>
          <table:table-cell table:style-name="ce1"/>
          <table:table-cell table:style-name="ce67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5-11_años" table:style-name="ta2">
        <table:table-column table:style-name="co4" table:number-columns-repeated="16384" table:default-cell-style-name="ce1"/>
        <table:table-row table:style-name="ro13">
          <table:table-cell table:number-columns-spanned="1" table:number-rows-spanned="2" table:style-name="ce88"/>
          <table:table-cell office:value-type="string" table:number-columns-spanned="1" table:number-rows-spanned="2" table:style-name="ce89">
            <text:p>Población a vacunar 5-11 años</text:p>
          </table:table-cell>
          <table:table-cell office:value-type="string" table:number-columns-spanned="1" table:number-rows-spanned="2" table:style-name="ce89">
            <text:p>Nº Personas con al menos 1 dosis</text:p>
          </table:table-cell>
          <table:table-cell office:value-type="string" table:number-columns-spanned="1" table:number-rows-spanned="2" table:style-name="ce89">
            <text:p>% Personas con al menos 1 dosis</text:p>
          </table:table-cell>
          <table:table-cell office:value-type="string" table:number-columns-spanned="1" table:number-rows-spanned="2" table:style-name="ce89">
            <text:p>Fecha de la última vacuna registrada<text:s/><text:span text:style-name="T3">(2)</text:span></text:p>
          </table:table-cell>
          <table:table-cell table:number-columns-repeated="16379" table:style-name="ce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table-cell table:number-columns-repeated="16379" table:style-name="ce1"/>
        </table:table-row>
        <table:table-row table:style-name="ro5">
          <table:table-cell office:value-type="string" table:style-name="ce72">
            <text:p>Andalucía</text:p>
          </table:table-cell>
          <table:table-cell office:value-type="float" office:value="625633" table:style-name="ce73">
            <text:p>625.633</text:p>
          </table:table-cell>
          <table:table-cell office:value-type="float" office:value="392108" table:style-name="ce73">
            <text:p>392.108</text:p>
          </table:table-cell>
          <table:table-cell office:value-type="percentage" office:value="0.62673803971337827" table:style-name="ce74">
            <text:p>62,67%</text:p>
          </table:table-cell>
          <table:table-cell office:value-type="date" office:date-value="2022-01-27T00:00:00" table:style-name="ce75">
            <text:p>27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Aragón</text:p>
          </table:table-cell>
          <table:table-cell office:value-type="float" office:value="89551" table:style-name="ce77">
            <text:p>89.551</text:p>
          </table:table-cell>
          <table:table-cell office:value-type="float" office:value="47499" table:style-name="ce77">
            <text:p>47.499</text:p>
          </table:table-cell>
          <table:table-cell office:value-type="percentage" office:value="0.53041283737758371" table:style-name="ce78">
            <text:p>53,04%</text:p>
          </table:table-cell>
          <table:table-cell office:value-type="date" office:date-value="2022-01-27T00:00:00" table:style-name="ce79">
            <text:p>27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Asturias<text:s/></text:p>
          </table:table-cell>
          <table:table-cell office:value-type="float" office:value="53486" table:style-name="ce77">
            <text:p>53.486</text:p>
          </table:table-cell>
          <table:table-cell office:value-type="float" office:value="38633" table:style-name="ce77">
            <text:p>38.633</text:p>
          </table:table-cell>
          <table:table-cell office:value-type="percentage" office:value="0.72230116292113822" table:style-name="ce78">
            <text:p>72,23%</text:p>
          </table:table-cell>
          <table:table-cell office:value-type="date" office:date-value="2022-01-27T00:00:00" table:style-name="ce79">
            <text:p>27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Baleares</text:p>
          </table:table-cell>
          <table:table-cell office:value-type="float" office:value="84404" table:style-name="ce77">
            <text:p>84.404</text:p>
          </table:table-cell>
          <table:table-cell office:value-type="float" office:value="27590" table:style-name="ce77">
            <text:p>27.590</text:p>
          </table:table-cell>
          <table:table-cell office:value-type="percentage" office:value="0.3268802426425288" table:style-name="ce78">
            <text:p>32,69%</text:p>
          </table:table-cell>
          <table:table-cell office:value-type="date" office:date-value="2022-01-27T00:00:00" table:style-name="ce79">
            <text:p>27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anarias</text:p>
          </table:table-cell>
          <table:table-cell office:value-type="float" office:value="133490" table:style-name="ce77">
            <text:p>133.490</text:p>
          </table:table-cell>
          <table:table-cell office:value-type="float" office:value="67204" table:style-name="ce77">
            <text:p>67.204</text:p>
          </table:table-cell>
          <table:table-cell office:value-type="percentage" office:value="0.50343845980972357" table:style-name="ce78">
            <text:p>50,34%</text:p>
          </table:table-cell>
          <table:table-cell office:value-type="date" office:date-value="2022-01-26T00:00:00" table:style-name="ce79">
            <text:p>26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antabria</text:p>
          </table:table-cell>
          <table:table-cell office:value-type="float" office:value="36806" table:style-name="ce77">
            <text:p>36.806</text:p>
          </table:table-cell>
          <table:table-cell office:value-type="float" office:value="22270" table:style-name="ce77">
            <text:p>22.270</text:p>
          </table:table-cell>
          <table:table-cell office:value-type="percentage" office:value="0.60506439167527037" table:style-name="ce78">
            <text:p>60,51%</text:p>
          </table:table-cell>
          <table:table-cell office:value-type="date" office:date-value="2022-01-25T00:00:00" table:style-name="ce79">
            <text:p>25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astilla y León</text:p>
          </table:table-cell>
          <table:table-cell office:value-type="float" office:value="136938" table:style-name="ce77">
            <text:p>136.938</text:p>
          </table:table-cell>
          <table:table-cell office:value-type="float" office:value="91909" table:style-name="ce77">
            <text:p>91.909</text:p>
          </table:table-cell>
          <table:table-cell office:value-type="percentage" office:value="0.6711723553725043" table:style-name="ce78">
            <text:p>67,12%</text:p>
          </table:table-cell>
          <table:table-cell office:value-type="date" office:date-value="2022-01-27T00:00:00" table:style-name="ce79">
            <text:p>27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14">
          <table:table-cell office:value-type="string" table:style-name="ce76">
            <text:p>Castilla - La Mancha</text:p>
          </table:table-cell>
          <table:table-cell office:value-type="float" office:value="147544" table:style-name="ce77">
            <text:p>147.544</text:p>
          </table:table-cell>
          <table:table-cell office:value-type="float" office:value="89467" table:style-name="ce77">
            <text:p>89.467</text:p>
          </table:table-cell>
          <table:table-cell office:value-type="percentage" office:value="0.60637504744347448" table:style-name="ce78">
            <text:p>60,64%</text:p>
          </table:table-cell>
          <table:table-cell office:value-type="date" office:date-value="2022-01-27T00:00:00" table:style-name="ce79">
            <text:p>27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ataluña</text:p>
          </table:table-cell>
          <table:table-cell office:value-type="float" office:value="559033" table:style-name="ce77">
            <text:p>559.033</text:p>
          </table:table-cell>
          <table:table-cell office:value-type="float" office:value="216925" table:style-name="ce77">
            <text:p>216.925</text:p>
          </table:table-cell>
          <table:table-cell office:value-type="percentage" office:value="0.38803612666872977" table:style-name="ce78">
            <text:p>38,80%</text:p>
          </table:table-cell>
          <table:table-cell office:value-type="date" office:date-value="2022-01-27T00:00:00" table:style-name="ce79">
            <text:p>27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. Valenciana</text:p>
          </table:table-cell>
          <table:table-cell office:value-type="float" office:value="352220" table:style-name="ce77">
            <text:p>352.220</text:p>
          </table:table-cell>
          <table:table-cell office:value-type="float" office:value="220876" table:style-name="ce77">
            <text:p>220.876</text:p>
          </table:table-cell>
          <table:table-cell office:value-type="percentage" office:value="0.62709670092555791" table:style-name="ce78">
            <text:p>62,71%</text:p>
          </table:table-cell>
          <table:table-cell office:value-type="date" office:date-value="2022-01-27T00:00:00" table:style-name="ce79">
            <text:p>27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Extremadura</text:p>
          </table:table-cell>
          <table:table-cell office:value-type="float" office:value="67546" table:style-name="ce77">
            <text:p>67.546</text:p>
          </table:table-cell>
          <table:table-cell office:value-type="float" office:value="47099" table:style-name="ce77">
            <text:p>47.099</text:p>
          </table:table-cell>
          <table:table-cell office:value-type="percentage" office:value="0.69728777425754296" table:style-name="ce78">
            <text:p>69,73%</text:p>
          </table:table-cell>
          <table:table-cell office:value-type="date" office:date-value="2022-01-27T00:00:00" table:style-name="ce79">
            <text:p>27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Galicia*</text:p>
          </table:table-cell>
          <table:table-cell office:value-type="float" office:value="153059" table:style-name="ce77">
            <text:p>153.059</text:p>
          </table:table-cell>
          <table:table-cell office:value-type="float" office:value="124678" table:style-name="ce77">
            <text:p>124.678</text:p>
          </table:table-cell>
          <table:table-cell office:value-type="percentage" office:value="0.81457477182001714" table:style-name="ce78">
            <text:p>81,46%</text:p>
          </table:table-cell>
          <table:table-cell office:value-type="date" office:date-value="2022-01-27T00:00:00" table:style-name="ce79">
            <text:p>27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La Rioja</text:p>
          </table:table-cell>
          <table:table-cell office:value-type="float" office:value="21936" table:style-name="ce77">
            <text:p>21.936</text:p>
          </table:table-cell>
          <table:table-cell office:value-type="float" office:value="13554" table:style-name="ce77">
            <text:p>13.554</text:p>
          </table:table-cell>
          <table:table-cell office:value-type="percentage" office:value="0.61788840262582057" table:style-name="ce78">
            <text:p>61,79%</text:p>
          </table:table-cell>
          <table:table-cell office:value-type="date" office:date-value="2022-01-27T00:00:00" table:style-name="ce79">
            <text:p>27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Madrid</text:p>
          </table:table-cell>
          <table:table-cell office:value-type="float" office:value="491254" table:style-name="ce77">
            <text:p>491.254</text:p>
          </table:table-cell>
          <table:table-cell office:value-type="float" office:value="218004" table:style-name="ce77">
            <text:p>218.004</text:p>
          </table:table-cell>
          <table:table-cell office:value-type="percentage" office:value="0.44377043240360387" table:style-name="ce78">
            <text:p>44,38%</text:p>
          </table:table-cell>
          <table:table-cell office:value-type="date" office:date-value="2022-01-27T00:00:00" table:style-name="ce79">
            <text:p>27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Murcia<text:s text:c="2"/></text:p>
          </table:table-cell>
          <table:table-cell office:value-type="float" office:value="120647" table:style-name="ce77">
            <text:p>120.647</text:p>
          </table:table-cell>
          <table:table-cell office:value-type="float" office:value="62669" table:style-name="ce77">
            <text:p>62.669</text:p>
          </table:table-cell>
          <table:table-cell office:value-type="percentage" office:value="0.519441013866901" table:style-name="ce78">
            <text:p>51,94%</text:p>
          </table:table-cell>
          <table:table-cell office:value-type="date" office:date-value="2022-01-27T00:00:00" table:style-name="ce79">
            <text:p>27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Navarra<text:s/></text:p>
          </table:table-cell>
          <table:table-cell office:value-type="float" office:value="48816" table:style-name="ce77">
            <text:p>48.816</text:p>
          </table:table-cell>
          <table:table-cell office:value-type="float" office:value="25246" table:style-name="ce77">
            <text:p>25.246</text:p>
          </table:table-cell>
          <table:table-cell office:value-type="percentage" office:value="0.51716650278597176" table:style-name="ce78">
            <text:p>51,72%</text:p>
          </table:table-cell>
          <table:table-cell office:value-type="date" office:date-value="2022-01-27T00:00:00" table:style-name="ce79">
            <text:p>27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País Vasco</text:p>
          </table:table-cell>
          <table:table-cell office:value-type="float" office:value="147320" table:style-name="ce77">
            <text:p>147.320</text:p>
          </table:table-cell>
          <table:table-cell office:value-type="float" office:value="77784" table:style-name="ce77">
            <text:p>77.784</text:p>
          </table:table-cell>
          <table:table-cell office:value-type="percentage" office:value="0.52799348357317399" table:style-name="ce78">
            <text:p>52,80%</text:p>
          </table:table-cell>
          <table:table-cell office:value-type="date" office:date-value="2022-01-27T00:00:00" table:style-name="ce79">
            <text:p>27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Ceuta</text:p>
          </table:table-cell>
          <table:table-cell office:value-type="float" office:value="7952" table:style-name="ce77">
            <text:p>7.952</text:p>
          </table:table-cell>
          <table:table-cell office:value-type="float" office:value="2775" table:style-name="ce77">
            <text:p>2.775</text:p>
          </table:table-cell>
          <table:table-cell office:value-type="percentage" office:value="0.34896881287726356" table:style-name="ce78">
            <text:p>34,90%</text:p>
          </table:table-cell>
          <table:table-cell office:value-type="date" office:date-value="2022-01-27T00:00:00" table:style-name="ce79">
            <text:p>27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6">
            <text:p>Melilla</text:p>
          </table:table-cell>
          <table:table-cell office:value-type="float" office:value="9776" table:style-name="ce77">
            <text:p>9.776</text:p>
          </table:table-cell>
          <table:table-cell office:value-type="float" office:value="2909" table:style-name="ce77">
            <text:p>2.909</text:p>
          </table:table-cell>
          <table:table-cell office:value-type="percentage" office:value="0.29756546644844517" table:style-name="ce78">
            <text:p>29,76%</text:p>
          </table:table-cell>
          <table:table-cell office:value-type="date" office:date-value="2022-01-27T00:00:00" table:style-name="ce79">
            <text:p>27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14">
          <table:table-cell office:value-type="string" table:style-name="ce76">
            <text:p>Fuerzas Armadas*</text:p>
          </table:table-cell>
          <table:table-cell office:value-type="string" table:style-name="ce80">
            <text:p>-</text:p>
          </table:table-cell>
          <table:table-cell office:value-type="float" office:value="0" table:style-name="ce80">
            <text:p>0</text:p>
          </table:table-cell>
          <table:table-cell office:value-type="string" table:style-name="ce80">
            <text:p>-</text:p>
          </table:table-cell>
          <table:table-cell office:value-type="date" office:date-value="2022-01-26T00:00:00" table:style-name="ce79">
            <text:p>26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81">
            <text:p>Sanidad Exterior</text:p>
          </table:table-cell>
          <table:table-cell office:value-type="string" table:style-name="ce82">
            <text:p>-</text:p>
          </table:table-cell>
          <table:table-cell office:value-type="float" office:value="0" table:style-name="ce82">
            <text:p>0</text:p>
          </table:table-cell>
          <table:table-cell office:value-type="string" table:style-name="ce82">
            <text:p>-</text:p>
          </table:table-cell>
          <table:table-cell office:value-type="date" office:date-value="2022-01-27T00:00:00" table:style-name="ce83">
            <text:p>27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84">
            <text:p>Totales</text:p>
          </table:table-cell>
          <table:table-cell office:value-type="float" office:value="3287411" table:style-name="ce85">
            <text:p>3.287.411</text:p>
          </table:table-cell>
          <table:table-cell office:value-type="float" office:value="1789199" table:style-name="ce85">
            <text:p>1.789.199</text:p>
          </table:table-cell>
          <table:table-cell office:value-type="percentage" office:value="0.54425777610405268" table:style-name="ce86">
            <text:p>54,43%</text:p>
          </table:table-cell>
          <table:table-cell table:style-name="ce87"/>
          <table:table-cell table:number-columns-repeated="6" table:style-name="ce1"/>
          <table:table-cell table:style-name="ce67"/>
          <table:table-cell table:number-columns-repeated="16372"/>
        </table:table-row>
        <table:table-row table:number-rows-repeated="104855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1-28T15:42:32Z</dc:date>
  </office:meta>
</office:document-meta>
</file>